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9654in"/>
    </style:style>
    <style:style style:name="co5" style:family="table-column">
      <style:table-column-properties fo:break-before="auto" style:column-width="0.2354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5362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2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17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75in"/>
    </style:style>
    <style:style style:name="co17" style:family="table-column">
      <style:table-column-properties fo:break-before="auto" style:column-width="2.0508in"/>
    </style:style>
    <style:style style:name="co18" style:family="table-column">
      <style:table-column-properties fo:break-before="auto" style:column-width="1.622in"/>
    </style:style>
    <style:style style:name="co19" style:family="table-column">
      <style:table-column-properties fo:break-before="auto" style:column-width="1.5008in"/>
    </style:style>
    <style:style style:name="co20" style:family="table-column">
      <style:table-column-properties fo:break-before="auto" style:column-width="1.061in"/>
    </style:style>
    <style:style style:name="co21" style:family="table-column">
      <style:table-column-properties fo:break-before="auto" style:column-width="1.3398in"/>
    </style:style>
    <style:style style:name="co22" style:family="table-column">
      <style:table-column-properties fo:break-before="auto" style:column-width="0.9783in"/>
    </style:style>
    <style:style style:name="co23" style:family="table-column">
      <style:table-column-properties fo:break-before="auto" style:column-width="0.9217in"/>
    </style:style>
    <style:style style:name="co24" style:family="table-column">
      <style:table-column-properties fo:break-before="auto" style:column-width="1.6291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8791in"/>
    </style:style>
    <style:style style:name="co27" style:family="table-column">
      <style:table-column-properties fo:break-before="auto" style:column-width="2.1654in"/>
    </style:style>
    <style:style style:name="co28" style:family="table-column">
      <style:table-column-properties fo:break-before="auto" style:column-width="2.3083in"/>
    </style:style>
    <style:style style:name="co29" style:family="table-column">
      <style:table-column-properties fo:break-before="auto" style:column-width="1.72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1.1217in"/>
    </style:style>
    <style:style style:name="co33" style:family="table-column">
      <style:table-column-properties fo:break-before="auto" style:column-width="1.05in"/>
    </style:style>
    <style:style style:name="co34" style:family="table-column">
      <style:table-column-properties fo:break-before="auto" style:column-width="1.0929in"/>
    </style:style>
    <style:style style:name="co35" style:family="table-column">
      <style:table-column-properties fo:break-before="auto" style:column-width="0.9929in"/>
    </style:style>
    <style:style style:name="co36" style:family="table-column">
      <style:table-column-properties fo:break-before="auto" style:column-width="0.7783in"/>
    </style:style>
    <style:style style:name="co37" style:family="table-column">
      <style:table-column-properties fo:break-before="auto" style:column-width="0.7071in"/>
    </style:style>
    <style:style style:name="co38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8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9pt" style:font-size-asian="9pt" style:font-size-complex="9pt"/>
    </style:style>
    <style:style style:name="ce23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9" style:family="table-cell" style:parent-style-name="Default" style:data-style-name="N124">
      <style:table-cell-properties fo:background-color="#ffbf00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8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1" style:family="table-cell" style:parent-style-name="Default" style:data-style-name="N124">
      <style:table-cell-properties fo:background-color="#d4ea6b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order="0.06pt solid #000000"/>
    </style:style>
    <style:style style:name="ce29" style:family="table-cell" style:parent-style-name="Default" style:data-style-name="N130"/>
    <style:style style:name="ce24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30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130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27" style:family="table-cell" style:parent-style-name="Default" style:data-style-name="N130">
      <style:table-cell-properties fo:background-color="#d4ea6b" fo:border="0.06pt solid #000000"/>
    </style:style>
    <style:style style:name="ce47" style:family="table-cell" style:parent-style-name="Default" style:data-style-name="N130">
      <style:table-cell-properties fo:border="0.06pt solid #000000"/>
    </style:style>
    <style:style style:name="ce48" style:family="table-cell" style:parent-style-name="Default" style:data-style-name="N1"/>
    <style:style style:name="ce49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1" style:family="table-cell" style:parent-style-name="Default" style:data-style-name="N1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52" style:family="table-cell" style:parent-style-name="Default" style:data-style-name="N1">
      <style:table-cell-properties fo:background-color="#d4ea6b" fo:border="0.06pt solid #000000"/>
    </style:style>
    <style:style style:name="ce53" style:family="table-cell" style:parent-style-name="Default" style:data-style-name="N1">
      <style:table-cell-properties fo:border="0.06pt solid #000000"/>
    </style:style>
    <style:style style:name="ce54" style:family="table-cell" style:parent-style-name="Default" style:data-style-name="N129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5" style:family="table-cell" style:parent-style-name="Default" style:data-style-name="N129">
      <style:table-cell-properties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33"/>
    <style:style style:name="ce75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32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121">
      <style:table-cell-properties fo:background-color="#fdc578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121">
      <style:table-cell-properties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0" style:family="table-cell" style:parent-style-name="Default" style:data-style-name="N124">
      <style:table-cell-properties fo:background-color="transparent" fo:border="0.06pt solid #000000" fo:padding="0.0555in" style:vertical-align="middle"/>
      <style:text-properties fo:color="#b2b2b2" style:font-name="Bitstream Vera Sans" fo:font-size="9pt" style:font-size-asian="9pt" style:font-size-complex="9pt"/>
    </style:style>
    <style:style style:name="ce79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81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Liberation Sans" fo:font-size="10pt" style:font-size-asian="10pt" style:font-size-complex="10pt"/>
    </style:style>
    <style:style style:name="ce93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 style:data-style-name="N130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95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4" style:family="table-cell" style:parent-style-name="Default" style:data-style-name="N1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98" style:family="table-cell" style:parent-style-name="Default" style:data-style-name="N129">
      <style:table-cell-properties fo:background-color="transparent" fo:border="0.06pt solid #000000" fo:padding="0.0555in"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ext-properties fo:font-weight="normal" style:font-weight-asian="normal" style:font-weight-complex="normal"/>
    </style:style>
    <style:style style:name="ce87" style:family="table-cell" style:parent-style-name="Default" style:data-style-name="N132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121">
      <style:table-cell-properties fo:background-color="transparent" fo:border="0.06pt solid #000000" fo:padding="0.0555in" style:vertical-align="middl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ackground-color="transparent" fo:border="0.06pt solid #000000" fo:padding="0.0555in" style:vertical-align="middle"/>
      <style:text-properties style:font-name="Bitstream Vera Sans" fo:font-size="9pt" style:font-size-asian="9pt" style:font-size-complex="9pt"/>
    </style:style>
    <style:style style:name="ce110" style:family="table-cell" style:parent-style-name="Default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06pt solid #000000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 style:data-style-name="N124">
      <style:table-cell-properties fo:border-bottom="0.99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19" style:family="table-cell" style:parent-style-name="Default" style:data-style-name="N124">
      <style:table-cell-properties fo:border-bottom="0.06pt solid #000000" fo:border-left="0.06pt solid #000000" fo:padding="0.0555in" fo:border-right="0.99pt solid #000000" fo:border-top="0.99pt solid #000000" style:vertical-align="middle"/>
      <style:text-properties fo:color="#ce181e" style:font-name="Bitstream Vera Sans" fo:font-size="11pt" style:font-size-asian="11pt" style:font-size-complex="11pt"/>
    </style:style>
    <style:style style:name="ce120" style:family="table-cell" style:parent-style-name="Default" style:data-style-name="N124">
      <style:table-cell-properties fo:border="0.06pt solid #000000" fo:padding="0.0555in" style:vertical-align="middle"/>
      <style:text-properties fo:color="#000000" style:font-name="Bitstream Vera Sans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 style:data-style-name="N124">
      <style:table-cell-properties fo:border="0.06pt solid #000000" fo:padding="0.0555in" style:vertical-align="middle"/>
      <style:text-properties fo:color="#ce181e" style:font-name="Bitstream Vera Sans" fo:font-size="11pt" style:font-size-asian="11pt" style:font-size-complex="11pt"/>
    </style:style>
    <style:style style:name="ce122" style:family="table-cell" style:parent-style-name="Default" style:data-style-name="N124">
      <style:table-cell-properties fo:border-bottom="0.99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23" style:family="table-cell" style:parent-style-name="Default" style:data-style-name="N124">
      <style:table-cell-properties fo:background-color="#cccccc" fo:border="0.99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4" style:family="table-cell" style:parent-style-name="Default" style:data-style-name="N124">
      <style:table-cell-properties fo:border-bottom="0.06pt solid #000000" fo:background-color="#cccccc" fo:border-left="0.99pt solid #000000" fo:padding="0.0555in" fo:border-right="0.99pt solid #000000" fo:border-top="0.99pt solid #000000" style:vertical-align="middle"/>
      <style:text-properties fo:color="#000000" style:font-name="Bitstream Vera Sans" fo:font-size="11pt" style:font-size-asian="11pt" style:font-size-complex="11pt"/>
    </style:style>
    <style:style style:name="ce125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26" style:family="table-cell" style:parent-style-name="Default" style:data-style-name="N124">
      <style:table-cell-properties fo:background-color="#cccccc" fo:border="0.06pt solid #000000" fo:padding="0.0555in" style:vertical-align="middle"/>
      <style:text-properties fo:color="#000000" style:font-name="Bitstream Vera Sans" fo:font-size="11pt" style:font-size-asian="11pt" style:font-size-complex="11pt"/>
    </style:style>
    <style:style style:name="ce127" style:family="table-cell" style:parent-style-name="Default" style:data-style-name="N124">
      <style:table-cell-properties fo:background-color="#bbe33d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28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29" style:family="table-cell" style:parent-style-name="Default" style:data-style-name="N124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0" style:family="table-cell" style:parent-style-name="Default" style:data-style-name="N124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31" style:family="table-cell" style:parent-style-name="Default" style:data-style-name="N124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32" style:family="table-cell" style:parent-style-name="Default" style:data-style-name="N124">
      <style:table-cell-properties fo:background-color="transparent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3" style:family="table-cell" style:parent-style-name="Default" style:data-style-name="N124">
      <style:table-cell-properties fo:background-color="#bbe33d" fo:border="0.06pt solid #000000" fo:padding="0.0555in" style:vertical-align="middle"/>
      <style:text-properties style:font-name="Liberation Sans" fo:font-size="11pt" style:font-size-asian="11pt" style:font-size-complex="11pt"/>
    </style:style>
    <style:style style:name="ce134" style:family="table-cell" style:parent-style-name="Default">
      <style:text-properties style:text-outline="true"/>
    </style:style>
    <style:style style:name="ce135" style:family="table-cell" style:parent-style-name="Default" style:data-style-name="N124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style:font-size-asian="11pt" style:font-size-complex="11pt"/>
    </style:style>
    <style:style style:name="ce136" style:family="table-cell" style:parent-style-name="Default" style:data-style-name="N124">
      <style:table-cell-properties fo:background-color="#ffff00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37" style:family="table-cell" style:parent-style-name="Default">
      <style:text-properties fo:font-size="11pt" style:font-size-asian="11pt" style:font-size-complex="11pt"/>
    </style:style>
    <style:style style:name="ce138" style:family="table-cell" style:parent-style-name="Default" style:data-style-name="N130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 style:data-style-name="N124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130">
      <style:table-cell-properties fo:background-color="transparent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130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124">
      <style:table-cell-properties fo:background-color="#ffe994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5" style:family="table-cell" style:parent-style-name="Default" style:data-style-name="N1">
      <style:table-cell-properties fo:border-bottom="0.06pt solid #000000" fo:background-color="#bbe33d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 style:data-style-name="N1">
      <style:table-cell-properties fo:background-color="transparent" fo:border="0.99pt solid #000000" fo:padding="0.0555in" style:vertical-align="middle"/>
      <style:text-properties style:font-name="Bitstream Vera Sans" fo:font-size="11pt" style:font-size-asian="11pt" style:font-size-complex="11pt"/>
    </style:style>
    <style:style style:name="ce147" style:family="table-cell" style:parent-style-name="Default" style:data-style-name="N1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style:font-size-asian="11pt" style:font-size-complex="11pt"/>
    </style:style>
    <style:style style:name="ce148" style:family="table-cell" style:parent-style-name="Default" style:data-style-name="N1">
      <style:table-cell-properties fo:background-color="#bbe33d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49" style:family="table-cell" style:parent-style-name="Default" style:data-style-name="N129">
      <style:table-cell-properties fo:border-bottom="0.06pt solid #000000" fo:background-color="#ffe994" fo:border-left="0.99pt solid #000000" fo:padding="0.0555in" fo:border-right="0.99pt solid #000000" fo:border-top="0.06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 style:data-style-name="N129">
      <style:table-cell-properties fo:background-color="transparent" fo:border="0.99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1" style:family="table-cell" style:parent-style-name="Default" style:data-style-name="N129">
      <style:table-cell-properties fo:border-bottom="0.06pt solid #000000" fo:background-color="transparent" fo:border-left="0.99pt solid #000000" fo:padding="0.0555in" fo:border-right="0.99pt solid #000000" fo:border-top="0.99pt solid #000000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2" style:family="table-cell" style:parent-style-name="Default" style:data-style-name="N129">
      <style:table-cell-properties fo:background-color="#ffe994" fo:border="0.06pt solid #000000" fo:padding="0.0555in" style:vertical-align="middl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ce15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54" style:family="table-cell" style:parent-style-name="Default" style:data-style-name="N133">
      <style:table-cell-properties fo:background-color="#b2b2b2" style:text-align-source="fix" style:repeat-content="false" fo:border="0.06pt solid #000000" fo:padding="0.0555in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132">
      <style:table-cell-properties fo:border-bottom="0.99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 style:data-style-name="N132">
      <style:table-cell-properties fo:background-color="#ffff00" fo:border="0.99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7" style:family="table-cell" style:parent-style-name="Default" style:data-style-name="N132">
      <style:table-cell-properties fo:border-bottom="0.06pt solid #000000" fo:background-color="#ffff00" fo:border-left="0.99pt solid #000000" fo:padding="0.0555in" fo:border-right="0.99pt solid #000000" fo:border-top="0.99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 style:data-style-name="N132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bbe33d" fo:border="0.06pt solid #000000" fo:padding="0.0555in" style:vertical-align="middle"/>
      <style:text-properties style:font-name="Bitstream Vera Sans" fo:font-size="11pt" style:font-size-asian="11pt" style:font-size-complex="11pt"/>
    </style:style>
    <style:style style:name="ce160" style:family="table-cell" style:parent-style-name="Default" style:data-style-name="N121">
      <style:table-cell-properties fo:border-bottom="0.06pt solid #000000" fo:background-color="#ffff00" fo:border-left="0.99pt solid #000000" fo:padding="0.0555in" fo:border-right="0.99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fo:background-color="#ffff00" fo:border-left="none" fo:border-right="none" fo:border-top="none"/>
      <style:text-properties fo:font-size="11pt" style:font-size-asian="11pt" style:font-size-complex="11pt"/>
    </style:style>
    <style:style style:name="ce163" style:family="table-cell" style:parent-style-name="Default" style:data-style-name="N121">
      <style:table-cell-properties fo:background-color="#ffff00" fo:border="0.06pt solid #000000" fo:padding="0.0555in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 style:data-style-name="N121">
      <style:table-cell-properties fo:border-bottom="0.06pt solid #000000" fo:background-color="#ffff00" fo:border-left="0.99pt solid #000000" fo:padding="0.0555in" fo:border-right="0.06pt solid #000000" fo:border-top="0.06pt solid #000000" style:vertical-align="middle"/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fo:border-bottom="none" fo:background-color="#ffff00" fo:border-left="none" fo:border-right="0.06pt solid #000000" fo:border-top="none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fo:background-color="#ffff00" fo:border-left="none" fo:border-right="0.06pt solid #000000" fo:border-top="none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025" calcext:value-type="float">
            <text:p>0.000000</text:p>
          </table:table-cell>
          <table:table-cell table:style-name="ce41" table:formula="of:=[.E5]/[.$G$5]*[.$H$5]/1000000" office:value-type="float" office:value="0.0000000131195280084203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025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03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091638" calcext:value-type="float">
            <text:p>0.000000</text:p>
          </table:table-cell>
          <table:table-cell table:style-name="ce41" table:formula="of:=[.E9]/[.$G$9]*[.$H$9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091638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682904" calcext:value-type="float">
            <text:p>0.000000</text:p>
          </table:table-cell>
          <table:table-cell table:style-name="ce41" table:formula="of:=[.D11]/[.$G$9]*[.$H$9]/1000000" office:value-type="float" office:value="0.000000000016572610622818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091638" calcext:value-type="float">
            <text:p>0.000000</text:p>
          </table:table-cell>
          <table:table-cell table:style-name="ce41" table:formula="of:=[.E13]/[.$G$13]*[.$H$13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091638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682904" calcext:value-type="float">
            <text:p>0.000000</text:p>
          </table:table-cell>
          <table:table-cell table:style-name="ce41" table:formula="of:=[.D15]/[.$G$13]*[.$H$13]/1000000" office:value-type="float" office:value="0.000000000016572610622818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091638" calcext:value-type="float">
            <text:p>0.000000</text:p>
          </table:table-cell>
          <table:table-cell table:style-name="ce41" table:formula="of:=[.E17]/[.$G$17]*[.$H$17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091638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682904" calcext:value-type="float">
            <text:p>0.000000</text:p>
          </table:table-cell>
          <table:table-cell table:style-name="ce41" table:formula="of:=[.D19]/[.$G$17]*[.$H$17]/1000000" office:value-type="float" office:value="0.000000000016572610622818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446" calcext:value-type="float">
            <text:p>0.000000</text:p>
          </table:table-cell>
          <table:table-cell table:style-name="ce41" table:formula="of:=[.E29]/[.$G$29]*[.$H$29]/1000000" office:value-type="float" office:value="0.00000000811089485863196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446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196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5749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5749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0997005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0997005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19591" calcext:value-type="float">
            <text:p>0.000000</text:p>
          </table:table-cell>
          <table:table-cell table:style-name="ce41" table:formula="of:=[.E37]/[.$G$37]*[.$H$37]/1000000" office:value-type="float" office:value="0.00000000137051110067871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19591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7871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3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3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AD RUNNER 300LT" table:style-name="ta1"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23" office:value-type="float" office:value="2910138138624" calcext:value-type="float">
            <text:p>2,910,138,138,624.000000</text:p>
          </table:table-cell>
          <table:table-cell table:style-name="ce23" office:value-type="float" office:value="30973960192" calcext:value-type="float">
            <text:p>30,973,960,192.000000</text:p>
          </table:table-cell>
          <table:table-cell table:style-name="ce23" office:value-type="float" office:value="58077327360" calcext:value-type="float">
            <text:p>58,077,327,360.000000</text:p>
          </table:table-cell>
          <table:table-cell table:style-name="ce23" office:value-type="float" office:value="103365744" calcext:value-type="float" table:number-columns-spanned="1" table:number-rows-spanned="3">
            <text:p>103,365,744.000000</text:p>
          </table:table-cell>
          <table:table-cell table:style-name="ce23" table:formula="of:=[.E3]*[.H3]" office:value-type="float" office:value="103365744" calcext:value-type="float" table:number-columns-spanned="1" table:number-rows-spanned="3">
            <text:p>103,365,744.000000</text:p>
          </table:table-cell>
          <table:table-cell table:style-name="ce25" table:formula="of:=[.I3]/[.H3]" office:value-type="float" office:value="61.0146177538916" calcext:value-type="float" table:number-columns-spanned="1" table:number-rows-spanned="3">
            <text:p>61.0146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]/[.$G$38])*[.$G$37]" office:value-type="float" office:value="61.0146177538916" calcext:value-type="float" table:number-columns-spanned="1" table:number-rows-spanned="3">
            <text:p>61.015</text:p>
          </table:table-cell>
          <table:table-cell table:style-name="ce58" table:formula="of:=[.B3]/[.$E$3]*[.$G$3]/1000000" office:value-type="float" office:value="1.71779314178946" calcext:value-type="float">
            <text:p>1.717793</text:p>
          </table:table-cell>
          <table:table-cell table:style-name="ce58" table:formula="of:=[.C3]/[.$E$3]*[.$G$3]/1000000" office:value-type="float" office:value="0.0182832751771141" calcext:value-type="float">
            <text:p>0.018283</text:p>
          </table:table-cell>
          <table:table-cell table:style-name="ce58" table:formula="of:=[.D3]/[.$E$3]*[.$G$3]/1000000" office:value-type="float" office:value="0.0342818209583828" calcext:value-type="float">
            <text:p>0.034282</text:p>
          </table:table-cell>
          <table:table-cell table:style-name="ce23" office:value-type="float" office:value="-6.10548" calcext:value-type="float" table:number-columns-spanned="1" table:number-rows-spanned="3">
            <text:p>-6.105480</text:p>
          </table:table-cell>
          <table:table-cell table:style-name="ce23" office:value-type="float" office:value="-0.189897" calcext:value-type="float" table:number-columns-spanned="1" table:number-rows-spanned="3">
            <text:p>-0.189897</text:p>
          </table:table-cell>
          <table:table-cell table:style-name="ce23" office:value-type="float" office:value="59.096874" calcext:value-type="float" table:number-columns-spanned="1" table:number-rows-spanned="3">
            <text:p>59.096874</text:p>
          </table:table-cell>
          <table:table-cell table:style-name="ce59" table:formula="of:=[.M3]/1000" office:value-type="float" office:value="-0.00610548" calcext:value-type="float" table:number-columns-spanned="1" table:number-rows-spanned="3">
            <text:p>-0.006</text:p>
          </table:table-cell>
          <table:table-cell table:style-name="ce59" table:formula="of:=[.N3]/1000" office:value-type="float" office:value="-0.000189897" calcext:value-type="float" table:number-columns-spanned="1" table:number-rows-spanned="3">
            <text:p>0.000</text:p>
          </table:table-cell>
          <table:table-cell table:style-name="ce59" table:formula="of:=[.O3]/1000" office:value-type="float" office:value="0.059096874" calcext:value-type="float" table:number-columns-spanned="1" table:number-rows-spanned="3">
            <text:p>0.05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]" office:value-type="float" office:value="30973960192" calcext:value-type="float">
            <text:p>30,973,960,192.000000</text:p>
          </table:table-cell>
          <table:table-cell table:style-name="ce23" office:value-type="float" office:value="7096429445120" calcext:value-type="float">
            <text:p>7,096,429,445,120.000000</text:p>
          </table:table-cell>
          <table:table-cell table:style-name="ce23" office:value-type="float" office:value="-77217144" calcext:value-type="float">
            <text:p>-77,217,144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4]/[.$E$3]*[.$G$3]/1000000" office:value-type="float" office:value="0.0182832751771141" calcext:value-type="float">
            <text:p>0.018283</text:p>
          </table:table-cell>
          <table:table-cell table:style-name="ce58" table:formula="of:=[.C4]/[.$E$3]*[.$G$3]/1000000" office:value-type="float" office:value="4.18887257282701" calcext:value-type="float">
            <text:p>4.188873</text:p>
          </table:table-cell>
          <table:table-cell table:style-name="ce58" table:formula="of:=[.D4]/[.$E$3]*[.$G$3]/1000000" office:value-type="float" office:value="-0.0000455796508871179" calcext:value-type="float">
            <text:p>-0.00004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]" office:value-type="float" office:value="58077327360" calcext:value-type="float">
            <text:p>58,077,327,360.000000</text:p>
          </table:table-cell>
          <table:table-cell table:style-name="ce19" table:formula="of:=[.D4]" office:value-type="float" office:value="-77217144" calcext:value-type="float">
            <text:p>-77,217,144.000000</text:p>
          </table:table-cell>
          <table:table-cell table:style-name="ce23" office:value-type="float" office:value="9229925613568" calcext:value-type="float">
            <text:p>9,229,925,613,56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5]/[.$E$3]*[.$G$3]/1000000" office:value-type="float" office:value="0.0342818209583828" calcext:value-type="float">
            <text:p>0.034282</text:p>
          </table:table-cell>
          <table:table-cell table:style-name="ce58" table:formula="of:=[.C5]/[.$E$3]*[.$G$3]/1000000" office:value-type="float" office:value="-0.0000455796508871179" calcext:value-type="float">
            <text:p>-0.000046</text:p>
          </table:table-cell>
          <table:table-cell table:style-name="ce58" table:formula="of:=[.D5]/[.$E$3]*[.$G$3]/1000000" office:value-type="float" office:value="5.44823034610678" calcext:value-type="float">
            <text:p>5.44823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ase_up</text:p>
          </table:table-cell>
          <table:table-cell table:style-name="ce23" office:value-type="float" office:value="620766298112" calcext:value-type="float">
            <text:p>620,766,298,112.000000</text:p>
          </table:table-cell>
          <table:table-cell table:style-name="ce23" office:value-type="float" office:value="-640721216" calcext:value-type="float">
            <text:p>-640,721,216.000000</text:p>
          </table:table-cell>
          <table:table-cell table:style-name="ce23" office:value-type="float" office:value="176788864" calcext:value-type="float">
            <text:p>176,788,864.000000</text:p>
          </table:table-cell>
          <table:table-cell table:style-name="ce23" office:value-type="float" office:value="37224772" calcext:value-type="float" table:number-columns-spanned="1" table:number-rows-spanned="3">
            <text:p>37,224,772.000000</text:p>
          </table:table-cell>
          <table:table-cell table:style-name="ce23" table:formula="of:=[.E6]*[.H6]" office:value-type="float" office:value="37224772" calcext:value-type="float" table:number-columns-spanned="1" table:number-rows-spanned="3">
            <text:p>37,224,772.000000</text:p>
          </table:table-cell>
          <table:table-cell table:style-name="ce25" table:formula="of:=[.I6]/[.H6]" office:value-type="float" office:value="21.9729975005623" calcext:value-type="float" table:number-columns-spanned="1" table:number-rows-spanned="3">
            <text:p>21.9730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6]/[.$G$38])*[.$G$37]" office:value-type="float" office:value="21.9729975005623" calcext:value-type="float" table:number-columns-spanned="1" table:number-rows-spanned="3">
            <text:p>21.973</text:p>
          </table:table-cell>
          <table:table-cell table:style-name="ce58" table:formula="of:=[.B6]/[.$E$6]*[.$G$6]/1000000" office:value-type="float" office:value="0.366425248134449" calcext:value-type="float">
            <text:p>0.366425</text:p>
          </table:table-cell>
          <table:table-cell table:style-name="ce58" table:formula="of:=[.C6]/[.$E$6]*[.$G$6]/1000000" office:value-type="float" office:value="-0.000378204215131936" calcext:value-type="float">
            <text:p>-0.000378</text:p>
          </table:table-cell>
          <table:table-cell table:style-name="ce58" table:formula="of:=[.D6]/[.$E$6]*[.$G$6]/1000000" office:value-type="float" office:value="0.00010435473632449" calcext:value-type="float">
            <text:p>0.000104</text:p>
          </table:table-cell>
          <table:table-cell table:style-name="ce23" office:value-type="float" office:value="0.087307" calcext:value-type="float" table:number-columns-spanned="1" table:number-rows-spanned="3">
            <text:p>0.087307</text:p>
          </table:table-cell>
          <table:table-cell table:style-name="ce23" office:value-type="float" office:value="-0.047103" calcext:value-type="float" table:number-columns-spanned="1" table:number-rows-spanned="3">
            <text:p>-0.047103</text:p>
          </table:table-cell>
          <table:table-cell table:style-name="ce23" office:value-type="float" office:value="-32.0187" calcext:value-type="float" table:number-columns-spanned="1" table:number-rows-spanned="3">
            <text:p>-32.018700</text:p>
          </table:table-cell>
          <table:table-cell table:style-name="ce59" table:formula="of:=[.M6]/1000" office:value-type="float" office:value="0.000087307" calcext:value-type="float" table:number-columns-spanned="1" table:number-rows-spanned="3">
            <text:p>0.000</text:p>
          </table:table-cell>
          <table:table-cell table:style-name="ce59" table:formula="of:=[.N6]/1000" office:value-type="float" office:value="-0.000047103" calcext:value-type="float" table:number-columns-spanned="1" table:number-rows-spanned="3">
            <text:p>0.000</text:p>
          </table:table-cell>
          <table:table-cell table:style-name="ce59" table:formula="of:=[.O6]/1000" office:value-type="float" office:value="-0.0320187" calcext:value-type="float" table:number-columns-spanned="1" table:number-rows-spanned="3">
            <text:p>-0.03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6]" office:value-type="float" office:value="-640721216" calcext:value-type="float">
            <text:p>-640,721,216.000000</text:p>
          </table:table-cell>
          <table:table-cell table:style-name="ce23" office:value-type="float" office:value="1652131627008" calcext:value-type="float">
            <text:p>1,652,131,627,008.000000</text:p>
          </table:table-cell>
          <table:table-cell table:style-name="ce23" office:value-type="float" office:value="-98456976" calcext:value-type="float">
            <text:p>-98,456,97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7]/[.$E$6]*[.$G$6]/1000000" office:value-type="float" office:value="-0.000378204215131936" calcext:value-type="float">
            <text:p>-0.000378</text:p>
          </table:table-cell>
          <table:table-cell table:style-name="ce58" table:formula="of:=[.C7]/[.$E$6]*[.$G$6]/1000000" office:value-type="float" office:value="0.975218440850269" calcext:value-type="float">
            <text:p>0.975218</text:p>
          </table:table-cell>
          <table:table-cell table:style-name="ce58" table:formula="of:=[.D7]/[.$E$6]*[.$G$6]/1000000" office:value-type="float" office:value="-0.0000581170755743225" calcext:value-type="float">
            <text:p>-0.00005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6]" office:value-type="float" office:value="176788864" calcext:value-type="float">
            <text:p>176,788,864.000000</text:p>
          </table:table-cell>
          <table:table-cell table:style-name="ce19" table:formula="of:=[.D7]" office:value-type="float" office:value="-98456976" calcext:value-type="float">
            <text:p>-98,456,976.000000</text:p>
          </table:table-cell>
          <table:table-cell table:style-name="ce23" office:value-type="float" office:value="2188888113152" calcext:value-type="float">
            <text:p>2,188,888,113,15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8]/[.$E$6]*[.$G$6]/1000000" office:value-type="float" office:value="0.00010435473632449" calcext:value-type="float">
            <text:p>0.000104</text:p>
          </table:table-cell>
          <table:table-cell table:style-name="ce58" table:formula="of:=[.C8]/[.$E$6]*[.$G$6]/1000000" office:value-type="float" office:value="-0.0000581170755743225" calcext:value-type="float">
            <text:p>-0.000058</text:p>
          </table:table-cell>
          <table:table-cell table:style-name="ce58" table:formula="of:=[.D8]/[.$E$6]*[.$G$6]/1000000" office:value-type="float" office:value="1.29205446951561" calcext:value-type="float">
            <text:p>1.29205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23" office:value-type="float" office:value="92613688" calcext:value-type="float">
            <text:p>92,613,688.000000</text:p>
          </table:table-cell>
          <table:table-cell table:style-name="ce23" office:value-type="float" office:value="-1321.89917" calcext:value-type="float">
            <text:p>-1,321.899170</text:p>
          </table:table-cell>
          <table:table-cell table:style-name="ce23" office:value-type="float" office:value="928.83728" calcext:value-type="float">
            <text:p>928.837280</text:p>
          </table:table-cell>
          <table:table-cell table:style-name="ce23" office:value-type="float" office:value="129105.789062" calcext:value-type="float" table:number-columns-spanned="1" table:number-rows-spanned="3">
            <text:p>129,105.789062</text:p>
          </table:table-cell>
          <table:table-cell table:style-name="ce23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25" table:formula="of:=[.I9]/[.H9]" office:value-type="float" office:value="0.0762084232609256" calcext:value-type="float" table:number-columns-spanned="1" table:number-rows-spanned="3">
            <text:p>0.0762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9]/[.$G$38])*[.$G$37]" office:value-type="float" office:value="0.304833693043703" calcext:value-type="float" table:number-columns-spanned="1" table:number-rows-spanned="3">
            <text:p>0.305</text:p>
          </table:table-cell>
          <table:table-cell table:style-name="ce58" table:formula="of:=[.B9]/[.$E$9]*[.$G$9]/1000000" office:value-type="float" office:value="0.0000546679059563309" calcext:value-type="float">
            <text:p>0.000055</text:p>
          </table:table-cell>
          <table:table-cell table:style-name="ce58" table:formula="of:=[.C9]/[.$E$9]*[.$G$9]/1000000" office:value-type="float" office:value="-0.000000000780289189102499" calcext:value-type="float">
            <text:p>0.000000</text:p>
          </table:table-cell>
          <table:table-cell table:style-name="ce58" table:formula="of:=[.D9]/[.$E$9]*[.$G$9]/1000000" office:value-type="float" office:value="0.000000000548273048707165" calcext:value-type="float">
            <text:p>0.000000</text:p>
          </table:table-cell>
          <table:table-cell table:style-name="ce23" office:value-type="float" office:value="0.001394" calcext:value-type="float" table:number-columns-spanned="1" table:number-rows-spanned="3">
            <text:p>0.001394</text:p>
          </table:table-cell>
          <table:table-cell table:style-name="ce23" office:value-type="float" office:value="-0.000117" calcext:value-type="float" table:number-columns-spanned="1" table:number-rows-spanned="3">
            <text:p>-0.000117</text:p>
          </table:table-cell>
          <table:table-cell table:style-name="ce23" office:value-type="float" office:value="-6.96141" calcext:value-type="float" table:number-columns-spanned="1" table:number-rows-spanned="3">
            <text:p>-6.961410</text:p>
          </table:table-cell>
          <table:table-cell table:style-name="ce59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59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59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9]" office:value-type="float" office:value="-1321.89917" calcext:value-type="float">
            <text:p>-1,321.899170</text:p>
          </table:table-cell>
          <table:table-cell table:style-name="ce23" office:value-type="float" office:value="92630944" calcext:value-type="float">
            <text:p>92,630,944.000000</text:p>
          </table:table-cell>
          <table:table-cell table:style-name="ce23" office:value-type="float" office:value="-109.912216" calcext:value-type="float">
            <text:p>-109.91221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0]/[.$E$9]*[.$G$9]/1000000" office:value-type="float" office:value="-0.000000000780289189102499" calcext:value-type="float">
            <text:p>0.000000</text:p>
          </table:table-cell>
          <table:table-cell table:style-name="ce58" table:formula="of:=[.C10]/[.$E$9]*[.$G$9]/1000000" office:value-type="float" office:value="0.000054678091809044" calcext:value-type="float">
            <text:p>0.000055</text:p>
          </table:table-cell>
          <table:table-cell table:style-name="ce58" table:formula="of:=[.D10]/[.$E$9]*[.$G$9]/1000000" office:value-type="float" office:value="-0.000000000064878862050498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9]" office:value-type="float" office:value="928.83728" calcext:value-type="float">
            <text:p>928.837280</text:p>
          </table:table-cell>
          <table:table-cell table:style-name="ce19" table:formula="of:=[.D10]" office:value-type="float" office:value="-109.912216" calcext:value-type="float">
            <text:p>-109.912216</text:p>
          </table:table-cell>
          <table:table-cell table:style-name="ce23" office:value-type="float" office:value="180197920" calcext:value-type="float">
            <text:p>180,197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1]/[.$E$9]*[.$G$9]/1000000" office:value-type="float" office:value="0.000000000548273048707165" calcext:value-type="float">
            <text:p>0.000000</text:p>
          </table:table-cell>
          <table:table-cell table:style-name="ce58" table:formula="of:=[.C11]/[.$E$9]*[.$G$9]/1000000" office:value-type="float" office:value="-0.0000000000648788620504987" calcext:value-type="float">
            <text:p>0.000000</text:p>
          </table:table-cell>
          <table:table-cell table:style-name="ce58" table:formula="of:=[.D11]/[.$E$9]*[.$G$9]/1000000" office:value-type="float" office:value="0.000106367030153107" calcext:value-type="float">
            <text:p>0.000106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23" office:value-type="float" office:value="269573568" calcext:value-type="float">
            <text:p>269,573,568.000000</text:p>
          </table:table-cell>
          <table:table-cell table:style-name="ce23" office:value-type="float" office:value="-524155.34375" calcext:value-type="float">
            <text:p>-524,155.343750</text:p>
          </table:table-cell>
          <table:table-cell table:style-name="ce23" office:value-type="float" office:value="-51180432" calcext:value-type="float">
            <text:p>-51,180,432.000000</text:p>
          </table:table-cell>
          <table:table-cell table:style-name="ce23" office:value-type="float" office:value="327850.9375" calcext:value-type="float" table:number-columns-spanned="1" table:number-rows-spanned="3">
            <text:p>327,850.937500</text:p>
          </table:table-cell>
          <table:table-cell table:style-name="ce23" table:formula="of:=[.E12]*[.H12]" office:value-type="float" office:value="1311403.75" calcext:value-type="float" table:number-columns-spanned="1" table:number-rows-spanned="3">
            <text:p>1,311,403.750000</text:p>
          </table:table-cell>
          <table:table-cell table:style-name="ce25" table:formula="of:=[.I12]/[.H12]" office:value-type="float" office:value="0.193523491030234" calcext:value-type="float" table:number-columns-spanned="1" table:number-rows-spanned="3">
            <text:p>0.1935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12]/[.$G$38])*[.$G$37]" office:value-type="float" office:value="0.774093964120937" calcext:value-type="float" table:number-columns-spanned="1" table:number-rows-spanned="3">
            <text:p>0.774</text:p>
          </table:table-cell>
          <table:table-cell table:style-name="ce58" table:formula="of:=[.B12]/[.$E$12]*[.$G$12]/1000000" office:value-type="float" office:value="0.000159123589417329" calcext:value-type="float">
            <text:p>0.000159</text:p>
          </table:table-cell>
          <table:table-cell table:style-name="ce58" table:formula="of:=[.C12]/[.$E$12]*[.$G$12]/1000000" office:value-type="float" office:value="-0.000000309397840183551" calcext:value-type="float">
            <text:p>0.000000</text:p>
          </table:table-cell>
          <table:table-cell table:style-name="ce58" table:formula="of:=[.D12]/[.$E$12]*[.$G$12]/1000000" office:value-type="float" office:value="-0.0000302107291460026" calcext:value-type="float">
            <text:p>-0.000030</text:p>
          </table:table-cell>
          <table:table-cell table:style-name="ce23" office:value-type="float" office:value="-15.892735" calcext:value-type="float" table:number-columns-spanned="1" table:number-rows-spanned="3">
            <text:p>-15.892735</text:p>
          </table:table-cell>
          <table:table-cell table:style-name="ce23" office:value-type="float" office:value="-0.185637" calcext:value-type="float" table:number-columns-spanned="1" table:number-rows-spanned="3">
            <text:p>-0.185637</text:p>
          </table:table-cell>
          <table:table-cell table:style-name="ce23" office:value-type="float" office:value="-33.758068" calcext:value-type="float" table:number-columns-spanned="1" table:number-rows-spanned="3">
            <text:p>-33.758068</text:p>
          </table:table-cell>
          <table:table-cell table:style-name="ce59" table:formula="of:=[.M12]/1000" office:value-type="float" office:value="-0.015892735" calcext:value-type="float" table:number-columns-spanned="1" table:number-rows-spanned="3">
            <text:p>-0.016</text:p>
          </table:table-cell>
          <table:table-cell table:style-name="ce59" table:formula="of:=[.N12]/1000" office:value-type="float" office:value="-0.000185637" calcext:value-type="float" table:number-columns-spanned="1" table:number-rows-spanned="3">
            <text:p>0.000</text:p>
          </table:table-cell>
          <table:table-cell table:style-name="ce59" table:formula="of:=[.O12]/1000" office:value-type="float" office:value="-0.033758068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2]" office:value-type="float" office:value="-524155.34375" calcext:value-type="float">
            <text:p>-524,155.343750</text:p>
          </table:table-cell>
          <table:table-cell table:style-name="ce23" office:value-type="float" office:value="259800160" calcext:value-type="float">
            <text:p>259,800,160.000000</text:p>
          </table:table-cell>
          <table:table-cell table:style-name="ce23" office:value-type="float" office:value="-813806.125" calcext:value-type="float">
            <text:p>-813,806.125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3]/[.$E$12]*[.$G$12]/1000000" office:value-type="float" office:value="-0.000000309397840183551" calcext:value-type="float">
            <text:p>0.000000</text:p>
          </table:table-cell>
          <table:table-cell table:style-name="ce58" table:formula="of:=[.C13]/[.$E$12]*[.$G$12]/1000000" office:value-type="float" office:value="0.000153354552885527" calcext:value-type="float">
            <text:p>0.000153</text:p>
          </table:table-cell>
          <table:table-cell table:style-name="ce58" table:formula="of:=[.D13]/[.$E$12]*[.$G$12]/1000000" office:value-type="float" office:value="-0.00000048037258497022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2]" office:value-type="float" office:value="-51180432" calcext:value-type="float">
            <text:p>-51,180,432.000000</text:p>
          </table:table-cell>
          <table:table-cell table:style-name="ce19" table:formula="of:=[.D13]" office:value-type="float" office:value="-813806.125" calcext:value-type="float">
            <text:p>-813,806.125000</text:p>
          </table:table-cell>
          <table:table-cell table:style-name="ce23" office:value-type="float" office:value="285060512" calcext:value-type="float">
            <text:p>285,060,51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4]/[.$E$12]*[.$G$12]/1000000" office:value-type="float" office:value="-0.0000302107291460026" calcext:value-type="float">
            <text:p>-0.000030</text:p>
          </table:table-cell>
          <table:table-cell table:style-name="ce58" table:formula="of:=[.C14]/[.$E$12]*[.$G$12]/1000000" office:value-type="float" office:value="-0.000000480372584970227" calcext:value-type="float">
            <text:p>0.000000</text:p>
          </table:table-cell>
          <table:table-cell table:style-name="ce58" table:formula="of:=[.D14]/[.$E$12]*[.$G$12]/1000000" office:value-type="float" office:value="0.000168265205699178" calcext:value-type="float">
            <text:p>0.00016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23" office:value-type="float" office:value="38277156" calcext:value-type="float">
            <text:p>38,277,156.000000</text:p>
          </table:table-cell>
          <table:table-cell table:style-name="ce23" office:value-type="float" office:value="-136.459671" calcext:value-type="float">
            <text:p>-136.459671</text:p>
          </table:table-cell>
          <table:table-cell table:style-name="ce23" office:value-type="float" office:value="-33.132782" calcext:value-type="float">
            <text:p>-33.132782</text:p>
          </table:table-cell>
          <table:table-cell table:style-name="ce23" office:value-type="float" office:value="99101.679688" calcext:value-type="float" table:number-columns-spanned="1" table:number-rows-spanned="3">
            <text:p>99,101.679688</text:p>
          </table:table-cell>
          <table:table-cell table:style-name="ce23" table:formula="of:=[.E15]*[.H15]" office:value-type="float" office:value="792813.437504" calcext:value-type="float" table:number-columns-spanned="1" table:number-rows-spanned="3">
            <text:p>792,813.437504</text:p>
          </table:table-cell>
          <table:table-cell table:style-name="ce25" table:formula="of:=[.I15]/[.H15]" office:value-type="float" office:value="0.0584976305586493" calcext:value-type="float" table:number-columns-spanned="1" table:number-rows-spanned="3">
            <text:p>0.0585</text:p>
          </table:table-cell>
          <table:table-cell table:style-name="ce50" office:value-type="float" office:value="8" calcext:value-type="float" table:number-columns-spanned="1" table:number-rows-spanned="3">
            <text:p>8</text:p>
          </table:table-cell>
          <table:table-cell table:style-name="ce54" table:formula="of:=([.F15]/[.$G$38])*[.$G$37]" office:value-type="float" office:value="0.467981044469194" calcext:value-type="float" table:number-columns-spanned="1" table:number-rows-spanned="3">
            <text:p>0.468</text:p>
          </table:table-cell>
          <table:table-cell table:style-name="ce58" table:formula="of:=[.B15]/[.$E$15]*[.$G$15]/1000000" office:value-type="float" office:value="0.0000225941975713547" calcext:value-type="float">
            <text:p>0.000023</text:p>
          </table:table-cell>
          <table:table-cell table:style-name="ce58" table:formula="of:=[.C15]/[.$E$15]*[.$G$15]/1000000" office:value-type="float" office:value="-0.000000000080549264608271" calcext:value-type="float">
            <text:p>0.000000</text:p>
          </table:table-cell>
          <table:table-cell table:style-name="ce58" table:formula="of:=[.D15]/[.$E$15]*[.$G$15]/1000000" office:value-type="float" office:value="-0.000000000019557582141072" calcext:value-type="float">
            <text:p>0.000000</text:p>
          </table:table-cell>
          <table:table-cell table:style-name="ce23" office:value-type="float" office:value="-0.000199" calcext:value-type="float" table:number-columns-spanned="1" table:number-rows-spanned="3">
            <text:p>-0.000199</text:p>
          </table:table-cell>
          <table:table-cell table:style-name="ce23" office:value-type="float" office:value="11.499752" calcext:value-type="float" table:number-columns-spanned="1" table:number-rows-spanned="3">
            <text:p>11.499752</text:p>
          </table:table-cell>
          <table:table-cell table:style-name="ce23" office:value-type="float" office:value="0.000179" calcext:value-type="float" table:number-columns-spanned="1" table:number-rows-spanned="3">
            <text:p>0.000179</text:p>
          </table:table-cell>
          <table:table-cell table:style-name="ce59" table:formula="of:=[.M15]/1000" office:value-type="float" office:value="-0.000000199" calcext:value-type="float" table:number-columns-spanned="1" table:number-rows-spanned="3">
            <text:p>0.000</text:p>
          </table:table-cell>
          <table:table-cell table:style-name="ce59" table:formula="of:=[.N15]/1000" office:value-type="float" office:value="0.011499752" calcext:value-type="float" table:number-columns-spanned="1" table:number-rows-spanned="3">
            <text:p>0.011</text:p>
          </table:table-cell>
          <table:table-cell table:style-name="ce59" table:formula="of:=[.O15]/1000" office:value-type="float" office:value="0.000000179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5]" office:value-type="float" office:value="-136.459671" calcext:value-type="float">
            <text:p>-136.459671</text:p>
          </table:table-cell>
          <table:table-cell table:style-name="ce23" office:value-type="float" office:value="68021520" calcext:value-type="float">
            <text:p>68,021,520.000000</text:p>
          </table:table-cell>
          <table:table-cell table:style-name="ce23" office:value-type="float" office:value="-33.886768" calcext:value-type="float">
            <text:p>-33.886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6]/[.$E$15]*[.$G$15]/1000000" office:value-type="float" office:value="-0.000000000080549264608271" calcext:value-type="float">
            <text:p>0.000000</text:p>
          </table:table-cell>
          <table:table-cell table:style-name="ce58" table:formula="of:=[.C16]/[.$E$15]*[.$G$15]/1000000" office:value-type="float" office:value="0.0000401516680597654" calcext:value-type="float">
            <text:p>0.000040</text:p>
          </table:table-cell>
          <table:table-cell table:style-name="ce58" table:formula="of:=[.D16]/[.$E$15]*[.$G$15]/1000000" office:value-type="float" office:value="-0.0000000000200026441684085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5]" office:value-type="float" office:value="-33.132782" calcext:value-type="float">
            <text:p>-33.132782</text:p>
          </table:table-cell>
          <table:table-cell table:style-name="ce19" table:formula="of:=[.D16]" office:value-type="float" office:value="-33.886768" calcext:value-type="float">
            <text:p>-33.886768</text:p>
          </table:table-cell>
          <table:table-cell table:style-name="ce23" office:value-type="float" office:value="38275236" calcext:value-type="float">
            <text:p>38,275,236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7]/[.$E$15]*[.$G$15]/1000000" office:value-type="float" office:value="-0.000000000019557582141072" calcext:value-type="float">
            <text:p>0.000000</text:p>
          </table:table-cell>
          <table:table-cell table:style-name="ce58" table:formula="of:=[.C17]/[.$E$15]*[.$G$15]/1000000" office:value-type="float" office:value="-0.0000000000200026441684085" calcext:value-type="float">
            <text:p>0.000000</text:p>
          </table:table-cell>
          <table:table-cell table:style-name="ce58" table:formula="of:=[.D17]/[.$E$15]*[.$G$15]/1000000" office:value-type="float" office:value="0.0000225930642358651" calcext:value-type="float">
            <text:p>0.00002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23" office:value-type="float" office:value="2683507572736" calcext:value-type="float">
            <text:p>2,683,507,572,736.000000</text:p>
          </table:table-cell>
          <table:table-cell table:style-name="ce23" office:value-type="float" office:value="-789492672" calcext:value-type="float">
            <text:p>-789,492,672.000000</text:p>
          </table:table-cell>
          <table:table-cell table:style-name="ce23" office:value-type="float" office:value="383560864" calcext:value-type="float">
            <text:p>383,560,864.000000</text:p>
          </table:table-cell>
          <table:table-cell table:style-name="ce21" office:value-type="float" office:value="7832232" calcext:value-type="float" table:number-columns-spanned="1" table:number-rows-spanned="3">
            <text:p>7,832,232.000000</text:p>
          </table:table-cell>
          <table:table-cell table:style-name="ce23" table:formula="of:=[.E18]*[.H18]" office:value-type="float" office:value="7832232" calcext:value-type="float" table:number-columns-spanned="1" table:number-rows-spanned="3">
            <text:p>7,832,232.000000</text:p>
          </table:table-cell>
          <table:table-cell table:style-name="ce25" table:formula="of:=[.I18]/[.H18]" office:value-type="float" office:value="4.6232012961644" calcext:value-type="float" table:number-columns-spanned="1" table:number-rows-spanned="3">
            <text:p>4.6232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18]/[.$G$38])*[.$G$37]" office:value-type="float" office:value="4.6232012961644" calcext:value-type="float" table:number-columns-spanned="1" table:number-rows-spanned="3">
            <text:p>4.623</text:p>
          </table:table-cell>
          <table:table-cell table:style-name="ce58" table:formula="of:=[.B18]/[.$E$18]*[.$G$18]/1000000" office:value-type="float" office:value="1.58401790045801" calcext:value-type="float">
            <text:p>1.584018</text:p>
          </table:table-cell>
          <table:table-cell table:style-name="ce58" table:formula="of:=[.C18]/[.$E$18]*[.$G$18]/1000000" office:value-type="float" office:value="-0.000466020866657512" calcext:value-type="float">
            <text:p>-0.000466</text:p>
          </table:table-cell>
          <table:table-cell table:style-name="ce58" table:formula="of:=[.D18]/[.$E$18]*[.$G$18]/1000000" office:value-type="float" office:value="0.000226407885211104" calcext:value-type="float">
            <text:p>0.000226</text:p>
          </table:table-cell>
          <table:table-cell table:style-name="ce23" office:value-type="float" office:value="0.341447" calcext:value-type="float" table:number-columns-spanned="1" table:number-rows-spanned="3">
            <text:p>0.341447</text:p>
          </table:table-cell>
          <table:table-cell table:style-name="ce23" office:value-type="float" office:value="-0.008337" calcext:value-type="float" table:number-columns-spanned="1" table:number-rows-spanned="3">
            <text:p>-0.008337</text:p>
          </table:table-cell>
          <table:table-cell table:style-name="ce23" office:value-type="float" office:value="53.462994" calcext:value-type="float" table:number-columns-spanned="1" table:number-rows-spanned="3">
            <text:p>53.462994</text:p>
          </table:table-cell>
          <table:table-cell table:style-name="ce59" table:formula="of:=[.M18]/1000" office:value-type="float" office:value="0.000341447" calcext:value-type="float" table:number-columns-spanned="1" table:number-rows-spanned="3">
            <text:p>0.000</text:p>
          </table:table-cell>
          <table:table-cell table:style-name="ce59" table:formula="of:=[.N18]/1000" office:value-type="float" office:value="-0.000008337" calcext:value-type="float" table:number-columns-spanned="1" table:number-rows-spanned="3">
            <text:p>0.000</text:p>
          </table:table-cell>
          <table:table-cell table:style-name="ce59" table:formula="of:=[.O18]/1000" office:value-type="float" office:value="0.053462994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18]" office:value-type="float" office:value="-789492672" calcext:value-type="float">
            <text:p>-789,492,672.000000</text:p>
          </table:table-cell>
          <table:table-cell table:style-name="ce23" office:value-type="float" office:value="6478274494464" calcext:value-type="float">
            <text:p>6,478,274,494,464.000000</text:p>
          </table:table-cell>
          <table:table-cell table:style-name="ce23" office:value-type="float" office:value="6382198" calcext:value-type="float">
            <text:p>6,382,19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19]/[.$E$18]*[.$G$18]/1000000" office:value-type="float" office:value="-0.000466020866657512" calcext:value-type="float">
            <text:p>-0.000466</text:p>
          </table:table-cell>
          <table:table-cell table:style-name="ce58" table:formula="of:=[.C19]/[.$E$18]*[.$G$18]/1000000" office:value-type="float" office:value="3.82398874799862" calcext:value-type="float">
            <text:p>3.823989</text:p>
          </table:table-cell>
          <table:table-cell table:style-name="ce58" table:formula="of:=[.D19]/[.$E$18]*[.$G$18]/1000000" office:value-type="float" office:value="0.00000376727682044886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18]" office:value-type="float" office:value="383560864" calcext:value-type="float">
            <text:p>383,560,864.000000</text:p>
          </table:table-cell>
          <table:table-cell table:style-name="ce19" table:formula="of:=[.D19]" office:value-type="float" office:value="6382198" calcext:value-type="float">
            <text:p>6,382,198.000000</text:p>
          </table:table-cell>
          <table:table-cell table:style-name="ce23" office:value-type="float" office:value="8545744453632" calcext:value-type="float">
            <text:p>8,545,744,453,632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0]/[.$E$18]*[.$G$18]/1000000" office:value-type="float" office:value="0.000226407885211104" calcext:value-type="float">
            <text:p>0.000226</text:p>
          </table:table-cell>
          <table:table-cell table:style-name="ce58" table:formula="of:=[.C20]/[.$E$18]*[.$G$18]/1000000" office:value-type="float" office:value="0.00000376727682044886" calcext:value-type="float">
            <text:p>0.000004</text:p>
          </table:table-cell>
          <table:table-cell table:style-name="ce58" table:formula="of:=[.D20]/[.$E$18]*[.$G$18]/1000000" office:value-type="float" office:value="5.04437264303729" calcext:value-type="float">
            <text:p>5.044373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23" office:value-type="float" office:value="108602880" calcext:value-type="float">
            <text:p>108,602,880.000000</text:p>
          </table:table-cell>
          <table:table-cell table:style-name="ce23" office:value-type="float" office:value="11.009505" calcext:value-type="float">
            <text:p>11.009505</text:p>
          </table:table-cell>
          <table:table-cell table:style-name="ce23" office:value-type="float" office:value="-924919.4375" calcext:value-type="float">
            <text:p>-924,919.437500</text:p>
          </table:table-cell>
          <table:table-cell table:style-name="ce23" office:value-type="float" office:value="130192.109375" calcext:value-type="float" table:number-columns-spanned="1" table:number-rows-spanned="3">
            <text:p>130,192.109375</text:p>
          </table:table-cell>
          <table:table-cell table:style-name="ce23" table:formula="of:=[.E21]*[.H21]" office:value-type="float" office:value="130192.109375" calcext:value-type="float" table:number-columns-spanned="1" table:number-rows-spanned="3">
            <text:p>130,192.109375</text:p>
          </table:table-cell>
          <table:table-cell table:style-name="ce25" table:formula="of:=[.I21]/[.H21]" office:value-type="float" office:value="0.0768496552212546" calcext:value-type="float" table:number-columns-spanned="1" table:number-rows-spanned="3">
            <text:p>0.076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21]/[.$G$38])*[.$G$37]" office:value-type="float" office:value="0.0768496552212546" calcext:value-type="float" table:number-columns-spanned="1" table:number-rows-spanned="3">
            <text:p>0.077</text:p>
          </table:table-cell>
          <table:table-cell table:style-name="ce58" table:formula="of:=[.B21]/[.$E$21]*[.$G$21]/1000000" office:value-type="float" office:value="0.000064105988635575" calcext:value-type="float">
            <text:p>0.000064</text:p>
          </table:table-cell>
          <table:table-cell table:style-name="ce58" table:formula="of:=[.C21]/[.$E$21]*[.$G$21]/1000000" office:value-type="float" office:value="0.00000000000649867851030568" calcext:value-type="float">
            <text:p>0.000000</text:p>
          </table:table-cell>
          <table:table-cell table:style-name="ce58" table:formula="of:=[.D21]/[.$E$21]*[.$G$21]/1000000" office:value-type="float" office:value="-0.000000545960428942561" calcext:value-type="float">
            <text:p>-0.000001</text:p>
          </table:table-cell>
          <table:table-cell table:style-name="ce23" office:value-type="float" office:value="17.432278" calcext:value-type="float" table:number-columns-spanned="1" table:number-rows-spanned="3">
            <text:p>17.432278</text:p>
          </table:table-cell>
          <table:table-cell table:style-name="ce23" office:value-type="float" office:value="-0.000011" calcext:value-type="float" table:number-columns-spanned="1" table:number-rows-spanned="3">
            <text:p>-0.000011</text:p>
          </table:table-cell>
          <table:table-cell table:style-name="ce23" office:value-type="float" office:value="6.382411" calcext:value-type="float" table:number-columns-spanned="1" table:number-rows-spanned="3">
            <text:p>6.382411</text:p>
          </table:table-cell>
          <table:table-cell table:style-name="ce59" table:formula="of:=[.M21]/1000" office:value-type="float" office:value="0.017432278" calcext:value-type="float" table:number-columns-spanned="1" table:number-rows-spanned="3">
            <text:p>0.017</text:p>
          </table:table-cell>
          <table:table-cell table:style-name="ce59" table:formula="of:=[.N21]/1000" office:value-type="float" office:value="-0.000000011" calcext:value-type="float" table:number-columns-spanned="1" table:number-rows-spanned="3">
            <text:p>0.000</text:p>
          </table:table-cell>
          <table:table-cell table:style-name="ce59" table:formula="of:=[.O21]/1000" office:value-type="float" office:value="0.006382411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1]" office:value-type="float" office:value="11.009505" calcext:value-type="float">
            <text:p>11.009505</text:p>
          </table:table-cell>
          <table:table-cell table:style-name="ce23" office:value-type="float" office:value="35134136" calcext:value-type="float">
            <text:p>35,134,136.000000</text:p>
          </table:table-cell>
          <table:table-cell table:style-name="ce23" office:value-type="float" office:value="12.306601" calcext:value-type="float">
            <text:p>12.306601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2]/[.$E$21]*[.$G$21]/1000000" office:value-type="float" office:value="0.00000000000649867851030568" calcext:value-type="float">
            <text:p>0.000000</text:p>
          </table:table-cell>
          <table:table-cell table:style-name="ce58" table:formula="of:=[.C22]/[.$E$21]*[.$G$21]/1000000" office:value-type="float" office:value="0.0000207389391804043" calcext:value-type="float">
            <text:p>0.000021</text:p>
          </table:table-cell>
          <table:table-cell table:style-name="ce58" table:formula="of:=[.D22]/[.$E$21]*[.$G$21]/1000000" office:value-type="float" office:value="0.00000000000726432691148297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1]" office:value-type="float" office:value="-924919.4375" calcext:value-type="float">
            <text:p>-924,919.437500</text:p>
          </table:table-cell>
          <table:table-cell table:style-name="ce19" table:formula="of:=[.D22]" office:value-type="float" office:value="12.306601" calcext:value-type="float">
            <text:p>12.306601</text:p>
          </table:table-cell>
          <table:table-cell table:style-name="ce23" office:value-type="float" office:value="93662920" calcext:value-type="float">
            <text:p>93,662,9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3]/[.$E$21]*[.$G$21]/1000000" office:value-type="float" office:value="-0.000000545960428942561" calcext:value-type="float">
            <text:p>-0.000001</text:p>
          </table:table-cell>
          <table:table-cell table:style-name="ce58" table:formula="of:=[.C23]/[.$E$21]*[.$G$21]/1000000" office:value-type="float" office:value="0.00000000000726432691148297" calcext:value-type="float">
            <text:p>0.000000</text:p>
          </table:table-cell>
          <table:table-cell table:style-name="ce58" table:formula="of:=[.D23]/[.$E$21]*[.$G$21]/1000000" office:value-type="float" office:value="0.0000552872454680278" calcext:value-type="float">
            <text:p>0.000055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assy</text:p>
          </table:table-cell>
          <table:table-cell table:style-name="ce23" office:value-type="float" office:value="58955012" calcext:value-type="float">
            <text:p>58,955,012.000000</text:p>
          </table:table-cell>
          <table:table-cell table:style-name="ce23" office:value-type="float" office:value="0.525615" calcext:value-type="float">
            <text:p>0.525615</text:p>
          </table:table-cell>
          <table:table-cell table:style-name="ce23" office:value-type="float" office:value="-32.13868" calcext:value-type="float">
            <text:p>-32.138680</text:p>
          </table:table-cell>
          <table:table-cell table:style-name="ce23" office:value-type="float" office:value="67417.8125" calcext:value-type="float" table:number-columns-spanned="1" table:number-rows-spanned="3">
            <text:p>67,417.812500</text:p>
          </table:table-cell>
          <table:table-cell table:style-name="ce23" table:formula="of:=[.E24]*[.H24]" office:value-type="float" office:value="269671.25" calcext:value-type="float" table:number-columns-spanned="1" table:number-rows-spanned="3">
            <text:p>269,671.250000</text:p>
          </table:table-cell>
          <table:table-cell table:style-name="ce25" table:formula="of:=[.I24]/[.H24]" office:value-type="float" office:value="0.0397953122602304" calcext:value-type="float" table:number-columns-spanned="1" table:number-rows-spanned="3">
            <text:p>0.0398</text:p>
          </table:table-cell>
          <table:table-cell table:style-name="ce50" office:value-type="float" office:value="4" calcext:value-type="float" table:number-columns-spanned="1" table:number-rows-spanned="3">
            <text:p>4</text:p>
          </table:table-cell>
          <table:table-cell table:style-name="ce54" table:formula="of:=([.F24]/[.$G$38])*[.$G$37]" office:value-type="float" office:value="0.159181249040921" calcext:value-type="float" table:number-columns-spanned="1" table:number-rows-spanned="3">
            <text:p>0.159</text:p>
          </table:table-cell>
          <table:table-cell table:style-name="ce58" table:formula="of:=[.B24]/[.$E$24]*[.$G$24]/1000000" office:value-type="float" office:value="0.0000347998996829751" calcext:value-type="float">
            <text:p>0.000035</text:p>
          </table:table-cell>
          <table:table-cell table:style-name="ce58" table:formula="of:=[.C24]/[.$E$24]*[.$G$24]/1000000" office:value-type="float" office:value="0.000000000000310259444470421" calcext:value-type="float">
            <text:p>0.000000</text:p>
          </table:table-cell>
          <table:table-cell table:style-name="ce58" table:formula="of:=[.D24]/[.$E$24]*[.$G$24]/1000000" office:value-type="float" office:value="-0.0000000000189707847051789" calcext:value-type="float">
            <text:p>0.000000</text:p>
          </table:table-cell>
          <table:table-cell table:style-name="ce23" office:value-type="float" office:value="13.273251" calcext:value-type="float" table:number-columns-spanned="1" table:number-rows-spanned="3">
            <text:p>13.273251</text:p>
          </table:table-cell>
          <table:table-cell table:style-name="ce23" office:value-type="float" office:value="-0.000004" calcext:value-type="float" table:number-columns-spanned="1" table:number-rows-spanned="3">
            <text:p>-0.000004</text:p>
          </table:table-cell>
          <table:table-cell table:style-name="ce23" office:value-type="float" office:value="47.500027" calcext:value-type="float" table:number-columns-spanned="1" table:number-rows-spanned="3">
            <text:p>47.500027</text:p>
          </table:table-cell>
          <table:table-cell table:style-name="ce59" table:formula="of:=[.M24]/1000" office:value-type="float" office:value="0.013273251" calcext:value-type="float" table:number-columns-spanned="1" table:number-rows-spanned="3">
            <text:p>0.013</text:p>
          </table:table-cell>
          <table:table-cell table:style-name="ce59" table:formula="of:=[.N24]/1000" office:value-type="float" office:value="-0.000000004" calcext:value-type="float" table:number-columns-spanned="1" table:number-rows-spanned="3">
            <text:p>0.000</text:p>
          </table:table-cell>
          <table:table-cell table:style-name="ce59" table:formula="of:=[.O24]/1000" office:value-type="float" office:value="0.047500027" calcext:value-type="float" table:number-columns-spanned="1" table:number-rows-spanned="3">
            <text:p>0.048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4]" office:value-type="float" office:value="0.525615" calcext:value-type="float">
            <text:p>0.525615</text:p>
          </table:table-cell>
          <table:table-cell table:style-name="ce23" office:value-type="float" office:value="60176052" calcext:value-type="float">
            <text:p>60,176,052.000000</text:p>
          </table:table-cell>
          <table:table-cell table:style-name="ce23" office:value-type="float" office:value="186.697784" calcext:value-type="float">
            <text:p>186.69778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5]/[.$E$24]*[.$G$24]/1000000" office:value-type="float" office:value="0.000000000000310259444470421" calcext:value-type="float">
            <text:p>0.000000</text:p>
          </table:table-cell>
          <table:table-cell table:style-name="ce58" table:formula="of:=[.C25]/[.$E$24]*[.$G$24]/1000000" office:value-type="float" office:value="0.0000355206538320694" calcext:value-type="float">
            <text:p>0.000036</text:p>
          </table:table-cell>
          <table:table-cell table:style-name="ce58" table:formula="of:=[.D25]/[.$E$24]*[.$G$24]/1000000" office:value-type="float" office:value="0.000000000110203762730703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4]" office:value-type="float" office:value="-32.13868" calcext:value-type="float">
            <text:p>-32.138680</text:p>
          </table:table-cell>
          <table:table-cell table:style-name="ce19" table:formula="of:=[.D25]" office:value-type="float" office:value="186.697784" calcext:value-type="float">
            <text:p>186.697784</text:p>
          </table:table-cell>
          <table:table-cell table:style-name="ce23" office:value-type="float" office:value="7422518.5" calcext:value-type="float">
            <text:p>7,422,518.5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6]/[.$E$24]*[.$G$24]/1000000" office:value-type="float" office:value="-0.0000000000189707847051789" calcext:value-type="float">
            <text:p>0.000000</text:p>
          </table:table-cell>
          <table:table-cell table:style-name="ce58" table:formula="of:=[.C26]/[.$E$24]*[.$G$24]/1000000" office:value-type="float" office:value="0.000000000110203762730703" calcext:value-type="float">
            <text:p>0.000000</text:p>
          </table:table-cell>
          <table:table-cell table:style-name="ce58" table:formula="of:=[.D26]/[.$E$24]*[.$G$24]/1000000" office:value-type="float" office:value="0.00000438135606172088" calcext:value-type="float">
            <text:p>0.000004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23" office:value-type="float" office:value="3143329024" calcext:value-type="float">
            <text:p>3,143,329,024.000000</text:p>
          </table:table-cell>
          <table:table-cell table:style-name="ce23" office:value-type="float" office:value="11769.918945" calcext:value-type="float">
            <text:p>11,769.918945</text:p>
          </table:table-cell>
          <table:table-cell table:style-name="ce23" office:value-type="float" office:value="-20965.482422" calcext:value-type="float">
            <text:p>-20,965.482422</text:p>
          </table:table-cell>
          <table:table-cell table:style-name="ce23" office:value-type="float" office:value="993654.5" calcext:value-type="float" table:number-columns-spanned="1" table:number-rows-spanned="3">
            <text:p>993,654.500000</text:p>
          </table:table-cell>
          <table:table-cell table:style-name="ce23" table:formula="of:=[.E27]*[.H27]" office:value-type="float" office:value="1987309" calcext:value-type="float" table:number-columns-spanned="1" table:number-rows-spanned="3">
            <text:p>1,987,309.000000</text:p>
          </table:table-cell>
          <table:table-cell table:style-name="ce25" table:formula="of:=[.I27]/[.H27]" office:value-type="float" office:value="0.586533286084936" calcext:value-type="float" table:number-columns-spanned="1" table:number-rows-spanned="3">
            <text:p>0.5865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27]/[.$G$38])*[.$G$37]" office:value-type="float" office:value="1.17306657216987" calcext:value-type="float" table:number-columns-spanned="1" table:number-rows-spanned="3">
            <text:p>1.173</text:p>
          </table:table-cell>
          <table:table-cell table:style-name="ce58" table:formula="of:=[.B27]/[.$E$27]*[.$G$27]/1000000" office:value-type="float" office:value="0.00185544080129751" calcext:value-type="float">
            <text:p>0.001855</text:p>
          </table:table-cell>
          <table:table-cell table:style-name="ce58" table:formula="of:=[.C27]/[.$E$27]*[.$G$27]/1000000" office:value-type="float" office:value="0.0000000069475348179515" calcext:value-type="float">
            <text:p>0.000000</text:p>
          </table:table-cell>
          <table:table-cell table:style-name="ce58" table:formula="of:=[.D27]/[.$E$27]*[.$G$27]/1000000" office:value-type="float" office:value="-0.0000000123754819198541" calcext:value-type="float">
            <text:p>0.000000</text:p>
          </table:table-cell>
          <table:table-cell table:style-name="ce23" office:value-type="float" office:value="-11.000558" calcext:value-type="float" table:number-columns-spanned="1" table:number-rows-spanned="3">
            <text:p>-11.000558</text:p>
          </table:table-cell>
          <table:table-cell table:style-name="ce23" office:value-type="float" office:value="-0.000968" calcext:value-type="float" table:number-columns-spanned="1" table:number-rows-spanned="3">
            <text:p>-0.000968</text:p>
          </table:table-cell>
          <table:table-cell table:style-name="ce23" office:value-type="float" office:value="0.000295" calcext:value-type="float" table:number-columns-spanned="1" table:number-rows-spanned="3">
            <text:p>0.000295</text:p>
          </table:table-cell>
          <table:table-cell table:style-name="ce59" table:formula="of:=[.M27]/1000" office:value-type="float" office:value="-0.011000558" calcext:value-type="float" table:number-columns-spanned="1" table:number-rows-spanned="3">
            <text:p>-0.011</text:p>
          </table:table-cell>
          <table:table-cell table:style-name="ce59" table:formula="of:=[.N27]/1000" office:value-type="float" office:value="-0.000000968" calcext:value-type="float" table:number-columns-spanned="1" table:number-rows-spanned="3">
            <text:p>0.000</text:p>
          </table:table-cell>
          <table:table-cell table:style-name="ce59" table:formula="of:=[.O27]/1000" office:value-type="float" office:value="0.00000029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27]" office:value-type="float" office:value="11769.918945" calcext:value-type="float">
            <text:p>11,769.918945</text:p>
          </table:table-cell>
          <table:table-cell table:style-name="ce23" office:value-type="float" office:value="1776514944" calcext:value-type="float">
            <text:p>1,776,514,944.000000</text:p>
          </table:table-cell>
          <table:table-cell table:style-name="ce23" office:value-type="float" office:value="3386.311768" calcext:value-type="float">
            <text:p>3,386.311768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8]/[.$E$27]*[.$G$27]/1000000" office:value-type="float" office:value="0.0000000069475348179515" calcext:value-type="float">
            <text:p>0.000000</text:p>
          </table:table-cell>
          <table:table-cell table:style-name="ce58" table:formula="of:=[.C28]/[.$E$27]*[.$G$27]/1000000" office:value-type="float" office:value="0.00104863928848842" calcext:value-type="float">
            <text:p>0.001049</text:p>
          </table:table-cell>
          <table:table-cell table:style-name="ce58" table:formula="of:=[.D28]/[.$E$27]*[.$G$27]/1000000" office:value-type="float" office:value="0.00000000199886838835141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27]" office:value-type="float" office:value="-20965.482422" calcext:value-type="float">
            <text:p>-20,965.482422</text:p>
          </table:table-cell>
          <table:table-cell table:style-name="ce19" table:formula="of:=[.D28]" office:value-type="float" office:value="3386.311768" calcext:value-type="float">
            <text:p>3,386.311768</text:p>
          </table:table-cell>
          <table:table-cell table:style-name="ce23" office:value-type="float" office:value="1776760320" calcext:value-type="float">
            <text:p>1,776,760,32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29]/[.$E$27]*[.$G$27]/1000000" office:value-type="float" office:value="-0.0000000123754819198541" calcext:value-type="float">
            <text:p>0.000000</text:p>
          </table:table-cell>
          <table:table-cell table:style-name="ce58" table:formula="of:=[.C29]/[.$E$27]*[.$G$27]/1000000" office:value-type="float" office:value="0.00000000199886838835141" calcext:value-type="float">
            <text:p>0.000000</text:p>
          </table:table-cell>
          <table:table-cell table:style-name="ce58" table:formula="of:=[.D29]/[.$E$27]*[.$G$27]/1000000" office:value-type="float" office:value="0.00104878412876399" calcext:value-type="float">
            <text:p>0.001049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23" office:value-type="float" office:value="251069136896" calcext:value-type="float">
            <text:p>251,069,136,896.000000</text:p>
          </table:table-cell>
          <table:table-cell table:style-name="ce23" office:value-type="float" office:value="6240574" calcext:value-type="float">
            <text:p>6,240,574.000000</text:p>
          </table:table-cell>
          <table:table-cell table:style-name="ce23" office:value-type="float" office:value="-56598.90625" calcext:value-type="float">
            <text:p>-56,598.906250</text:p>
          </table:table-cell>
          <table:table-cell table:style-name="ce23" office:value-type="float" office:value="10401525" calcext:value-type="float" table:number-columns-spanned="1" table:number-rows-spanned="3">
            <text:p>10,401,525.000000</text:p>
          </table:table-cell>
          <table:table-cell table:style-name="ce23" table:formula="of:=[.E30]*[.H30]" office:value-type="float" office:value="10401525" calcext:value-type="float" table:number-columns-spanned="1" table:number-rows-spanned="3">
            <text:p>10,401,525.000000</text:p>
          </table:table-cell>
          <table:table-cell table:style-name="ce25" table:formula="of:=[.I30]/[.H30]" office:value-type="float" office:value="6.13980074416672" calcext:value-type="float" table:number-columns-spanned="1" table:number-rows-spanned="3">
            <text:p>6.1398</text:p>
          </table:table-cell>
          <table:table-cell table:style-name="ce50" office:value-type="float" office:value="1" calcext:value-type="float" table:number-columns-spanned="1" table:number-rows-spanned="3">
            <text:p>1</text:p>
          </table:table-cell>
          <table:table-cell table:style-name="ce54" table:formula="of:=([.F30]/[.$G$38])*[.$G$37]" office:value-type="float" office:value="6.13980074416672" calcext:value-type="float" table:number-columns-spanned="1" table:number-rows-spanned="3">
            <text:p>6.140</text:p>
          </table:table-cell>
          <table:table-cell table:style-name="ce58" table:formula="of:=[.B30]/[.$E$30]*[.$G$30]/1000000" office:value-type="float" office:value="0.1482008141644" calcext:value-type="float">
            <text:p>0.148201</text:p>
          </table:table-cell>
          <table:table-cell table:style-name="ce58" table:formula="of:=[.C30]/[.$E$30]*[.$G$30]/1000000" office:value-type="float" office:value="0.00000368367916139484" calcext:value-type="float">
            <text:p>0.000004</text:p>
          </table:table-cell>
          <table:table-cell table:style-name="ce58" table:formula="of:=[.D30]/[.$E$30]*[.$G$30]/1000000" office:value-type="float" office:value="-0.0000000334091401705781" calcext:value-type="float">
            <text:p>0.000000</text:p>
          </table:table-cell>
          <table:table-cell table:style-name="ce23" office:value-type="float" office:value="0.000664" calcext:value-type="float" table:number-columns-spanned="1" table:number-rows-spanned="3">
            <text:p>0.000664</text:p>
          </table:table-cell>
          <table:table-cell table:style-name="ce23" office:value-type="float" office:value="-0.000078" calcext:value-type="float" table:number-columns-spanned="1" table:number-rows-spanned="3">
            <text:p>-0.000078</text:p>
          </table:table-cell>
          <table:table-cell table:style-name="ce23" office:value-type="float" office:value="-1.612175" calcext:value-type="float" table:number-columns-spanned="1" table:number-rows-spanned="3">
            <text:p>-1.612175</text:p>
          </table:table-cell>
          <table:table-cell table:style-name="ce59" table:formula="of:=[.M30]/1000" office:value-type="float" office:value="0.000000664" calcext:value-type="float" table:number-columns-spanned="1" table:number-rows-spanned="3">
            <text:p>0.000</text:p>
          </table:table-cell>
          <table:table-cell table:style-name="ce59" table:formula="of:=[.N30]/1000" office:value-type="float" office:value="-0.000000078" calcext:value-type="float" table:number-columns-spanned="1" table:number-rows-spanned="3">
            <text:p>0.000</text:p>
          </table:table-cell>
          <table:table-cell table:style-name="ce59" table:formula="of:=[.O30]/1000" office:value-type="float" office:value="-0.001612175" calcext:value-type="float" table:number-columns-spanned="1" table:number-rows-spanned="3">
            <text:p>-0.002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0]" office:value-type="float" office:value="6240574" calcext:value-type="float">
            <text:p>6,240,574.000000</text:p>
          </table:table-cell>
          <table:table-cell table:style-name="ce23" office:value-type="float" office:value="599781867520" calcext:value-type="float">
            <text:p>599,781,867,520.000000</text:p>
          </table:table-cell>
          <table:table-cell table:style-name="ce23" office:value-type="float" office:value="2910.903564" calcext:value-type="float">
            <text:p>2,910.903564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1]/[.$E$30]*[.$G$30]/1000000" office:value-type="float" office:value="0.00000368367916139484" calcext:value-type="float">
            <text:p>0.000004</text:p>
          </table:table-cell>
          <table:table-cell table:style-name="ce58" table:formula="of:=[.C31]/[.$E$30]*[.$G$30]/1000000" office:value-type="float" office:value="0.354038581509635" calcext:value-type="float">
            <text:p>0.354039</text:p>
          </table:table-cell>
          <table:table-cell table:style-name="ce58" table:formula="of:=[.D31]/[.$E$30]*[.$G$30]/1000000" office:value-type="float" office:value="0.00000000171824495623909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0]" office:value-type="float" office:value="-56598.90625" calcext:value-type="float">
            <text:p>-56,598.906250</text:p>
          </table:table-cell>
          <table:table-cell table:style-name="ce19" table:formula="of:=[.D31]" office:value-type="float" office:value="2910.903564" calcext:value-type="float">
            <text:p>2,910.903564</text:p>
          </table:table-cell>
          <table:table-cell table:style-name="ce23" office:value-type="float" office:value="849948377088" calcext:value-type="float">
            <text:p>849,948,377,088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2]/[.$E$30]*[.$G$30]/1000000" office:value-type="float" office:value="-0.0000000334091401705781" calcext:value-type="float">
            <text:p>0.000000</text:p>
          </table:table-cell>
          <table:table-cell table:style-name="ce58" table:formula="of:=[.C32]/[.$E$30]*[.$G$30]/1000000" office:value-type="float" office:value="0.00000000171824495623909" calcext:value-type="float">
            <text:p>0.000000</text:p>
          </table:table-cell>
          <table:table-cell table:style-name="ce58" table:formula="of:=[.D32]/[.$E$30]*[.$G$30]/1000000" office:value-type="float" office:value="0.501706593806985" calcext:value-type="float">
            <text:p>0.501707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23" office:value-type="float" office:value="192733184" calcext:value-type="float">
            <text:p>192,733,184.000000</text:p>
          </table:table-cell>
          <table:table-cell table:style-name="ce23" office:value-type="float" office:value="38586.1875" calcext:value-type="float">
            <text:p>38,586.187500</text:p>
          </table:table-cell>
          <table:table-cell table:style-name="ce23" office:value-type="float" office:value="2849063.5" calcext:value-type="float">
            <text:p>2,849,063.500000</text:p>
          </table:table-cell>
          <table:table-cell table:style-name="ce23" office:value-type="float" office:value="248506.703125" calcext:value-type="float" table:number-columns-spanned="1" table:number-rows-spanned="3">
            <text:p>248,506.703125</text:p>
          </table:table-cell>
          <table:table-cell table:style-name="ce23" table:formula="of:=[.E33]*[.H33]" office:value-type="float" office:value="497013.40625" calcext:value-type="float" table:number-columns-spanned="1" table:number-rows-spanned="3">
            <text:p>497,013.406250</text:p>
          </table:table-cell>
          <table:table-cell table:style-name="ce25" table:formula="of:=[.I33]/[.H33]" office:value-type="float" office:value="0.146688263574552" calcext:value-type="float" table:number-columns-spanned="1" table:number-rows-spanned="3">
            <text:p>0.1467</text:p>
          </table:table-cell>
          <table:table-cell table:style-name="ce50" office:value-type="float" office:value="2" calcext:value-type="float" table:number-columns-spanned="1" table:number-rows-spanned="3">
            <text:p>2</text:p>
          </table:table-cell>
          <table:table-cell table:style-name="ce54" table:formula="of:=([.F33]/[.$G$38])*[.$G$37]" office:value-type="float" office:value="0.293376527149104" calcext:value-type="float" table:number-columns-spanned="1" table:number-rows-spanned="3">
            <text:p>0.293</text:p>
          </table:table-cell>
          <table:table-cell table:style-name="ce58" table:formula="of:=[.B33]/[.$E$33]*[.$G$33]/1000000" office:value-type="float" office:value="0.000113766332008895" calcext:value-type="float">
            <text:p>0.000114</text:p>
          </table:table-cell>
          <table:table-cell table:style-name="ce58" table:formula="of:=[.C33]/[.$E$33]*[.$G$33]/1000000" office:value-type="float" office:value="0.0000000227766123455029" calcext:value-type="float">
            <text:p>0.000000</text:p>
          </table:table-cell>
          <table:table-cell table:style-name="ce58" table:formula="of:=[.D33]/[.$E$33]*[.$G$33]/1000000" office:value-type="float" office:value="0.00000168174207123266" calcext:value-type="float">
            <text:p>0.000002</text:p>
          </table:table-cell>
          <table:table-cell table:style-name="ce23" office:value-type="float" office:value="-2.335873" calcext:value-type="float" table:number-columns-spanned="1" table:number-rows-spanned="3">
            <text:p>-2.335873</text:p>
          </table:table-cell>
          <table:table-cell table:style-name="ce23" office:value-type="float" office:value="-34.409458" calcext:value-type="float" table:number-columns-spanned="1" table:number-rows-spanned="3">
            <text:p>-34.409458</text:p>
          </table:table-cell>
          <table:table-cell table:style-name="ce23" office:value-type="float" office:value="35.894726" calcext:value-type="float" table:number-columns-spanned="1" table:number-rows-spanned="3">
            <text:p>35.894726</text:p>
          </table:table-cell>
          <table:table-cell table:style-name="ce59" table:formula="of:=[.M33]/1000" office:value-type="float" office:value="-0.002335873" calcext:value-type="float" table:number-columns-spanned="1" table:number-rows-spanned="3">
            <text:p>-0.002</text:p>
          </table:table-cell>
          <table:table-cell table:style-name="ce59" table:formula="of:=[.N33]/1000" office:value-type="float" office:value="-0.034409458" calcext:value-type="float" table:number-columns-spanned="1" table:number-rows-spanned="3">
            <text:p>-0.034</text:p>
          </table:table-cell>
          <table:table-cell table:style-name="ce59" table:formula="of:=[.O33]/1000" office:value-type="float" office:value="0.03589472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19" table:formula="of:=[.C33]" office:value-type="float" office:value="38586.1875" calcext:value-type="float">
            <text:p>38,586.187500</text:p>
          </table:table-cell>
          <table:table-cell table:style-name="ce23" office:value-type="float" office:value="177676912" calcext:value-type="float">
            <text:p>177,676,912.000000</text:p>
          </table:table-cell>
          <table:table-cell table:style-name="ce23" office:value-type="float" office:value="-43014.628906" calcext:value-type="float">
            <text:p>-43,014.628906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4]/[.$E$33]*[.$G$33]/1000000" office:value-type="float" office:value="0.0000000227766123455029" calcext:value-type="float">
            <text:p>0.000000</text:p>
          </table:table-cell>
          <table:table-cell table:style-name="ce58" table:formula="of:=[.C34]/[.$E$33]*[.$G$33]/1000000" office:value-type="float" office:value="0.000104878932321832" calcext:value-type="float">
            <text:p>0.000105</text:p>
          </table:table-cell>
          <table:table-cell table:style-name="ce58" table:formula="of:=[.D34]/[.$E$33]*[.$G$33]/1000000" office:value-type="float" office:value="-0.0000000253906278711164" calcext:value-type="float">
            <text:p>0.000000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3">
          <table:covered-table-cell table:style-name="ce17"/>
          <table:table-cell table:style-name="ce19" table:formula="of:=[.D33]" office:value-type="float" office:value="2849063.5" calcext:value-type="float">
            <text:p>2,849,063.500000</text:p>
          </table:table-cell>
          <table:table-cell table:style-name="ce19" table:formula="of:=[.D34]" office:value-type="float" office:value="-43014.628906" calcext:value-type="float">
            <text:p>-43,014.628906</text:p>
          </table:table-cell>
          <table:table-cell table:style-name="ce23" office:value-type="float" office:value="131333000" calcext:value-type="float">
            <text:p>131,333,000.000000</text:p>
          </table:table-cell>
          <table:covered-table-cell table:number-columns-repeated="2" table:style-name="ce18"/>
          <table:covered-table-cell table:style-name="ce26"/>
          <table:covered-table-cell table:style-name="ce51"/>
          <table:covered-table-cell table:style-name="ce55"/>
          <table:table-cell table:style-name="ce58" table:formula="of:=[.B35]/[.$E$33]*[.$G$33]/1000000" office:value-type="float" office:value="0.00000168174207123266" calcext:value-type="float">
            <text:p>0.000002</text:p>
          </table:table-cell>
          <table:table-cell table:style-name="ce58" table:formula="of:=[.C35]/[.$E$33]*[.$G$33]/1000000" office:value-type="float" office:value="-0.0000000253906278711164" calcext:value-type="float">
            <text:p>0.000000</text:p>
          </table:table-cell>
          <table:table-cell table:style-name="ce58" table:formula="of:=[.D35]/[.$E$33]*[.$G$33]/1000000" office:value-type="float" office:value="0.00007752309888537" calcext:value-type="float">
            <text:p>0.000078</text:p>
          </table:table-cell>
          <table:covered-table-cell table:number-columns-repeated="3" table:style-name="ce18"/>
          <table:covered-table-cell table:number-columns-repeated="3" table:style-name="ce60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97" calcext:value-type="float">
            <text:p>97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164329099.109377" calcext:value-type="float">
            <text:p>164329099.1094</text:p>
          </table:table-cell>
          <table:table-cell table:style-name="ce53"/>
          <table:table-cell table:style-name="ce47"/>
          <table:table-cell/>
          <table:table-cell table:formula="of:=[.E3]-[.E18]" office:value-type="float" office:value="95533512" calcext:value-type="float">
            <text:p>95533512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)" office:value-type="float" office:value="97" calcext:value-type="float">
            <text:p>97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LC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79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194999" calcext:value-type="float">
            <text:p>0.000000</text:p>
          </table:table-cell>
          <table:table-cell table:style-name="ce87" table:formula="of:=[.D6]/[.$E$6]*[.$G$6]/1000000" office:value-type="float" office:value="0.000000000000427175058642441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194999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0330747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58642441" calcext:value-type="float">
            <text:p>0.000000</text:p>
          </table:table-cell>
          <table:table-cell table:style-name="ce87" table:formula="of:=[.C8]/[.$E$6]*[.$G$6]/1000000" office:value-type="float" office:value="0.000000000000201344860330747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58367" calcext:value-type="float">
            <text:p>0.000000</text:p>
          </table:table-cell>
          <table:table-cell table:style-name="ce87" table:formula="of:=[.D9]/[.$E$9]*[.$G$9]/1000000" office:value-type="float" office:value="0.000000000302766281003008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58367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371858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003008" calcext:value-type="float">
            <text:p>0.000000</text:p>
          </table:table-cell>
          <table:table-cell table:style-name="ce87" table:formula="of:=[.C11]/[.$E$9]*[.$G$9]/1000000" office:value-type="float" office:value="-0.0000000000358272795371858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65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65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26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26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24057112" calcext:value-type="float">
            <text:p>0.000000</text:p>
          </table:table-cell>
          <table:table-cell table:style-name="ce87" table:formula="of:=[.D15]/[.$E$15]*[.$G$15]/1000000" office:value-type="float" office:value="-0.0000000000000394444168927985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24057112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877583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168927985" calcext:value-type="float">
            <text:p>0.000000</text:p>
          </table:table-cell>
          <table:table-cell table:style-name="ce87" table:formula="of:=[.C17]/[.$E$15]*[.$G$15]/1000000" office:value-type="float" office:value="-0.0000000000779125341877583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75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75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2502" calcext:value-type="float">
            <text:p>0.000000</text:p>
          </table:table-cell>
          <table:table-cell table:style-name="ce87" table:formula="of:=[.D21]/[.$E$21]*[.$G$21]/1000000" office:value-type="float" office:value="-0.000000300518045562088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2502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6732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88" calcext:value-type="float">
            <text:p>0.000000</text:p>
          </table:table-cell>
          <table:table-cell table:style-name="ce87" table:formula="of:=[.C23]/[.$E$21]*[.$G$21]/1000000" office:value-type="float" office:value="0.00000000221761557086732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1567451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1567451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35656146" calcext:value-type="float">
            <text:p>0.000000</text:p>
          </table:table-cell>
          <table:table-cell table:style-name="ce87" table:formula="of:=[.D27]/[.$E$27]*[.$G$27]/1000000" office:value-type="float" office:value="0.00000000000014070765439992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35656146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107561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4399925" calcext:value-type="float">
            <text:p>0.000000</text:p>
          </table:table-cell>
          <table:table-cell table:style-name="ce87" table:formula="of:=[.C29]/[.$E$27]*[.$G$27]/1000000" office:value-type="float" office:value="0.00000000000730572312107561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5514488446976" calcext:value-type="float">
            <text:p>5,514,488,446,976.000000</text:p>
          </table:table-cell>
          <table:table-cell table:style-name="ce82" office:value-type="float" office:value="-2710009856" calcext:value-type="float">
            <text:p>-2,710,009,856.000000</text:p>
          </table:table-cell>
          <table:table-cell table:style-name="ce82" office:value-type="float" office:value="2143656064" calcext:value-type="float">
            <text:p>2,143,656,064.000000</text:p>
          </table:table-cell>
          <table:table-cell table:style-name="ce82" office:value-type="float" office:value="159333680" calcext:value-type="float" table:number-columns-spanned="1" table:number-rows-spanned="3">
            <text:p>159,333,680.000000</text:p>
          </table:table-cell>
          <table:table-cell table:style-name="ce82" table:formula="of:=[.E30]*[.H30]" office:value-type="float" office:value="159333680" calcext:value-type="float" table:number-columns-spanned="1" table:number-rows-spanned="3">
            <text:p>159,333,680.000000</text:p>
          </table:table-cell>
          <table:table-cell table:style-name="ce93" office:value-type="float" office:value="51.9368319627776" calcext:value-type="float" table:number-columns-spanned="1" table:number-rows-spanned="3">
            <text:p>51.936832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51.9368319627776" calcext:value-type="float" table:number-columns-spanned="1" table:number-rows-spanned="3">
            <text:p>51.937</text:p>
          </table:table-cell>
          <table:table-cell table:style-name="ce87" table:formula="of:=[.B30]/[.$E$30]*[.$G$30]/1000000" office:value-type="float" office:value="1.79751738509567" calcext:value-type="float">
            <text:p>1.797517</text:p>
          </table:table-cell>
          <table:table-cell table:style-name="ce87" table:formula="of:=[.C30]/[.$E$30]*[.$G$30]/1000000" office:value-type="float" office:value="-0.000883362051943714" calcext:value-type="float">
            <text:p>-0.000883</text:p>
          </table:table-cell>
          <table:table-cell table:style-name="ce87" table:formula="of:=[.D30]/[.$E$30]*[.$G$30]/1000000" office:value-type="float" office:value="0.000698751856995691" calcext:value-type="float">
            <text:p>0.000699</text:p>
          </table:table-cell>
          <table:table-cell table:style-name="ce82" office:value-type="float" office:value="0.071805" calcext:value-type="float" table:number-columns-spanned="1" table:number-rows-spanned="3">
            <text:p>0.071805</text:p>
          </table:table-cell>
          <table:table-cell table:style-name="ce82" office:value-type="float" office:value="-0.039499" calcext:value-type="float" table:number-columns-spanned="1" table:number-rows-spanned="3">
            <text:p>-0.039499</text:p>
          </table:table-cell>
          <table:table-cell table:style-name="ce82" office:value-type="float" office:value="109.127098" calcext:value-type="float" table:number-columns-spanned="1" table:number-rows-spanned="3">
            <text:p>109.127098</text:p>
          </table:table-cell>
          <table:table-cell table:style-name="ce88" table:formula="of:=[.M30]/1000" office:value-type="float" office:value="0.000071805" calcext:value-type="float" table:number-columns-spanned="1" table:number-rows-spanned="3">
            <text:p>0.000</text:p>
          </table:table-cell>
          <table:table-cell table:style-name="ce88" table:formula="of:=[.N30]/1000" office:value-type="float" office:value="-0.000039499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0.109127098" calcext:value-type="float" table:number-columns-spanned="1" table:number-rows-spanned="3">
            <text:p>0.109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2710009856" calcext:value-type="float">
            <text:p>-2,710,009,856.000000</text:p>
          </table:table-cell>
          <table:table-cell table:style-name="ce82" office:value-type="float" office:value="10172548251648" calcext:value-type="float">
            <text:p>10,172,548,251,648.000000</text:p>
          </table:table-cell>
          <table:table-cell table:style-name="ce82" office:value-type="float" office:value="-1215373184" calcext:value-type="float">
            <text:p>-1,215,373,1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883362051943714" calcext:value-type="float">
            <text:p>-0.000883</text:p>
          </table:table-cell>
          <table:table-cell table:style-name="ce87" table:formula="of:=[.C31]/[.$E$30]*[.$G$30]/1000000" office:value-type="float" office:value="3.31587100215779" calcext:value-type="float">
            <text:p>3.315871</text:p>
          </table:table-cell>
          <table:table-cell table:style-name="ce87" table:formula="of:=[.D31]/[.$E$30]*[.$G$30]/1000000" office:value-type="float" office:value="-0.000396166289697658" calcext:value-type="float">
            <text:p>-0.00039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2143656064" calcext:value-type="float">
            <text:p>2,143,656,064.000000</text:p>
          </table:table-cell>
          <table:table-cell table:style-name="ce80" table:formula="of:=[.D31]" office:value-type="float" office:value="-1215373184" calcext:value-type="float">
            <text:p>-1,215,373,184.000000</text:p>
          </table:table-cell>
          <table:table-cell table:style-name="ce82" office:value-type="float" office:value="10381759086592" calcext:value-type="float">
            <text:p>10,381,759,086,59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698751856995691" calcext:value-type="float">
            <text:p>0.000699</text:p>
          </table:table-cell>
          <table:table-cell table:style-name="ce87" table:formula="of:=[.C32]/[.$E$30]*[.$G$30]/1000000" office:value-type="float" office:value="-0.000396166289697658" calcext:value-type="float">
            <text:p>-0.000396</text:p>
          </table:table-cell>
          <table:table-cell table:style-name="ce87" table:formula="of:=[.D32]/[.$E$30]*[.$G$30]/1000000" office:value-type="float" office:value="3.38406592478356" calcext:value-type="float">
            <text:p>3.384066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2</text:p>
          </table:table-cell>
          <table:table-cell table:style-name="ce82" office:value-type="float" office:value="2363238383616" calcext:value-type="float">
            <text:p>2,363,238,383,616.000000</text:p>
          </table:table-cell>
          <table:table-cell table:style-name="ce82" office:value-type="float" office:value="-32624486400" calcext:value-type="float">
            <text:p>-32,624,486,400.000000</text:p>
          </table:table-cell>
          <table:table-cell table:style-name="ce82" office:value-type="float" office:value="-1178281088" calcext:value-type="float">
            <text:p>-1,178,281,088.000000</text:p>
          </table:table-cell>
          <table:table-cell table:style-name="ce82" office:value-type="float" office:value="85975360" calcext:value-type="float" table:number-columns-spanned="1" table:number-rows-spanned="3">
            <text:p>85,975,360.000000</text:p>
          </table:table-cell>
          <table:table-cell table:style-name="ce82" table:formula="of:=[.E33]*[.H33]" office:value-type="float" office:value="85975360" calcext:value-type="float" table:number-columns-spanned="1" table:number-rows-spanned="3">
            <text:p>85,975,360.000000</text:p>
          </table:table-cell>
          <table:table-cell table:style-name="ce93" office:value-type="float" office:value="28.0247580126142" calcext:value-type="float" table:number-columns-spanned="1" table:number-rows-spanned="3">
            <text:p>28.024758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28.0247580126142" calcext:value-type="float" table:number-columns-spanned="1" table:number-rows-spanned="3">
            <text:p>28.025</text:p>
          </table:table-cell>
          <table:table-cell table:style-name="ce87" table:formula="of:=[.B33]/[.$E$33]*[.$G$33]/1000000" office:value-type="float" office:value="0.770327496470616" calcext:value-type="float">
            <text:p>0.770327</text:p>
          </table:table-cell>
          <table:table-cell table:style-name="ce87" table:formula="of:=[.C33]/[.$E$33]*[.$G$33]/1000000" office:value-type="float" office:value="-0.0106343647371273" calcext:value-type="float">
            <text:p>-0.010634</text:p>
          </table:table-cell>
          <table:table-cell table:style-name="ce87" table:formula="of:=[.D33]/[.$E$33]*[.$G$33]/1000000" office:value-type="float" office:value="-0.000384075651000935" calcext:value-type="float">
            <text:p>-0.000384</text:p>
          </table:table-cell>
          <table:table-cell table:style-name="ce82" office:value-type="float" office:value="2.67327" calcext:value-type="float" table:number-columns-spanned="1" table:number-rows-spanned="3">
            <text:p>2.673270</text:p>
          </table:table-cell>
          <table:table-cell table:style-name="ce82" office:value-type="float" office:value="-2.946516" calcext:value-type="float" table:number-columns-spanned="1" table:number-rows-spanned="3">
            <text:p>-2.946516</text:p>
          </table:table-cell>
          <table:table-cell table:style-name="ce82" office:value-type="float" office:value="82.844849" calcext:value-type="float" table:number-columns-spanned="1" table:number-rows-spanned="3">
            <text:p>82.844849</text:p>
          </table:table-cell>
          <table:table-cell table:style-name="ce88" table:formula="of:=[.M33]/1000" office:value-type="float" office:value="0.00267327" calcext:value-type="float" table:number-columns-spanned="1" table:number-rows-spanned="3">
            <text:p>0.003</text:p>
          </table:table-cell>
          <table:table-cell table:style-name="ce88" table:formula="of:=[.N33]/1000" office:value-type="float" office:value="-0.002946516" calcext:value-type="float" table:number-columns-spanned="1" table:number-rows-spanned="3">
            <text:p>-0.003</text:p>
          </table:table-cell>
          <table:table-cell table:style-name="ce88" table:formula="of:=[.O33]/1000" office:value-type="float" office:value="0.082844849" calcext:value-type="float" table:number-columns-spanned="1" table:number-rows-spanned="3">
            <text:p>0.08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-32624486400" calcext:value-type="float">
            <text:p>-32,624,486,400.000000</text:p>
          </table:table-cell>
          <table:table-cell table:style-name="ce82" office:value-type="float" office:value="5480085716992" calcext:value-type="float">
            <text:p>5,480,085,716,992.000000</text:p>
          </table:table-cell>
          <table:table-cell table:style-name="ce82" office:value-type="float" office:value="-15317129216" calcext:value-type="float">
            <text:p>-15,317,129,21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-0.0106343647371273" calcext:value-type="float">
            <text:p>-0.010634</text:p>
          </table:table-cell>
          <table:table-cell table:style-name="ce87" table:formula="of:=[.C34]/[.$E$33]*[.$G$33]/1000000" office:value-type="float" office:value="1.78630337932966" calcext:value-type="float">
            <text:p>1.786303</text:p>
          </table:table-cell>
          <table:table-cell table:style-name="ce87" table:formula="of:=[.D34]/[.$E$33]*[.$G$33]/1000000" office:value-type="float" office:value="-0.00499281235607903" calcext:value-type="float">
            <text:p>-0.00499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1178281088" calcext:value-type="float">
            <text:p>-1,178,281,088.000000</text:p>
          </table:table-cell>
          <table:table-cell table:style-name="ce80" table:formula="of:=[.D34]" office:value-type="float" office:value="-15317129216" calcext:value-type="float">
            <text:p>-15,317,129,216.000000</text:p>
          </table:table-cell>
          <table:table-cell table:style-name="ce82" office:value-type="float" office:value="7379164332032" calcext:value-type="float">
            <text:p>7,379,164,332,03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384075651000935" calcext:value-type="float">
            <text:p>-0.000384</text:p>
          </table:table-cell>
          <table:table-cell table:style-name="ce87" table:formula="of:=[.C35]/[.$E$33]*[.$G$33]/1000000" office:value-type="float" office:value="-0.00499281235607903" calcext:value-type="float">
            <text:p>-0.004993</text:p>
          </table:table-cell>
          <table:table-cell table:style-name="ce87" table:formula="of:=[.D35]/[.$E$33]*[.$G$33]/1000000" office:value-type="float" office:value="2.40533211771967" calcext:value-type="float">
            <text:p>2.405332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6]*[.H36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6]*[.H36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6]/[.$E$36]*[.$G$36]/1000000" office:value-type="float" office:value="0.000152862338242308" calcext:value-type="float">
            <text:p>0.000153</text:p>
          </table:table-cell>
          <table:table-cell table:style-name="ce87" table:formula="of:=[.C36]/[.$E$36]*[.$G$36]/1000000" office:value-type="float" office:value="0.0000000123182375785937" calcext:value-type="float">
            <text:p>0.000000</text:p>
          </table:table-cell>
          <table:table-cell table:style-name="ce87" table:formula="of:=[.D36]/[.$E$36]*[.$G$36]/1000000" office:value-type="float" office:value="-0.00000000868831981760919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6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6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6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23182375785937" calcext:value-type="float">
            <text:p>0.000000</text:p>
          </table:table-cell>
          <table:table-cell table:style-name="ce87" table:formula="of:=[.C37]/[.$E$36]*[.$G$36]/1000000" office:value-type="float" office:value="0.000111194889831279" calcext:value-type="float">
            <text:p>0.000111</text:p>
          </table:table-cell>
          <table:table-cell table:style-name="ce87" table:formula="of:=[.D37]/[.$E$36]*[.$G$36]/1000000" office:value-type="float" office:value="0.00000346835234621767" calcext:value-type="float">
            <text:p>0.00000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-26654.339844" calcext:value-type="float">
            <text:p>-26,654.339844</text:p>
          </table:table-cell>
          <table:table-cell table:style-name="ce80" table:formula="of:=[.D37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-0.00000000868831981760919" calcext:value-type="float">
            <text:p>0.000000</text:p>
          </table:table-cell>
          <table:table-cell table:style-name="ce87" table:formula="of:=[.C38]/[.$E$36]*[.$G$36]/1000000" office:value-type="float" office:value="0.00000346835234621767" calcext:value-type="float">
            <text:p>0.000003</text:p>
          </table:table-cell>
          <table:table-cell table:style-name="ce87" table:formula="of:=[.D38]/[.$E$36]*[.$G$36]/1000000" office:value-type="float" office:value="0.000244303712868384" calcext:value-type="float">
            <text:p>0.000244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9]*[.H39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9]*[.H39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9]/[.$E$39]*[.$G$39]/1000000" office:value-type="float" office:value="0.0000627697502114961" calcext:value-type="float">
            <text:p>0.000063</text:p>
          </table:table-cell>
          <table:table-cell table:style-name="ce87" table:formula="of:=[.C39]/[.$E$39]*[.$G$39]/1000000" office:value-type="float" office:value="0.0000000112204971649495" calcext:value-type="float">
            <text:p>0.000000</text:p>
          </table:table-cell>
          <table:table-cell table:style-name="ce87" table:formula="of:=[.D39]/[.$E$39]*[.$G$39]/1000000" office:value-type="float" office:value="0.000000952066962418802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9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9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9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9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0]/[.$E$39]*[.$G$39]/1000000" office:value-type="float" office:value="0.0000000112204971649495" calcext:value-type="float">
            <text:p>0.000000</text:p>
          </table:table-cell>
          <table:table-cell table:style-name="ce87" table:formula="of:=[.C40]/[.$E$39]*[.$G$39]/1000000" office:value-type="float" office:value="0.0000578463161467497" calcext:value-type="float">
            <text:p>0.000058</text:p>
          </table:table-cell>
          <table:table-cell table:style-name="ce87" table:formula="of:=[.D40]/[.$E$39]*[.$G$39]/1000000" office:value-type="float" office:value="-0.0000000147108252322272" calcext:value-type="float">
            <text:p>0.000000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9]" office:value-type="float" office:value="2920785.25" calcext:value-type="float">
            <text:p>2,920,785.250000</text:p>
          </table:table-cell>
          <table:table-cell table:style-name="ce80" table:formula="of:=[.D40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79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41]/[.$E$39]*[.$G$39]/1000000" office:value-type="float" office:value="0.000000952066962418802" calcext:value-type="float">
            <text:p>0.000001</text:p>
          </table:table-cell>
          <table:table-cell table:style-name="ce87" table:formula="of:=[.C41]/[.$E$39]*[.$G$39]/1000000" office:value-type="float" office:value="-0.0000000147108252322272" calcext:value-type="float">
            <text:p>0.000000</text:p>
          </table:table-cell>
          <table:table-cell table:style-name="ce87" table:formula="of:=[.D41]/[.$E$39]*[.$G$39]/1000000" office:value-type="float" office:value="0.0000427550189523094" calcext:value-type="float">
            <text:p>0.000043</text:p>
          </table:table-cell>
          <table:covered-table-cell table:number-columns-repeated="3" table:style-name="ce79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[.F33])" office:value-type="float" office:value="460175391.851564" calcext:value-type="float">
            <text:p>460175391.8516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[.I33];[.I36];[.I39])" office:value-type="float" office:value="150.282215893493" calcext:value-type="float">
            <text:p>150.2822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" table:style-name="ta1">
        <table:table-column table:style-name="co24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ce29"/>
        <table:table-column table:style-name="co20" table:default-cell-style-name="ce48"/>
        <table:table-column table:style-name="co21" table:default-cell-style-name="ce29"/>
        <table:table-column table:style-name="co21" table:number-columns-repeated="3" table:default-cell-style-name="ce32"/>
        <table:table-column table:style-name="co11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number-columns-repeated="3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20"/>
        </table:table-row>
        <table:table-row table:style-name="ro2">
          <table:table-cell table:style-name="ce14" office:value-type="string" calcext:value-type="string">
            <text:p>link_name</text:p>
          </table:table-cell>
          <table:table-cell table:style-name="ce14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4"/>
          <table:table-cell table:style-name="ce14" office:value-type="string" calcext:value-type="string">
            <text:p>Unit volume</text:p>
          </table:table-cell>
          <table:table-cell table:style-name="ce14" office:value-type="string" calcext:value-type="string">
            <text:p>Total Volume</text:p>
          </table:table-cell>
          <table:table-cell table:style-name="ce24" office:value-type="string" calcext:value-type="string">
            <text:p>Unit weight</text:p>
          </table:table-cell>
          <table:table-cell table:style-name="ce49" office:value-type="string" calcext:value-type="string">
            <text:p>Qty</text:p>
          </table:table-cell>
          <table:table-cell table:style-name="ce24" office:value-type="string" calcext:value-type="string">
            <text:p>Total weight</text:p>
          </table:table-cell>
          <table:table-cell table:style-name="ce75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75"/>
          <table:table-cell table:style-name="ce14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4"/>
          <table:table-cell table:style-name="ce14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4"/>
          <table:table-cell/>
          <table:table-cell office:value-type="string" calcext:value-type="string">
            <text:p>Qty</text:p>
          </table:table-cell>
        </table:table-row>
        <table:table-row table:style-name="ro3">
          <table:table-cell table:style-name="ce16" office:value-type="string" calcext:value-type="string" table:number-columns-spanned="1" table:number-rows-spanned="3">
            <text:p>base_link</text:p>
          </table:table-cell>
          <table:table-cell table:style-name="ce82" office:value-type="float" office:value="3276309266432" calcext:value-type="float">
            <text:p>3,276,309,266,432.000000</text:p>
          </table:table-cell>
          <table:table-cell table:style-name="ce82" office:value-type="float" office:value="32542832640" calcext:value-type="float">
            <text:p>32,542,832,640.000000</text:p>
          </table:table-cell>
          <table:table-cell table:style-name="ce82" office:value-type="float" office:value="-137832136704" calcext:value-type="float">
            <text:p>-137,832,136,704.000000</text:p>
          </table:table-cell>
          <table:table-cell table:style-name="ce82" office:value-type="float" office:value="113767680" calcext:value-type="float" table:number-columns-spanned="1" table:number-rows-spanned="3">
            <text:p>113,767,680.000000</text:p>
          </table:table-cell>
          <table:table-cell table:style-name="ce82" table:formula="of:=[.E3]*[.H3]" office:value-type="float" office:value="113767680" calcext:value-type="float" table:number-columns-spanned="1" table:number-rows-spanned="3">
            <text:p>113,767,680.000000</text:p>
          </table:table-cell>
          <table:table-cell table:style-name="ce93" office:value-type="float" office:value="67.0840168817732" calcext:value-type="float" table:number-columns-spanned="1" table:number-rows-spanned="3">
            <text:p>67.084017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]*[.H3]" office:value-type="float" office:value="67.0840168817732" calcext:value-type="float" table:number-columns-spanned="1" table:number-rows-spanned="3">
            <text:p>67.084</text:p>
          </table:table-cell>
          <table:table-cell table:style-name="ce87" table:formula="of:=[.B3]/[.$E$3]*[.$G$3]/1000000" office:value-type="float" office:value="1.9319018032119" calcext:value-type="float">
            <text:p>1.931902</text:p>
          </table:table-cell>
          <table:table-cell table:style-name="ce87" table:formula="of:=[.C3]/[.$E$3]*[.$G$3]/1000000" office:value-type="float" office:value="0.0191891399578727" calcext:value-type="float">
            <text:p>0.019189</text:p>
          </table:table-cell>
          <table:table-cell table:style-name="ce87" table:formula="of:=[.D3]/[.$E$3]*[.$G$3]/1000000" office:value-type="float" office:value="-0.0812738150721014" calcext:value-type="float">
            <text:p>-0.081274</text:p>
          </table:table-cell>
          <table:table-cell table:style-name="ce82" office:value-type="float" office:value="9.696296" calcext:value-type="float" table:number-columns-spanned="1" table:number-rows-spanned="3">
            <text:p>9.696296</text:p>
          </table:table-cell>
          <table:table-cell table:style-name="ce82" office:value-type="float" office:value="-0.195788" calcext:value-type="float" table:number-columns-spanned="1" table:number-rows-spanned="3">
            <text:p>-0.195788</text:p>
          </table:table-cell>
          <table:table-cell table:style-name="ce82" office:value-type="float" office:value="70.314941" calcext:value-type="float" table:number-columns-spanned="1" table:number-rows-spanned="3">
            <text:p>70.314941</text:p>
          </table:table-cell>
          <table:table-cell table:style-name="ce88" table:formula="of:=[.M3]/1000" office:value-type="float" office:value="0.009696296" calcext:value-type="float" table:number-columns-spanned="1" table:number-rows-spanned="3">
            <text:p>0.010</text:p>
          </table:table-cell>
          <table:table-cell table:style-name="ce88" table:formula="of:=[.N3]/1000" office:value-type="float" office:value="-0.000195788" calcext:value-type="float" table:number-columns-spanned="1" table:number-rows-spanned="3">
            <text:p>0.000</text:p>
          </table:table-cell>
          <table:table-cell table:style-name="ce88" table:formula="of:=[.O3]/1000" office:value-type="float" office:value="0.070314941" calcext:value-type="float" table:number-columns-spanned="1" table:number-rows-spanned="3">
            <text:p>0.07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]" office:value-type="float" office:value="32542832640" calcext:value-type="float">
            <text:p>32,542,832,640.000000</text:p>
          </table:table-cell>
          <table:table-cell table:style-name="ce82" office:value-type="float" office:value="7661560004608" calcext:value-type="float">
            <text:p>7,661,560,004,608.000000</text:p>
          </table:table-cell>
          <table:table-cell table:style-name="ce82" office:value-type="float" office:value="-87177576" calcext:value-type="float">
            <text:p>-87,177,576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4]/[.$E$3]*[.$G$3]/1000000" office:value-type="float" office:value="0.0191891399578727" calcext:value-type="float">
            <text:p>0.019189</text:p>
          </table:table-cell>
          <table:table-cell table:style-name="ce87" table:formula="of:=[.C4]/[.$E$3]*[.$G$3]/1000000" office:value-type="float" office:value="4.51769976051055" calcext:value-type="float">
            <text:p>4.517700</text:p>
          </table:table-cell>
          <table:table-cell table:style-name="ce87" table:formula="of:=[.D4]/[.$E$3]*[.$G$3]/1000000" office:value-type="float" office:value="-0.0000514049506863115" calcext:value-type="float">
            <text:p>-0.00005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]" office:value-type="float" office:value="-137832136704" calcext:value-type="float">
            <text:p>-137,832,136,704.000000</text:p>
          </table:table-cell>
          <table:table-cell table:style-name="ce80" table:formula="of:=[.D4]" office:value-type="float" office:value="-87177576" calcext:value-type="float">
            <text:p>-87,177,576.000000</text:p>
          </table:table-cell>
          <table:table-cell table:style-name="ce82" office:value-type="float" office:value="9869548584960" calcext:value-type="float">
            <text:p>9,869,548,584,960.000000</text:p>
          </table:table-cell>
          <table:covered-table-cell table:number-columns-repeated="2" table:style-name="ce82"/>
          <table:covered-table-cell table:style-name="ce94"/>
          <table:covered-table-cell table:style-name="ce84"/>
          <table:covered-table-cell table:style-name="ce98"/>
          <table:table-cell table:style-name="ce87" table:formula="of:=[.B5]/[.$E$3]*[.$G$3]/1000000" office:value-type="float" office:value="-0.0812738150721014" calcext:value-type="float">
            <text:p>-0.081274</text:p>
          </table:table-cell>
          <table:table-cell table:style-name="ce87" table:formula="of:=[.C5]/[.$E$3]*[.$G$3]/1000000" office:value-type="float" office:value="-0.0000514049506863115" calcext:value-type="float">
            <text:p>-0.000051</text:p>
          </table:table-cell>
          <table:table-cell table:style-name="ce87" table:formula="of:=[.D5]/[.$E$3]*[.$G$3]/1000000" office:value-type="float" office:value="5.81965777880798" calcext:value-type="float">
            <text:p>5.81965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bumper_assy</text:p>
          </table:table-cell>
          <table:table-cell table:style-name="ce82" office:value-type="float" office:value="133765256" calcext:value-type="float">
            <text:p>133,765,256.000000</text:p>
          </table:table-cell>
          <table:table-cell table:style-name="ce82" office:value-type="float" office:value="-16.157869" calcext:value-type="float">
            <text:p>-16.157869</text:p>
          </table:table-cell>
          <table:table-cell table:style-name="ce82" office:value-type="float" office:value="1.310503" calcext:value-type="float">
            <text:p>1.310503</text:p>
          </table:table-cell>
          <table:table-cell table:style-name="ce82" office:value-type="float" office:value="597195.375" calcext:value-type="float" table:number-columns-spanned="1" table:number-rows-spanned="3">
            <text:p>597,195.375000</text:p>
          </table:table-cell>
          <table:table-cell table:style-name="ce82" table:formula="of:=[.E6]*[.H6]" office:value-type="float" office:value="1194390.75" calcext:value-type="float" table:number-columns-spanned="1" table:number-rows-spanned="3">
            <text:p>1,194,390.750000</text:p>
          </table:table-cell>
          <table:table-cell table:style-name="ce93" office:value-type="float" office:value="0.194663399730195" calcext:value-type="float" table:number-columns-spanned="1" table:number-rows-spanned="3">
            <text:p>0.194663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6]*[.H6]" office:value-type="float" office:value="0.38932679946039" calcext:value-type="float" table:number-columns-spanned="1" table:number-rows-spanned="3">
            <text:p>0.389</text:p>
          </table:table-cell>
          <table:table-cell table:style-name="ce87" table:formula="of:=[.B6]/[.$E$6]*[.$G$6]/1000000" office:value-type="float" office:value="0.0000436024801744988" calcext:value-type="float">
            <text:p>0.000044</text:p>
          </table:table-cell>
          <table:table-cell table:style-name="ce87" table:formula="of:=[.C6]/[.$E$6]*[.$G$6]/1000000" office:value-type="float" office:value="-0.00000000000526686214194999" calcext:value-type="float">
            <text:p>0.000000</text:p>
          </table:table-cell>
          <table:table-cell table:style-name="ce87" table:formula="of:=[.D6]/[.$E$6]*[.$G$6]/1000000" office:value-type="float" office:value="0.000000000000427175058642441" calcext:value-type="float">
            <text:p>0.000000</text:p>
          </table:table-cell>
          <table:table-cell table:style-name="ce82" office:value-type="float" office:value="-0.000001" calcext:value-type="float" table:number-columns-spanned="1" table:number-rows-spanned="3">
            <text:p>-0.000001</text:p>
          </table:table-cell>
          <table:table-cell table:style-name="ce82" office:value-type="float" office:value="3.261589" calcext:value-type="float" table:number-columns-spanned="1" table:number-rows-spanned="3">
            <text:p>3.261589</text:p>
          </table:table-cell>
          <table:table-cell table:style-name="ce82" office:value-type="float" office:value="5" calcext:value-type="float" table:number-columns-spanned="1" table:number-rows-spanned="3">
            <text:p>5.000000</text:p>
          </table:table-cell>
          <table:table-cell table:style-name="ce88" table:formula="of:=[.M6]/1000" office:value-type="float" office:value="-0.000000001" calcext:value-type="float" table:number-columns-spanned="1" table:number-rows-spanned="3">
            <text:p>0.000</text:p>
          </table:table-cell>
          <table:table-cell table:style-name="ce88" table:formula="of:=[.N6]/1000" office:value-type="float" office:value="0.003261589" calcext:value-type="float" table:number-columns-spanned="1" table:number-rows-spanned="3">
            <text:p>0.003</text:p>
          </table:table-cell>
          <table:table-cell table:style-name="ce88" table:formula="of:=[.O6]/1000" office:value-type="float" office:value="0.005" calcext:value-type="float" table:number-columns-spanned="1" table:number-rows-spanned="3">
            <text:p>0.005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6]" office:value-type="float" office:value="-16.157869" calcext:value-type="float">
            <text:p>-16.157869</text:p>
          </table:table-cell>
          <table:table-cell table:style-name="ce82" office:value-type="float" office:value="11057280000" calcext:value-type="float">
            <text:p>11,057,280,000.000000</text:p>
          </table:table-cell>
          <table:table-cell table:style-name="ce82" office:value-type="float" office:value="0.617693" calcext:value-type="float">
            <text:p>0.61769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7]/[.$E$6]*[.$G$6]/1000000" office:value-type="float" office:value="-0.00000000000526686214194999" calcext:value-type="float">
            <text:p>0.000000</text:p>
          </table:table-cell>
          <table:table-cell table:style-name="ce87" table:formula="of:=[.C7]/[.$E$6]*[.$G$6]/1000000" office:value-type="float" office:value="0.00360426052624518" calcext:value-type="float">
            <text:p>0.003604</text:p>
          </table:table-cell>
          <table:table-cell table:style-name="ce87" table:formula="of:=[.D7]/[.$E$6]*[.$G$6]/1000000" office:value-type="float" office:value="0.000000000000201344860330747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6]" office:value-type="float" office:value="1.310503" calcext:value-type="float">
            <text:p>1.310503</text:p>
          </table:table-cell>
          <table:table-cell table:style-name="ce80" table:formula="of:=[.D7]" office:value-type="float" office:value="0.617693" calcext:value-type="float">
            <text:p>0.617693</text:p>
          </table:table-cell>
          <table:table-cell table:style-name="ce82" office:value-type="float" office:value="11104721920" calcext:value-type="float">
            <text:p>11,104,721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8]/[.$E$6]*[.$G$6]/1000000" office:value-type="float" office:value="0.000000000000427175058642441" calcext:value-type="float">
            <text:p>0.000000</text:p>
          </table:table-cell>
          <table:table-cell table:style-name="ce87" table:formula="of:=[.C8]/[.$E$6]*[.$G$6]/1000000" office:value-type="float" office:value="0.000000000000201344860330747" calcext:value-type="float">
            <text:p>0.000000</text:p>
          </table:table-cell>
          <table:table-cell table:style-name="ce87" table:formula="of:=[.D8]/[.$E$6]*[.$G$6]/1000000" office:value-type="float" office:value="0.00361972482122056" calcext:value-type="float">
            <text:p>0.00362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mount</text:p>
          </table:table-cell>
          <table:table-cell table:style-name="ce82" office:value-type="float" office:value="92613688" calcext:value-type="float">
            <text:p>92,613,688.000000</text:p>
          </table:table-cell>
          <table:table-cell table:style-name="ce82" office:value-type="float" office:value="-1321.89917" calcext:value-type="float">
            <text:p>-1,321.899170</text:p>
          </table:table-cell>
          <table:table-cell table:style-name="ce82" office:value-type="float" office:value="928.83728" calcext:value-type="float">
            <text:p>928.837280</text:p>
          </table:table-cell>
          <table:table-cell table:style-name="ce82" office:value-type="float" office:value="129105.789062" calcext:value-type="float" table:number-columns-spanned="1" table:number-rows-spanned="3">
            <text:p>129,105.789062</text:p>
          </table:table-cell>
          <table:table-cell table:style-name="ce82" table:formula="of:=[.E9]*[.H9]" office:value-type="float" office:value="516423.156248" calcext:value-type="float" table:number-columns-spanned="1" table:number-rows-spanned="3">
            <text:p>516,423.156248</text:p>
          </table:table-cell>
          <table:table-cell table:style-name="ce93" office:value-type="float" office:value="0.0420836678844981" calcext:value-type="float" table:number-columns-spanned="1" table:number-rows-spanned="3">
            <text:p>0.042084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9]*[.H9]" office:value-type="float" office:value="0.168334671537992" calcext:value-type="float" table:number-columns-spanned="1" table:number-rows-spanned="3">
            <text:p>0.168</text:p>
          </table:table-cell>
          <table:table-cell table:style-name="ce87" table:formula="of:=[.B9]/[.$E$9]*[.$G$9]/1000000" office:value-type="float" office:value="0.0000301886051405397" calcext:value-type="float">
            <text:p>0.000030</text:p>
          </table:table-cell>
          <table:table-cell table:style-name="ce87" table:formula="of:=[.C9]/[.$E$9]*[.$G$9]/1000000" office:value-type="float" office:value="-0.000000000430889784658367" calcext:value-type="float">
            <text:p>0.000000</text:p>
          </table:table-cell>
          <table:table-cell table:style-name="ce87" table:formula="of:=[.D9]/[.$E$9]*[.$G$9]/1000000" office:value-type="float" office:value="0.000000000302766281003008" calcext:value-type="float">
            <text:p>0.000000</text:p>
          </table:table-cell>
          <table:table-cell table:style-name="ce82" office:value-type="float" office:value="0.001394" calcext:value-type="float" table:number-columns-spanned="1" table:number-rows-spanned="3">
            <text:p>0.001394</text:p>
          </table:table-cell>
          <table:table-cell table:style-name="ce82" office:value-type="float" office:value="-0.000117" calcext:value-type="float" table:number-columns-spanned="1" table:number-rows-spanned="3">
            <text:p>-0.000117</text:p>
          </table:table-cell>
          <table:table-cell table:style-name="ce82" office:value-type="float" office:value="-6.96141" calcext:value-type="float" table:number-columns-spanned="1" table:number-rows-spanned="3">
            <text:p>-6.961410</text:p>
          </table:table-cell>
          <table:table-cell table:style-name="ce88" table:formula="of:=[.M9]/1000" office:value-type="float" office:value="0.000001394" calcext:value-type="float" table:number-columns-spanned="1" table:number-rows-spanned="3">
            <text:p>0.000</text:p>
          </table:table-cell>
          <table:table-cell table:style-name="ce88" table:formula="of:=[.N9]/1000" office:value-type="float" office:value="-0.000000117" calcext:value-type="float" table:number-columns-spanned="1" table:number-rows-spanned="3">
            <text:p>0.000</text:p>
          </table:table-cell>
          <table:table-cell table:style-name="ce88" table:formula="of:=[.O9]/1000" office:value-type="float" office:value="-0.00696141" calcext:value-type="float" table:number-columns-spanned="1" table:number-rows-spanned="3">
            <text:p>-0.007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9]" office:value-type="float" office:value="-1321.89917" calcext:value-type="float">
            <text:p>-1,321.899170</text:p>
          </table:table-cell>
          <table:table-cell table:style-name="ce82" office:value-type="float" office:value="92630944" calcext:value-type="float">
            <text:p>92,630,944.000000</text:p>
          </table:table-cell>
          <table:table-cell table:style-name="ce82" office:value-type="float" office:value="-109.912216" calcext:value-type="float">
            <text:p>-109.912216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0]/[.$E$9]*[.$G$9]/1000000" office:value-type="float" office:value="-0.000000000430889784658367" calcext:value-type="float">
            <text:p>0.000000</text:p>
          </table:table-cell>
          <table:table-cell table:style-name="ce87" table:formula="of:=[.C10]/[.$E$9]*[.$G$9]/1000000" office:value-type="float" office:value="0.0000301942299523959" calcext:value-type="float">
            <text:p>0.000030</text:p>
          </table:table-cell>
          <table:table-cell table:style-name="ce87" table:formula="of:=[.D10]/[.$E$9]*[.$G$9]/1000000" office:value-type="float" office:value="-0.0000000000358272795371858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9]" office:value-type="float" office:value="928.83728" calcext:value-type="float">
            <text:p>928.837280</text:p>
          </table:table-cell>
          <table:table-cell table:style-name="ce80" table:formula="of:=[.D10]" office:value-type="float" office:value="-109.912216" calcext:value-type="float">
            <text:p>-109.912216</text:p>
          </table:table-cell>
          <table:table-cell table:style-name="ce82" office:value-type="float" office:value="180197920" calcext:value-type="float">
            <text:p>180,197,92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1]/[.$E$9]*[.$G$9]/1000000" office:value-type="float" office:value="0.000000000302766281003008" calcext:value-type="float">
            <text:p>0.000000</text:p>
          </table:table-cell>
          <table:table-cell table:style-name="ce87" table:formula="of:=[.C11]/[.$E$9]*[.$G$9]/1000000" office:value-type="float" office:value="-0.0000000000358272795371858" calcext:value-type="float">
            <text:p>0.000000</text:p>
          </table:table-cell>
          <table:table-cell table:style-name="ce87" table:formula="of:=[.D11]/[.$E$9]*[.$G$9]/1000000" office:value-type="float" office:value="0.000058737795368073" calcext:value-type="float">
            <text:p>0.000059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rotate</text:p>
          </table:table-cell>
          <table:table-cell table:style-name="ce82" office:value-type="float" office:value="269093088" calcext:value-type="float">
            <text:p>269,093,088.000000</text:p>
          </table:table-cell>
          <table:table-cell table:style-name="ce82" office:value-type="float" office:value="-498825.96875" calcext:value-type="float">
            <text:p>-498,825.968750</text:p>
          </table:table-cell>
          <table:table-cell table:style-name="ce82" office:value-type="float" office:value="-51044080" calcext:value-type="float">
            <text:p>-51,044,080.000000</text:p>
          </table:table-cell>
          <table:table-cell table:style-name="ce82" office:value-type="float" office:value="327653.3125" calcext:value-type="float" table:number-columns-spanned="1" table:number-rows-spanned="3">
            <text:p>327,653.312500</text:p>
          </table:table-cell>
          <table:table-cell table:style-name="ce82" table:formula="of:=[.E12]*[.H12]" office:value-type="float" office:value="1310613.25" calcext:value-type="float" table:number-columns-spanned="1" table:number-rows-spanned="3">
            <text:p>1,310,613.250000</text:p>
          </table:table-cell>
          <table:table-cell table:style-name="ce93" office:value-type="float" office:value="0.106802749006738" calcext:value-type="float" table:number-columns-spanned="1" table:number-rows-spanned="3">
            <text:p>0.106803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12]*[.H12]" office:value-type="float" office:value="0.427210996026952" calcext:value-type="float" table:number-columns-spanned="1" table:number-rows-spanned="3">
            <text:p>0.427</text:p>
          </table:table-cell>
          <table:table-cell table:style-name="ce87" table:formula="of:=[.B12]/[.$E$12]*[.$G$12]/1000000" office:value-type="float" office:value="0.0000877143017960853" calcext:value-type="float">
            <text:p>0.000088</text:p>
          </table:table-cell>
          <table:table-cell table:style-name="ce87" table:formula="of:=[.C12]/[.$E$12]*[.$G$12]/1000000" office:value-type="float" office:value="-0.000000162598645293565" calcext:value-type="float">
            <text:p>0.000000</text:p>
          </table:table-cell>
          <table:table-cell table:style-name="ce87" table:formula="of:=[.D12]/[.$E$12]*[.$G$12]/1000000" office:value-type="float" office:value="-0.0000166384646714654" calcext:value-type="float">
            <text:p>-0.000017</text:p>
          </table:table-cell>
          <table:table-cell table:style-name="ce82" office:value-type="float" office:value="-15.901887" calcext:value-type="float" table:number-columns-spanned="1" table:number-rows-spanned="3">
            <text:p>-15.901887</text:p>
          </table:table-cell>
          <table:table-cell table:style-name="ce82" office:value-type="float" office:value="-0.185766" calcext:value-type="float" table:number-columns-spanned="1" table:number-rows-spanned="3">
            <text:p>-0.185766</text:p>
          </table:table-cell>
          <table:table-cell table:style-name="ce82" office:value-type="float" office:value="-33.7621" calcext:value-type="float" table:number-columns-spanned="1" table:number-rows-spanned="3">
            <text:p>-33.762100</text:p>
          </table:table-cell>
          <table:table-cell table:style-name="ce88" table:formula="of:=[.M12]/1000" office:value-type="float" office:value="-0.015901887" calcext:value-type="float" table:number-columns-spanned="1" table:number-rows-spanned="3">
            <text:p>-0.016</text:p>
          </table:table-cell>
          <table:table-cell table:style-name="ce88" table:formula="of:=[.N12]/1000" office:value-type="float" office:value="-0.000185766" calcext:value-type="float" table:number-columns-spanned="1" table:number-rows-spanned="3">
            <text:p>0.000</text:p>
          </table:table-cell>
          <table:table-cell table:style-name="ce88" table:formula="of:=[.O12]/1000" office:value-type="float" office:value="-0.0337621" calcext:value-type="float" table:number-columns-spanned="1" table:number-rows-spanned="3">
            <text:p>-0.034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2]" office:value-type="float" office:value="-498825.96875" calcext:value-type="float">
            <text:p>-498,825.968750</text:p>
          </table:table-cell>
          <table:table-cell table:style-name="ce82" office:value-type="float" office:value="259467616" calcext:value-type="float">
            <text:p>259,467,616.000000</text:p>
          </table:table-cell>
          <table:table-cell table:style-name="ce82" office:value-type="float" office:value="-802567.875" calcext:value-type="float">
            <text:p>-802,567.875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3]/[.$E$12]*[.$G$12]/1000000" office:value-type="float" office:value="-0.000000162598645293565" calcext:value-type="float">
            <text:p>0.000000</text:p>
          </table:table-cell>
          <table:table-cell table:style-name="ce87" table:formula="of:=[.C13]/[.$E$12]*[.$G$12]/1000000" office:value-type="float" office:value="0.0000845767572303261" calcext:value-type="float">
            <text:p>0.000085</text:p>
          </table:table-cell>
          <table:table-cell table:style-name="ce87" table:formula="of:=[.D13]/[.$E$12]*[.$G$12]/1000000" office:value-type="float" office:value="-0.000000261607168444226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2]" office:value-type="float" office:value="-51044080" calcext:value-type="float">
            <text:p>-51,044,080.000000</text:p>
          </table:table-cell>
          <table:table-cell table:style-name="ce80" table:formula="of:=[.D13]" office:value-type="float" office:value="-802567.875" calcext:value-type="float">
            <text:p>-802,567.875000</text:p>
          </table:table-cell>
          <table:table-cell table:style-name="ce82" office:value-type="float" office:value="284712448" calcext:value-type="float">
            <text:p>284,712,448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4]/[.$E$12]*[.$G$12]/1000000" office:value-type="float" office:value="-0.0000166384646714654" calcext:value-type="float">
            <text:p>-0.000017</text:p>
          </table:table-cell>
          <table:table-cell table:style-name="ce87" table:formula="of:=[.C14]/[.$E$12]*[.$G$12]/1000000" office:value-type="float" office:value="-0.000000261607168444226" calcext:value-type="float">
            <text:p>0.000000</text:p>
          </table:table-cell>
          <table:table-cell table:style-name="ce87" table:formula="of:=[.D14]/[.$E$12]*[.$G$12]/1000000" office:value-type="float" office:value="0.0000928056301058697" calcext:value-type="float">
            <text:p>0.0000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caster_wheel</text:p>
          </table:table-cell>
          <table:table-cell table:style-name="ce82" office:value-type="float" office:value="38092560" calcext:value-type="float">
            <text:p>38,092,560.000000</text:p>
          </table:table-cell>
          <table:table-cell table:style-name="ce82" office:value-type="float" office:value="-0.067819" calcext:value-type="float">
            <text:p>-0.067819</text:p>
          </table:table-cell>
          <table:table-cell table:style-name="ce82" office:value-type="float" office:value="-0.121009" calcext:value-type="float">
            <text:p>-0.121009</text:p>
          </table:table-cell>
          <table:table-cell table:style-name="ce82" office:value-type="float" office:value="98852.429688" calcext:value-type="float" table:number-columns-spanned="1" table:number-rows-spanned="3">
            <text:p>98,852.429688</text:p>
          </table:table-cell>
          <table:table-cell table:style-name="ce82" table:formula="of:=[.E15]*[.H15]" office:value-type="float" office:value="790819.437504" calcext:value-type="float" table:number-columns-spanned="1" table:number-rows-spanned="3">
            <text:p>790,819.437504</text:p>
          </table:table-cell>
          <table:table-cell table:style-name="ce93" office:value-type="float" office:value="0.032222202046786" calcext:value-type="float" table:number-columns-spanned="1" table:number-rows-spanned="3">
            <text:p>0.032222</text:p>
          </table:table-cell>
          <table:table-cell table:style-name="ce83" office:value-type="float" office:value="8" calcext:value-type="float" table:number-columns-spanned="1" table:number-rows-spanned="3">
            <text:p>8</text:p>
          </table:table-cell>
          <table:table-cell table:style-name="ce98" table:formula="of:=[.G15]*[.H15]" office:value-type="float" office:value="0.257777616374288" calcext:value-type="float" table:number-columns-spanned="1" table:number-rows-spanned="3">
            <text:p>0.258</text:p>
          </table:table-cell>
          <table:table-cell table:style-name="ce87" table:formula="of:=[.B15]/[.$E$15]*[.$G$15]/1000000" office:value-type="float" office:value="0.0000124167526147141" calcext:value-type="float">
            <text:p>0.000012</text:p>
          </table:table-cell>
          <table:table-cell table:style-name="ce87" table:formula="of:=[.C15]/[.$E$15]*[.$G$15]/1000000" office:value-type="float" office:value="-0.0000000000000221064624057112" calcext:value-type="float">
            <text:p>0.000000</text:p>
          </table:table-cell>
          <table:table-cell table:style-name="ce87" table:formula="of:=[.D15]/[.$E$15]*[.$G$15]/1000000" office:value-type="float" office:value="-0.0000000000000394444168927985" calcext:value-type="float">
            <text:p>0.000000</text:p>
          </table:table-cell>
          <table:table-cell table:style-name="ce82" office:value-type="float" office:value="-0" calcext:value-type="float" table:number-columns-spanned="1" table:number-rows-spanned="3">
            <text:p>0.000000</text:p>
          </table:table-cell>
          <table:table-cell table:style-name="ce82" office:value-type="float" office:value="11.499486" calcext:value-type="float" table:number-columns-spanned="1" table:number-rows-spanned="3">
            <text:p>11.499486</text:p>
          </table:table-cell>
          <table:table-cell table:style-name="ce82" office:value-type="float" office:value="0.011471" calcext:value-type="float" table:number-columns-spanned="1" table:number-rows-spanned="3">
            <text:p>0.011471</text:p>
          </table:table-cell>
          <table:table-cell table:style-name="ce88" table:formula="of:=[.M15]/1000" office:value-type="float" office:value="-0" calcext:value-type="float" table:number-columns-spanned="1" table:number-rows-spanned="3">
            <text:p>0.000</text:p>
          </table:table-cell>
          <table:table-cell table:style-name="ce88" table:formula="of:=[.N15]/1000" office:value-type="float" office:value="0.011499486" calcext:value-type="float" table:number-columns-spanned="1" table:number-rows-spanned="3">
            <text:p>0.011</text:p>
          </table:table-cell>
          <table:table-cell table:style-name="ce88" table:formula="of:=[.O15]/1000" office:value-type="float" office:value="0.000011471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5]" office:value-type="float" office:value="-0.067819" calcext:value-type="float">
            <text:p>-0.067819</text:p>
          </table:table-cell>
          <table:table-cell table:style-name="ce82" office:value-type="float" office:value="67679248" calcext:value-type="float">
            <text:p>67,679,248.000000</text:p>
          </table:table-cell>
          <table:table-cell table:style-name="ce82" office:value-type="float" office:value="-239.022873" calcext:value-type="float">
            <text:p>-239.022873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6]/[.$E$15]*[.$G$15]/1000000" office:value-type="float" office:value="-0.0000000000000221064624057112" calcext:value-type="float">
            <text:p>0.000000</text:p>
          </table:table-cell>
          <table:table-cell table:style-name="ce87" table:formula="of:=[.C16]/[.$E$15]*[.$G$15]/1000000" office:value-type="float" office:value="0.00002206090847047" calcext:value-type="float">
            <text:p>0.000022</text:p>
          </table:table-cell>
          <table:table-cell table:style-name="ce87" table:formula="of:=[.D16]/[.$E$15]*[.$G$15]/1000000" office:value-type="float" office:value="-0.0000000000779125341877583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5]" office:value-type="float" office:value="-0.121009" calcext:value-type="float">
            <text:p>-0.121009</text:p>
          </table:table-cell>
          <table:table-cell table:style-name="ce80" table:formula="of:=[.D16]" office:value-type="float" office:value="-239.022873" calcext:value-type="float">
            <text:p>-239.022873</text:p>
          </table:table-cell>
          <table:table-cell table:style-name="ce82" office:value-type="float" office:value="38098072" calcext:value-type="float">
            <text:p>38,098,07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7]/[.$E$15]*[.$G$15]/1000000" office:value-type="float" office:value="-0.0000000000000394444168927985" calcext:value-type="float">
            <text:p>0.000000</text:p>
          </table:table-cell>
          <table:table-cell table:style-name="ce87" table:formula="of:=[.C17]/[.$E$15]*[.$G$15]/1000000" office:value-type="float" office:value="-0.0000000000779125341877583" calcext:value-type="float">
            <text:p>0.000000</text:p>
          </table:table-cell>
          <table:table-cell table:style-name="ce87" table:formula="of:=[.D17]/[.$E$15]*[.$G$15]/1000000" office:value-type="float" office:value="0.0000124185493209584" calcext:value-type="float">
            <text:p>0.00001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external_case</text:p>
          </table:table-cell>
          <table:table-cell table:style-name="ce82" office:value-type="float" office:value="2653135044608" calcext:value-type="float">
            <text:p>2,653,135,044,608.000000</text:p>
          </table:table-cell>
          <table:table-cell table:style-name="ce82" office:value-type="float" office:value="-2067480704" calcext:value-type="float">
            <text:p>-2,067,480,704.000000</text:p>
          </table:table-cell>
          <table:table-cell table:style-name="ce82" office:value-type="float" office:value="561849792" calcext:value-type="float">
            <text:p>561,849,792.000000</text:p>
          </table:table-cell>
          <table:table-cell table:style-name="ce81" office:value-type="float" office:value="95018200" calcext:value-type="float" table:number-columns-spanned="1" table:number-rows-spanned="3">
            <text:p>95,018,200.000000</text:p>
          </table:table-cell>
          <table:table-cell table:style-name="ce82" table:formula="of:=[.E18]*[.H18]" office:value-type="float" office:value="95018200" calcext:value-type="float" table:number-columns-spanned="1" table:number-rows-spanned="3">
            <text:p>95,018,200.000000</text:p>
          </table:table-cell>
          <table:table-cell table:style-name="ce93" office:value-type="float" office:value="0.972386295261561" calcext:value-type="float" table:number-columns-spanned="1" table:number-rows-spanned="3">
            <text:p>0.9723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18]*[.H18]" office:value-type="float" office:value="0.972386295261561" calcext:value-type="float" table:number-columns-spanned="1" table:number-rows-spanned="3">
            <text:p>0.972</text:p>
          </table:table-cell>
          <table:table-cell table:style-name="ce87" table:formula="of:=[.B18]/[.$E$18]*[.$G$18]/1000000" office:value-type="float" office:value="0.027151347392973" calcext:value-type="float">
            <text:p>0.027151</text:p>
          </table:table-cell>
          <table:table-cell table:style-name="ce87" table:formula="of:=[.C18]/[.$E$18]*[.$G$18]/1000000" office:value-type="float" office:value="-0.0000211579455545077" calcext:value-type="float">
            <text:p>-0.000021</text:p>
          </table:table-cell>
          <table:table-cell table:style-name="ce87" table:formula="of:=[.D18]/[.$E$18]*[.$G$18]/1000000" office:value-type="float" office:value="0.00000574979359466248" calcext:value-type="float">
            <text:p>0.000006</text:p>
          </table:table-cell>
          <table:table-cell table:style-name="ce82" office:value-type="float" office:value="0.270188" calcext:value-type="float" table:number-columns-spanned="1" table:number-rows-spanned="3">
            <text:p>0.270188</text:p>
          </table:table-cell>
          <table:table-cell table:style-name="ce82" office:value-type="float" office:value="-0.016314" calcext:value-type="float" table:number-columns-spanned="1" table:number-rows-spanned="3">
            <text:p>-0.016314</text:p>
          </table:table-cell>
          <table:table-cell table:style-name="ce82" office:value-type="float" office:value="53.465652" calcext:value-type="float" table:number-columns-spanned="1" table:number-rows-spanned="3">
            <text:p>53.465652</text:p>
          </table:table-cell>
          <table:table-cell table:style-name="ce88" table:formula="of:=[.M18]/1000" office:value-type="float" office:value="0.000270188" calcext:value-type="float" table:number-columns-spanned="1" table:number-rows-spanned="3">
            <text:p>0.000</text:p>
          </table:table-cell>
          <table:table-cell table:style-name="ce88" table:formula="of:=[.N18]/1000" office:value-type="float" office:value="-0.000016314" calcext:value-type="float" table:number-columns-spanned="1" table:number-rows-spanned="3">
            <text:p>0.000</text:p>
          </table:table-cell>
          <table:table-cell table:style-name="ce88" table:formula="of:=[.O18]/1000" office:value-type="float" office:value="0.053465652" calcext:value-type="float" table:number-columns-spanned="1" table:number-rows-spanned="3">
            <text:p>0.053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18]" office:value-type="float" office:value="-2067480704" calcext:value-type="float">
            <text:p>-2,067,480,704.000000</text:p>
          </table:table-cell>
          <table:table-cell table:style-name="ce82" office:value-type="float" office:value="6420047069184" calcext:value-type="float">
            <text:p>6,420,047,069,184.000000</text:p>
          </table:table-cell>
          <table:table-cell table:style-name="ce82" office:value-type="float" office:value="90216480" calcext:value-type="float">
            <text:p>90,216,4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19]/[.$E$18]*[.$G$18]/1000000" office:value-type="float" office:value="-0.0000211579455545077" calcext:value-type="float">
            <text:p>-0.000021</text:p>
          </table:table-cell>
          <table:table-cell table:style-name="ce87" table:formula="of:=[.C19]/[.$E$18]*[.$G$18]/1000000" office:value-type="float" office:value="0.0657007371746536" calcext:value-type="float">
            <text:p>0.065701</text:p>
          </table:table-cell>
          <table:table-cell table:style-name="ce87" table:formula="of:=[.D19]/[.$E$18]*[.$G$18]/1000000" office:value-type="float" office:value="0.000000923247006981175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18]" office:value-type="float" office:value="561849792" calcext:value-type="float">
            <text:p>561,849,792.000000</text:p>
          </table:table-cell>
          <table:table-cell table:style-name="ce80" table:formula="of:=[.D19]" office:value-type="float" office:value="90216480" calcext:value-type="float">
            <text:p>90,216,480.000000</text:p>
          </table:table-cell>
          <table:table-cell table:style-name="ce82" office:value-type="float" office:value="8460506234880" calcext:value-type="float">
            <text:p>8,460,506,234,88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0]/[.$E$18]*[.$G$18]/1000000" office:value-type="float" office:value="0.00000574979359466248" calcext:value-type="float">
            <text:p>0.000006</text:p>
          </table:table-cell>
          <table:table-cell table:style-name="ce87" table:formula="of:=[.C20]/[.$E$18]*[.$G$18]/1000000" office:value-type="float" office:value="0.000000923247006981175" calcext:value-type="float">
            <text:p>0.000001</text:p>
          </table:table-cell>
          <table:table-cell table:style-name="ce87" table:formula="of:=[.D20]/[.$E$18]*[.$G$18]/1000000" office:value-type="float" office:value="0.0865821528272721" calcext:value-type="float">
            <text:p>0.086582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front_camera_assy</text:p>
          </table:table-cell>
          <table:table-cell table:style-name="ce82" office:value-type="float" office:value="108000728" calcext:value-type="float">
            <text:p>108,000,728.000000</text:p>
          </table:table-cell>
          <table:table-cell table:style-name="ce82" office:value-type="float" office:value="-7195.092773" calcext:value-type="float">
            <text:p>-7,195.092773</text:p>
          </table:table-cell>
          <table:table-cell table:style-name="ce82" office:value-type="float" office:value="-921940.0625" calcext:value-type="float">
            <text:p>-921,940.062500</text:p>
          </table:table-cell>
          <table:table-cell table:style-name="ce82" office:value-type="float" office:value="129725.257812" calcext:value-type="float" table:number-columns-spanned="1" table:number-rows-spanned="3">
            <text:p>129,725.257812</text:p>
          </table:table-cell>
          <table:table-cell table:style-name="ce82" table:formula="of:=[.E21]*[.H21]" office:value-type="float" office:value="129725.257812" calcext:value-type="float" table:number-columns-spanned="1" table:number-rows-spanned="3">
            <text:p>129,725.257812</text:p>
          </table:table-cell>
          <table:table-cell table:style-name="ce93" office:value-type="float" office:value="0.0422855915730424" calcext:value-type="float" table:number-columns-spanned="1" table:number-rows-spanned="3">
            <text:p>0.04228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21]*[.H21]" office:value-type="float" office:value="0.0422855915730424" calcext:value-type="float" table:number-columns-spanned="1" table:number-rows-spanned="3">
            <text:p>0.042</text:p>
          </table:table-cell>
          <table:table-cell table:style-name="ce87" table:formula="of:=[.B21]/[.$E$21]*[.$G$21]/1000000" office:value-type="float" office:value="0.0000352042058025249" calcext:value-type="float">
            <text:p>0.000035</text:p>
          </table:table-cell>
          <table:table-cell table:style-name="ce87" table:formula="of:=[.C21]/[.$E$21]*[.$G$21]/1000000" office:value-type="float" office:value="-0.00000000234533166062502" calcext:value-type="float">
            <text:p>0.000000</text:p>
          </table:table-cell>
          <table:table-cell table:style-name="ce87" table:formula="of:=[.D21]/[.$E$21]*[.$G$21]/1000000" office:value-type="float" office:value="-0.000000300518045562088" calcext:value-type="float">
            <text:p>0.000000</text:p>
          </table:table-cell>
          <table:table-cell table:style-name="ce82" office:value-type="float" office:value="17.438225" calcext:value-type="float" table:number-columns-spanned="1" table:number-rows-spanned="3">
            <text:p>17.438225</text:p>
          </table:table-cell>
          <table:table-cell table:style-name="ce82" office:value-type="float" office:value="0.004906" calcext:value-type="float" table:number-columns-spanned="1" table:number-rows-spanned="3">
            <text:p>0.004906</text:p>
          </table:table-cell>
          <table:table-cell table:style-name="ce82" office:value-type="float" office:value="6.361746" calcext:value-type="float" table:number-columns-spanned="1" table:number-rows-spanned="3">
            <text:p>6.361746</text:p>
          </table:table-cell>
          <table:table-cell table:style-name="ce88" table:formula="of:=[.M21]/1000" office:value-type="float" office:value="0.017438225" calcext:value-type="float" table:number-columns-spanned="1" table:number-rows-spanned="3">
            <text:p>0.017</text:p>
          </table:table-cell>
          <table:table-cell table:style-name="ce88" table:formula="of:=[.N21]/1000" office:value-type="float" office:value="0.000004906" calcext:value-type="float" table:number-columns-spanned="1" table:number-rows-spanned="3">
            <text:p>0.000</text:p>
          </table:table-cell>
          <table:table-cell table:style-name="ce88" table:formula="of:=[.O21]/1000" office:value-type="float" office:value="0.006361746" calcext:value-type="float" table:number-columns-spanned="1" table:number-rows-spanned="3">
            <text:p>0.00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1]" office:value-type="float" office:value="-7195.092773" calcext:value-type="float">
            <text:p>-7,195.092773</text:p>
          </table:table-cell>
          <table:table-cell table:style-name="ce82" office:value-type="float" office:value="34900196" calcext:value-type="float">
            <text:p>34,900,196.000000</text:p>
          </table:table-cell>
          <table:table-cell table:style-name="ce82" office:value-type="float" office:value="6803.280762" calcext:value-type="float">
            <text:p>6,803.280762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2]/[.$E$21]*[.$G$21]/1000000" office:value-type="float" office:value="-0.00000000234533166062502" calcext:value-type="float">
            <text:p>0.000000</text:p>
          </table:table-cell>
          <table:table-cell table:style-name="ce87" table:formula="of:=[.C22]/[.$E$21]*[.$G$21]/1000000" office:value-type="float" office:value="0.0000113761611174737" calcext:value-type="float">
            <text:p>0.000011</text:p>
          </table:table-cell>
          <table:table-cell table:style-name="ce87" table:formula="of:=[.D22]/[.$E$21]*[.$G$21]/1000000" office:value-type="float" office:value="0.00000000221761557086732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1]" office:value-type="float" office:value="-921940.0625" calcext:value-type="float">
            <text:p>-921,940.062500</text:p>
          </table:table-cell>
          <table:table-cell table:style-name="ce80" table:formula="of:=[.D22]" office:value-type="float" office:value="6803.280762" calcext:value-type="float">
            <text:p>6,803.280762</text:p>
          </table:table-cell>
          <table:table-cell table:style-name="ce82" office:value-type="float" office:value="93180440" calcext:value-type="float">
            <text:p>93,180,440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3]/[.$E$21]*[.$G$21]/1000000" office:value-type="float" office:value="-0.000000300518045562088" calcext:value-type="float">
            <text:p>0.000000</text:p>
          </table:table-cell>
          <table:table-cell table:style-name="ce87" table:formula="of:=[.C23]/[.$E$21]*[.$G$21]/1000000" office:value-type="float" office:value="0.00000000221761557086732" calcext:value-type="float">
            <text:p>0.000000</text:p>
          </table:table-cell>
          <table:table-cell table:style-name="ce87" table:formula="of:=[.D23]/[.$E$21]*[.$G$21]/1000000" office:value-type="float" office:value="0.0000303733451364311" calcext:value-type="float">
            <text:p>0.00003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lamp_cover</text:p>
          </table:table-cell>
          <table:table-cell table:style-name="ce82" office:value-type="float" office:value="22274354" calcext:value-type="float">
            <text:p>22,274,354.000000</text:p>
          </table:table-cell>
          <table:table-cell table:style-name="ce82" office:value-type="float" office:value="-0.019059" calcext:value-type="float">
            <text:p>-0.019059</text:p>
          </table:table-cell>
          <table:table-cell table:style-name="ce82" office:value-type="float" office:value="-0.07336" calcext:value-type="float">
            <text:p>-0.073360</text:p>
          </table:table-cell>
          <table:table-cell table:style-name="ce82" office:value-type="float" office:value="38491.71875" calcext:value-type="float" table:number-columns-spanned="1" table:number-rows-spanned="3">
            <text:p>38,491.718750</text:p>
          </table:table-cell>
          <table:table-cell table:style-name="ce82" table:formula="of:=[.E24]*[.H24]" office:value-type="float" office:value="153966.875" calcext:value-type="float" table:number-columns-spanned="1" table:number-rows-spanned="3">
            <text:p>153,966.875000</text:p>
          </table:table-cell>
          <table:table-cell table:style-name="ce93" office:value-type="float" office:value="0.0125468634671417" calcext:value-type="float" table:number-columns-spanned="1" table:number-rows-spanned="3">
            <text:p>0.012547</text:p>
          </table:table-cell>
          <table:table-cell table:style-name="ce83" office:value-type="float" office:value="4" calcext:value-type="float" table:number-columns-spanned="1" table:number-rows-spanned="3">
            <text:p>4</text:p>
          </table:table-cell>
          <table:table-cell table:style-name="ce98" table:formula="of:=[.G24]*[.H24]" office:value-type="float" office:value="0.0501874538685668" calcext:value-type="float" table:number-columns-spanned="1" table:number-rows-spanned="3">
            <text:p>0.050</text:p>
          </table:table-cell>
          <table:table-cell table:style-name="ce87" table:formula="of:=[.B24]/[.$E$24]*[.$G$24]/1000000" office:value-type="float" office:value="0.00000726060793159" calcext:value-type="float">
            <text:p>0.000007</text:p>
          </table:table-cell>
          <table:table-cell table:style-name="ce87" table:formula="of:=[.C24]/[.$E$24]*[.$G$24]/1000000" office:value-type="float" office:value="-6.21252255253615E-015" calcext:value-type="float">
            <text:p>0.000000</text:p>
          </table:table-cell>
          <table:table-cell table:style-name="ce87" table:formula="of:=[.D24]/[.$E$24]*[.$G$24]/1000000" office:value-type="float" office:value="-0.0000000000000239126215674512" calcext:value-type="float">
            <text:p>0.000000</text:p>
          </table:table-cell>
          <table:table-cell table:style-name="ce82" office:value-type="float" office:value="0.332241" calcext:value-type="float" table:number-columns-spanned="1" table:number-rows-spanned="3">
            <text:p>0.332241</text:p>
          </table:table-cell>
          <table:table-cell table:style-name="ce82" office:value-type="float" office:value="0.000262" calcext:value-type="float" table:number-columns-spanned="1" table:number-rows-spanned="3">
            <text:p>0.000262</text:p>
          </table:table-cell>
          <table:table-cell table:style-name="ce82" office:value-type="float" office:value="40" calcext:value-type="float" table:number-columns-spanned="1" table:number-rows-spanned="3">
            <text:p>40.000000</text:p>
          </table:table-cell>
          <table:table-cell table:style-name="ce88" table:formula="of:=[.M24]/1000" office:value-type="float" office:value="0.000332241" calcext:value-type="float" table:number-columns-spanned="1" table:number-rows-spanned="3">
            <text:p>0.000</text:p>
          </table:table-cell>
          <table:table-cell table:style-name="ce88" table:formula="of:=[.N24]/1000" office:value-type="float" office:value="0.000000262" calcext:value-type="float" table:number-columns-spanned="1" table:number-rows-spanned="3">
            <text:p>0.000</text:p>
          </table:table-cell>
          <table:table-cell table:style-name="ce88" table:formula="of:=[.O24]/1000" office:value-type="float" office:value="0.04" calcext:value-type="float" table:number-columns-spanned="1" table:number-rows-spanned="3">
            <text:p>0.04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4]" office:value-type="float" office:value="-0.019059" calcext:value-type="float">
            <text:p>-0.019059</text:p>
          </table:table-cell>
          <table:table-cell table:style-name="ce82" office:value-type="float" office:value="21852106" calcext:value-type="float">
            <text:p>21,852,106.000000</text:p>
          </table:table-cell>
          <table:table-cell table:style-name="ce82" office:value-type="float" office:value="-0.00001" calcext:value-type="float">
            <text:p>-0.00001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5]/[.$E$24]*[.$G$24]/1000000" office:value-type="float" office:value="-6.21252255253615E-015" calcext:value-type="float">
            <text:p>0.000000</text:p>
          </table:table-cell>
          <table:table-cell table:style-name="ce87" table:formula="of:=[.C25]/[.$E$24]*[.$G$24]/1000000" office:value-type="float" office:value="0.00000712297084555384" calcext:value-type="float">
            <text:p>0.000007</text:p>
          </table:table-cell>
          <table:table-cell table:style-name="ce87" table:formula="of:=[.D25]/[.$E$24]*[.$G$24]/1000000" office:value-type="float" office:value="-3.25962671312039E-018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4]" office:value-type="float" office:value="-0.07336" calcext:value-type="float">
            <text:p>-0.073360</text:p>
          </table:table-cell>
          <table:table-cell table:style-name="ce80" table:formula="of:=[.D25]" office:value-type="float" office:value="-0.00001" calcext:value-type="float">
            <text:p>-0.000010</text:p>
          </table:table-cell>
          <table:table-cell table:style-name="ce82" office:value-type="float" office:value="3068623" calcext:value-type="float">
            <text:p>3,068,623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6]/[.$E$24]*[.$G$24]/1000000" office:value-type="float" office:value="-0.0000000000000239126215674512" calcext:value-type="float">
            <text:p>0.000000</text:p>
          </table:table-cell>
          <table:table-cell table:style-name="ce87" table:formula="of:=[.C26]/[.$E$24]*[.$G$24]/1000000" office:value-type="float" office:value="-3.25962671312039E-018" calcext:value-type="float">
            <text:p>0.000000</text:p>
          </table:table-cell>
          <table:table-cell table:style-name="ce87" table:formula="of:=[.D26]/[.$E$24]*[.$G$24]/1000000" office:value-type="float" office:value="0.00000100025655032956" calcext:value-type="float">
            <text:p>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main_wheel</text:p>
          </table:table-cell>
          <table:table-cell table:style-name="ce82" office:value-type="float" office:value="3134528000" calcext:value-type="float">
            <text:p>3,134,528,000.000000</text:p>
          </table:table-cell>
          <table:table-cell table:style-name="ce82" office:value-type="float" office:value="1.310583" calcext:value-type="float">
            <text:p>1.310583</text:p>
          </table:table-cell>
          <table:table-cell table:style-name="ce82" office:value-type="float" office:value="0.431668" calcext:value-type="float">
            <text:p>0.431668</text:p>
          </table:table-cell>
          <table:table-cell table:style-name="ce82" office:value-type="float" office:value="992266.5625" calcext:value-type="float" table:number-columns-spanned="1" table:number-rows-spanned="3">
            <text:p>992,266.562500</text:p>
          </table:table-cell>
          <table:table-cell table:style-name="ce82" table:formula="of:=[.E27]*[.H27]" office:value-type="float" office:value="1984533.125" calcext:value-type="float" table:number-columns-spanned="1" table:number-rows-spanned="3">
            <text:p>1,984,533.125000</text:p>
          </table:table-cell>
          <table:table-cell table:style-name="ce93" office:value-type="float" office:value="0.323441859366114" calcext:value-type="float" table:number-columns-spanned="1" table:number-rows-spanned="3">
            <text:p>0.323442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27]*[.H27]" office:value-type="float" office:value="0.646883718732228" calcext:value-type="float" table:number-columns-spanned="1" table:number-rows-spanned="3">
            <text:p>0.647</text:p>
          </table:table-cell>
          <table:table-cell table:style-name="ce87" table:formula="of:=[.B27]/[.$E$27]*[.$G$27]/1000000" office:value-type="float" office:value="0.00102173912018238" calcext:value-type="float">
            <text:p>0.001022</text:p>
          </table:table-cell>
          <table:table-cell table:style-name="ce87" table:formula="of:=[.C27]/[.$E$27]*[.$G$27]/1000000" office:value-type="float" office:value="0.000000000000427201135656146" calcext:value-type="float">
            <text:p>0.000000</text:p>
          </table:table-cell>
          <table:table-cell table:style-name="ce87" table:formula="of:=[.D27]/[.$E$27]*[.$G$27]/1000000" office:value-type="float" office:value="0.000000000000140707654399925" calcext:value-type="float">
            <text:p>0.000000</text:p>
          </table:table-cell>
          <table:table-cell table:style-name="ce82" office:value-type="float" office:value="11" calcext:value-type="float" table:number-columns-spanned="1" table:number-rows-spanned="3">
            <text:p>11.000000</text:p>
          </table:table-cell>
          <table:table-cell table:style-name="ce82" office:value-type="float" office:value="0.000002" calcext:value-type="float" table:number-columns-spanned="1" table:number-rows-spanned="3">
            <text:p>0.000002</text:p>
          </table:table-cell>
          <table:table-cell table:style-name="ce82" office:value-type="float" office:value="-0.000002" calcext:value-type="float" table:number-columns-spanned="1" table:number-rows-spanned="3">
            <text:p>-0.000002</text:p>
          </table:table-cell>
          <table:table-cell table:style-name="ce88" table:formula="of:=[.M27]/1000" office:value-type="float" office:value="0.011" calcext:value-type="float" table:number-columns-spanned="1" table:number-rows-spanned="3">
            <text:p>0.011</text:p>
          </table:table-cell>
          <table:table-cell table:style-name="ce88" table:formula="of:=[.N27]/1000" office:value-type="float" office:value="0.000000002" calcext:value-type="float" table:number-columns-spanned="1" table:number-rows-spanned="3">
            <text:p>0.000</text:p>
          </table:table-cell>
          <table:table-cell table:style-name="ce88" table:formula="of:=[.O27]/1000" office:value-type="float" office:value="-0.00000000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27]" office:value-type="float" office:value="1.310583" calcext:value-type="float">
            <text:p>1.310583</text:p>
          </table:table-cell>
          <table:table-cell table:style-name="ce82" office:value-type="float" office:value="1772034432" calcext:value-type="float">
            <text:p>1,772,034,432.000000</text:p>
          </table:table-cell>
          <table:table-cell table:style-name="ce82" office:value-type="float" office:value="22.41276" calcext:value-type="float">
            <text:p>22.41276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8]/[.$E$27]*[.$G$27]/1000000" office:value-type="float" office:value="0.000000000000427201135656146" calcext:value-type="float">
            <text:p>0.000000</text:p>
          </table:table-cell>
          <table:table-cell table:style-name="ce87" table:formula="of:=[.C28]/[.$E$27]*[.$G$27]/1000000" office:value-type="float" office:value="0.000577617077111631" calcext:value-type="float">
            <text:p>0.000578</text:p>
          </table:table-cell>
          <table:table-cell table:style-name="ce87" table:formula="of:=[.D28]/[.$E$27]*[.$G$27]/1000000" office:value-type="float" office:value="0.00000000000730572312107561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27]" office:value-type="float" office:value="0.431668" calcext:value-type="float">
            <text:p>0.431668</text:p>
          </table:table-cell>
          <table:table-cell table:style-name="ce80" table:formula="of:=[.D28]" office:value-type="float" office:value="22.41276" calcext:value-type="float">
            <text:p>22.412760</text:p>
          </table:table-cell>
          <table:table-cell table:style-name="ce82" office:value-type="float" office:value="1772034432" calcext:value-type="float">
            <text:p>1,772,034,43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29]/[.$E$27]*[.$G$27]/1000000" office:value-type="float" office:value="0.000000000000140707654399925" calcext:value-type="float">
            <text:p>0.000000</text:p>
          </table:table-cell>
          <table:table-cell table:style-name="ce87" table:formula="of:=[.C29]/[.$E$27]*[.$G$27]/1000000" office:value-type="float" office:value="0.00000000000730572312107561" calcext:value-type="float">
            <text:p>0.000000</text:p>
          </table:table-cell>
          <table:table-cell table:style-name="ce87" table:formula="of:=[.D29]/[.$E$27]*[.$G$27]/1000000" office:value-type="float" office:value="0.000577617077111631" calcext:value-type="float">
            <text:p>0.000578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plate_up</text:p>
          </table:table-cell>
          <table:table-cell table:style-name="ce82" office:value-type="float" office:value="994809151488" calcext:value-type="float">
            <text:p>994,809,151,488.000000</text:p>
          </table:table-cell>
          <table:table-cell table:style-name="ce82" office:value-type="float" office:value="-1132639488" calcext:value-type="float">
            <text:p>-1,132,639,488.000000</text:p>
          </table:table-cell>
          <table:table-cell table:style-name="ce82" office:value-type="float" office:value="58118768" calcext:value-type="float">
            <text:p>58,118,768.000000</text:p>
          </table:table-cell>
          <table:table-cell table:style-name="ce82" office:value-type="float" office:value="45040068" calcext:value-type="float" table:number-columns-spanned="1" table:number-rows-spanned="3">
            <text:p>45,040,068.000000</text:p>
          </table:table-cell>
          <table:table-cell table:style-name="ce82" table:formula="of:=[.E30]*[.H30]" office:value-type="float" office:value="45040068" calcext:value-type="float" table:number-columns-spanned="1" table:number-rows-spanned="3">
            <text:p>45,040,068.000000</text:p>
          </table:table-cell>
          <table:table-cell table:style-name="ce93" office:value-type="float" office:value="10" calcext:value-type="float" table:number-columns-spanned="1" table:number-rows-spanned="3">
            <text:p>10.000000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0]*[.H30]" office:value-type="float" office:value="10" calcext:value-type="float" table:number-columns-spanned="1" table:number-rows-spanned="3">
            <text:p>10.000</text:p>
          </table:table-cell>
          <table:table-cell table:style-name="ce87" table:formula="of:=[.B30]/[.$E$30]*[.$G$30]/1000000" office:value-type="float" office:value="0.220872035869928" calcext:value-type="float">
            <text:p>0.220872</text:p>
          </table:table-cell>
          <table:table-cell table:style-name="ce87" table:formula="of:=[.C30]/[.$E$30]*[.$G$30]/1000000" office:value-type="float" office:value="-0.000251473751771423" calcext:value-type="float">
            <text:p>-0.000251</text:p>
          </table:table-cell>
          <table:table-cell table:style-name="ce87" table:formula="of:=[.D30]/[.$E$30]*[.$G$30]/1000000" office:value-type="float" office:value="0.0000129037922411662" calcext:value-type="float">
            <text:p>0.000013</text:p>
          </table:table-cell>
          <table:table-cell table:style-name="ce104" office:value-type="float" office:value="0.84618" calcext:value-type="float" table:number-columns-spanned="1" table:number-rows-spanned="3">
            <text:p>0.84618</text:p>
          </table:table-cell>
          <table:table-cell table:style-name="ce82" office:value-type="float" office:value="0.00274" calcext:value-type="float" table:number-columns-spanned="1" table:number-rows-spanned="3">
            <text:p>0.002740</text:p>
          </table:table-cell>
          <table:table-cell table:style-name="ce82" office:value-type="float" office:value="-1.41894" calcext:value-type="float" table:number-columns-spanned="1" table:number-rows-spanned="3">
            <text:p>-1.418940</text:p>
          </table:table-cell>
          <table:table-cell table:style-name="ce88" table:formula="of:=[.M30]/1000" office:value-type="float" office:value="0.00084618" calcext:value-type="float" table:number-columns-spanned="1" table:number-rows-spanned="3">
            <text:p>0.001</text:p>
          </table:table-cell>
          <table:table-cell table:style-name="ce88" table:formula="of:=[.N30]/1000" office:value-type="float" office:value="0.00000274" calcext:value-type="float" table:number-columns-spanned="1" table:number-rows-spanned="3">
            <text:p>0.000</text:p>
          </table:table-cell>
          <table:table-cell table:style-name="ce88" table:formula="of:=[.O30]/1000" office:value-type="float" office:value="-0.00141894" calcext:value-type="float" table:number-columns-spanned="1" table:number-rows-spanned="3">
            <text:p>-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0]" office:value-type="float" office:value="-1132639488" calcext:value-type="float">
            <text:p>-1,132,639,488.000000</text:p>
          </table:table-cell>
          <table:table-cell table:style-name="ce82" office:value-type="float" office:value="2453041840128" calcext:value-type="float">
            <text:p>2,453,041,840,128.000000</text:p>
          </table:table-cell>
          <table:table-cell table:style-name="ce82" office:value-type="float" office:value="-6281107" calcext:value-type="float">
            <text:p>-6,281,107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1]/[.$E$30]*[.$G$30]/1000000" office:value-type="float" office:value="-0.000251473751771423" calcext:value-type="float">
            <text:p>-0.000251</text:p>
          </table:table-cell>
          <table:table-cell table:style-name="ce87" table:formula="of:=[.C31]/[.$E$30]*[.$G$30]/1000000" office:value-type="float" office:value="0.544635465498853" calcext:value-type="float">
            <text:p>0.544635</text:p>
          </table:table-cell>
          <table:table-cell table:style-name="ce87" table:formula="of:=[.D31]/[.$E$30]*[.$G$30]/1000000" office:value-type="float" office:value="-0.00000139455983947449" calcext:value-type="float">
            <text:p>-0.000001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0]" office:value-type="float" office:value="58118768" calcext:value-type="float">
            <text:p>58,118,768.000000</text:p>
          </table:table-cell>
          <table:table-cell table:style-name="ce80" table:formula="of:=[.D31]" office:value-type="float" office:value="-6281107" calcext:value-type="float">
            <text:p>-6,281,107.000000</text:p>
          </table:table-cell>
          <table:table-cell table:style-name="ce82" office:value-type="float" office:value="3353201344512" calcext:value-type="float">
            <text:p>3,353,201,344,5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2]/[.$E$30]*[.$G$30]/1000000" office:value-type="float" office:value="0.0000129037922411662" calcext:value-type="float">
            <text:p>0.000013</text:p>
          </table:table-cell>
          <table:table-cell table:style-name="ce87" table:formula="of:=[.C32]/[.$E$30]*[.$G$30]/1000000" office:value-type="float" office:value="-0.00000139455983947449" calcext:value-type="float">
            <text:p>-0.000001</text:p>
          </table:table-cell>
          <table:table-cell table:style-name="ce87" table:formula="of:=[.D32]/[.$E$30]*[.$G$30]/1000000" office:value-type="float" office:value="0.744492957806369" calcext:value-type="float">
            <text:p>0.74449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qr_reader</text:p>
          </table:table-cell>
          <table:table-cell table:style-name="ce82" office:value-type="float" office:value="468956576" calcext:value-type="float">
            <text:p>468,956,576.000000</text:p>
          </table:table-cell>
          <table:table-cell table:style-name="ce82" office:value-type="float" office:value="37790.332031" calcext:value-type="float">
            <text:p>37,790.332031</text:p>
          </table:table-cell>
          <table:table-cell table:style-name="ce82" office:value-type="float" office:value="-26654.339844" calcext:value-type="float">
            <text:p>-26,654.339844</text:p>
          </table:table-cell>
          <table:table-cell table:style-name="ce82" office:value-type="float" office:value="369169.75" calcext:value-type="float" table:number-columns-spanned="1" table:number-rows-spanned="3">
            <text:p>369,169.750000</text:p>
          </table:table-cell>
          <table:table-cell table:style-name="ce82" table:formula="of:=[.E33]*[.H33]" office:value-type="float" office:value="369169.75" calcext:value-type="float" table:number-columns-spanned="1" table:number-rows-spanned="3">
            <text:p>369,169.750000</text:p>
          </table:table-cell>
          <table:table-cell table:style-name="ce93" office:value-type="float" office:value="0.120335557877598" calcext:value-type="float" table:number-columns-spanned="1" table:number-rows-spanned="3">
            <text:p>0.120336</text:p>
          </table:table-cell>
          <table:table-cell table:style-name="ce83" office:value-type="float" office:value="1" calcext:value-type="float" table:number-columns-spanned="1" table:number-rows-spanned="3">
            <text:p>1</text:p>
          </table:table-cell>
          <table:table-cell table:style-name="ce98" table:formula="of:=[.G33]*[.H33]" office:value-type="float" office:value="0.120335557877598" calcext:value-type="float" table:number-columns-spanned="1" table:number-rows-spanned="3">
            <text:p>0.120</text:p>
          </table:table-cell>
          <table:table-cell table:style-name="ce87" table:formula="of:=[.B33]/[.$E$33]*[.$G$33]/1000000" office:value-type="float" office:value="0.000152862338242308" calcext:value-type="float">
            <text:p>0.000153</text:p>
          </table:table-cell>
          <table:table-cell table:style-name="ce87" table:formula="of:=[.C33]/[.$E$33]*[.$G$33]/1000000" office:value-type="float" office:value="0.0000000123182375785937" calcext:value-type="float">
            <text:p>0.000000</text:p>
          </table:table-cell>
          <table:table-cell table:style-name="ce87" table:formula="of:=[.D33]/[.$E$33]*[.$G$33]/1000000" office:value-type="float" office:value="-0.00000000868831981760919" calcext:value-type="float">
            <text:p>0.000000</text:p>
          </table:table-cell>
          <table:table-cell table:style-name="ce82" office:value-type="float" office:value="-0.003768" calcext:value-type="float" table:number-columns-spanned="1" table:number-rows-spanned="3">
            <text:p>-0.003768</text:p>
          </table:table-cell>
          <table:table-cell table:style-name="ce82" office:value-type="float" office:value="-16.049398" calcext:value-type="float" table:number-columns-spanned="1" table:number-rows-spanned="3">
            <text:p>-16.049398</text:p>
          </table:table-cell>
          <table:table-cell table:style-name="ce82" office:value-type="float" office:value="1.028455" calcext:value-type="float" table:number-columns-spanned="1" table:number-rows-spanned="3">
            <text:p>1.028455</text:p>
          </table:table-cell>
          <table:table-cell table:style-name="ce88" table:formula="of:=[.M33]/1000" office:value-type="float" office:value="-0.000003768" calcext:value-type="float" table:number-columns-spanned="1" table:number-rows-spanned="3">
            <text:p>0.000</text:p>
          </table:table-cell>
          <table:table-cell table:style-name="ce88" table:formula="of:=[.N33]/1000" office:value-type="float" office:value="-0.016049398" calcext:value-type="float" table:number-columns-spanned="1" table:number-rows-spanned="3">
            <text:p>-0.016</text:p>
          </table:table-cell>
          <table:table-cell table:style-name="ce88" table:formula="of:=[.O33]/1000" office:value-type="float" office:value="0.001028455" calcext:value-type="float" table:number-columns-spanned="1" table:number-rows-spanned="3">
            <text:p>0.001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3]" office:value-type="float" office:value="37790.332031" calcext:value-type="float">
            <text:p>37,790.332031</text:p>
          </table:table-cell>
          <table:table-cell table:style-name="ce82" office:value-type="float" office:value="341127680" calcext:value-type="float">
            <text:p>341,127,680.000000</text:p>
          </table:table-cell>
          <table:table-cell table:style-name="ce82" office:value-type="float" office:value="10640336" calcext:value-type="float">
            <text:p>10,640,336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4]/[.$E$33]*[.$G$33]/1000000" office:value-type="float" office:value="0.0000000123182375785937" calcext:value-type="float">
            <text:p>0.000000</text:p>
          </table:table-cell>
          <table:table-cell table:style-name="ce87" table:formula="of:=[.C34]/[.$E$33]*[.$G$33]/1000000" office:value-type="float" office:value="0.000111194889831279" calcext:value-type="float">
            <text:p>0.000111</text:p>
          </table:table-cell>
          <table:table-cell table:style-name="ce87" table:formula="of:=[.D34]/[.$E$33]*[.$G$33]/1000000" office:value-type="float" office:value="0.00000346835234621767" calcext:value-type="float">
            <text:p>0.00000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3]" office:value-type="float" office:value="-26654.339844" calcext:value-type="float">
            <text:p>-26,654.339844</text:p>
          </table:table-cell>
          <table:table-cell table:style-name="ce80" table:formula="of:=[.D34]" office:value-type="float" office:value="10640336" calcext:value-type="float">
            <text:p>10,640,336.000000</text:p>
          </table:table-cell>
          <table:table-cell table:style-name="ce82" office:value-type="float" office:value="749483712" calcext:value-type="float">
            <text:p>749,483,712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5]/[.$E$33]*[.$G$33]/1000000" office:value-type="float" office:value="-0.00000000868831981760919" calcext:value-type="float">
            <text:p>0.000000</text:p>
          </table:table-cell>
          <table:table-cell table:style-name="ce87" table:formula="of:=[.C35]/[.$E$33]*[.$G$33]/1000000" office:value-type="float" office:value="0.00000346835234621767" calcext:value-type="float">
            <text:p>0.000003</text:p>
          </table:table-cell>
          <table:table-cell table:style-name="ce87" table:formula="of:=[.D35]/[.$E$33]*[.$G$33]/1000000" office:value-type="float" office:value="0.000244303712868384" calcext:value-type="float">
            <text:p>0.000244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table-cell table:style-name="ce16" office:value-type="string" calcext:value-type="string" table:number-columns-spanned="1" table:number-rows-spanned="3">
            <text:p>sick_lidar_assy</text:p>
          </table:table-cell>
          <table:table-cell table:style-name="ce82" office:value-type="float" office:value="192567296" calcext:value-type="float">
            <text:p>192,567,296.000000</text:p>
          </table:table-cell>
          <table:table-cell table:style-name="ce82" office:value-type="float" office:value="34422.644531" calcext:value-type="float">
            <text:p>34,422.644531</text:p>
          </table:table-cell>
          <table:table-cell table:style-name="ce82" office:value-type="float" office:value="2920785.25" calcext:value-type="float">
            <text:p>2,920,785.250000</text:p>
          </table:table-cell>
          <table:table-cell table:style-name="ce82" office:value-type="float" office:value="248311.15625" calcext:value-type="float" table:number-columns-spanned="1" table:number-rows-spanned="3">
            <text:p>248,311.156250</text:p>
          </table:table-cell>
          <table:table-cell table:style-name="ce82" table:formula="of:=[.E36]*[.H36]" office:value-type="float" office:value="496622.3125" calcext:value-type="float" table:number-columns-spanned="1" table:number-rows-spanned="3">
            <text:p>496,622.312500</text:p>
          </table:table-cell>
          <table:table-cell table:style-name="ce93" office:value-type="float" office:value="0.0809401678078311" calcext:value-type="float" table:number-columns-spanned="1" table:number-rows-spanned="3">
            <text:p>0.080940</text:p>
          </table:table-cell>
          <table:table-cell table:style-name="ce83" office:value-type="float" office:value="2" calcext:value-type="float" table:number-columns-spanned="1" table:number-rows-spanned="3">
            <text:p>2</text:p>
          </table:table-cell>
          <table:table-cell table:style-name="ce98" table:formula="of:=[.G36]*[.H36]" office:value-type="float" office:value="0.161880335615662" calcext:value-type="float" table:number-columns-spanned="1" table:number-rows-spanned="3">
            <text:p>0.162</text:p>
          </table:table-cell>
          <table:table-cell table:style-name="ce87" table:formula="of:=[.B36]/[.$E$36]*[.$G$36]/1000000" office:value-type="float" office:value="0.0000627697502114961" calcext:value-type="float">
            <text:p>0.000063</text:p>
          </table:table-cell>
          <table:table-cell table:style-name="ce87" table:formula="of:=[.C36]/[.$E$36]*[.$G$36]/1000000" office:value-type="float" office:value="0.0000000112204971649495" calcext:value-type="float">
            <text:p>0.000000</text:p>
          </table:table-cell>
          <table:table-cell table:style-name="ce87" table:formula="of:=[.D36]/[.$E$36]*[.$G$36]/1000000" office:value-type="float" office:value="0.000000952066962418802" calcext:value-type="float">
            <text:p>0.000001</text:p>
          </table:table-cell>
          <table:table-cell table:style-name="ce82" office:value-type="float" office:value="-2.348224" calcext:value-type="float" table:number-columns-spanned="1" table:number-rows-spanned="3">
            <text:p>-2.348224</text:p>
          </table:table-cell>
          <table:table-cell table:style-name="ce82" office:value-type="float" office:value="-34.408428" calcext:value-type="float" table:number-columns-spanned="1" table:number-rows-spanned="3">
            <text:p>-34.408428</text:p>
          </table:table-cell>
          <table:table-cell table:style-name="ce82" office:value-type="float" office:value="35.880856" calcext:value-type="float" table:number-columns-spanned="1" table:number-rows-spanned="3">
            <text:p>35.880856</text:p>
          </table:table-cell>
          <table:table-cell table:style-name="ce88" table:formula="of:=[.M36]/1000" office:value-type="float" office:value="-0.002348224" calcext:value-type="float" table:number-columns-spanned="1" table:number-rows-spanned="3">
            <text:p>-0.002</text:p>
          </table:table-cell>
          <table:table-cell table:style-name="ce88" table:formula="of:=[.N36]/1000" office:value-type="float" office:value="-0.034408428" calcext:value-type="float" table:number-columns-spanned="1" table:number-rows-spanned="3">
            <text:p>-0.034</text:p>
          </table:table-cell>
          <table:table-cell table:style-name="ce88" table:formula="of:=[.O36]/1000" office:value-type="float" office:value="0.035880856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3">
          <table:covered-table-cell table:style-name="ce17"/>
          <table:table-cell table:style-name="ce80" table:formula="of:=[.C36]" office:value-type="float" office:value="34422.644531" calcext:value-type="float">
            <text:p>34,422.644531</text:p>
          </table:table-cell>
          <table:table-cell table:style-name="ce82" office:value-type="float" office:value="177463008" calcext:value-type="float">
            <text:p>177,463,008.000000</text:p>
          </table:table-cell>
          <table:table-cell table:style-name="ce82" office:value-type="float" office:value="-45130.398438" calcext:value-type="float">
            <text:p>-45,130.398438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7]/[.$E$36]*[.$G$36]/1000000" office:value-type="float" office:value="0.0000000112204971649495" calcext:value-type="float">
            <text:p>0.000000</text:p>
          </table:table-cell>
          <table:table-cell table:style-name="ce87" table:formula="of:=[.C37]/[.$E$36]*[.$G$36]/1000000" office:value-type="float" office:value="0.0000578463161467497" calcext:value-type="float">
            <text:p>0.000058</text:p>
          </table:table-cell>
          <table:table-cell table:style-name="ce87" table:formula="of:=[.D37]/[.$E$36]*[.$G$36]/1000000" office:value-type="float" office:value="-0.0000000147108252322272" calcext:value-type="float">
            <text:p>0.000000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3">
          <table:covered-table-cell table:style-name="ce17"/>
          <table:table-cell table:style-name="ce80" table:formula="of:=[.D36]" office:value-type="float" office:value="2920785.25" calcext:value-type="float">
            <text:p>2,920,785.250000</text:p>
          </table:table-cell>
          <table:table-cell table:style-name="ce80" table:formula="of:=[.D37]" office:value-type="float" office:value="-45130.398438" calcext:value-type="float">
            <text:p>-45,130.398438</text:p>
          </table:table-cell>
          <table:table-cell table:style-name="ce82" office:value-type="float" office:value="131165384" calcext:value-type="float">
            <text:p>131,165,384.000000</text:p>
          </table:table-cell>
          <table:covered-table-cell table:style-name="ce82"/>
          <table:covered-table-cell/>
          <table:covered-table-cell table:style-name="ce95"/>
          <table:covered-table-cell table:style-name="Default"/>
          <table:covered-table-cell table:style-name="ce99"/>
          <table:table-cell table:style-name="ce87" table:formula="of:=[.B38]/[.$E$36]*[.$G$36]/1000000" office:value-type="float" office:value="0.000000952066962418802" calcext:value-type="float">
            <text:p>0.000001</text:p>
          </table:table-cell>
          <table:table-cell table:style-name="ce87" table:formula="of:=[.C38]/[.$E$36]*[.$G$36]/1000000" office:value-type="float" office:value="-0.0000000147108252322272" calcext:value-type="float">
            <text:p>0.000000</text:p>
          </table:table-cell>
          <table:table-cell table:style-name="ce87" table:formula="of:=[.D38]/[.$E$36]*[.$G$36]/1000000" office:value-type="float" office:value="0.0000427550189523094" calcext:value-type="float">
            <text:p>0.000043</text:p>
          </table:table-cell>
          <table:covered-table-cell table:number-columns-repeated="3" table:style-name="ce82"/>
          <table:covered-table-cell table:number-columns-repeated="3"/>
          <table:table-cell table:number-columns-repeated="2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150" calcext:value-type="float">
            <text:p>150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;[.F27];[.F30];#REF!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/>
          <table:table-cell table:formula="of:=[.E3]-[.E18]" office:value-type="float" office:value="18749480" calcext:value-type="float">
            <text:p>18749480.0000000</text:p>
          </table:table-cell>
          <table:table-cell table:number-columns-repeated="9"/>
        </table:table-row>
        <table:table-row table:style-name="ro4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;[.I27];[.I30];#REF!;[.I33];[.I36])" office:value-type="string" office:string-value="" calcext:value-type="error">
            <text:p>#REF!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1" table:number-rows-repeated="104853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LOAD RUNNER 300UR5e" table:style-name="ta1"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ce29"/>
        <table:table-column table:style-name="co31" table:default-cell-style-name="ce48"/>
        <table:table-column table:style-name="co32" table:default-cell-style-name="ce29"/>
        <table:table-column table:style-name="co32" table:default-cell-style-name="ce32"/>
        <table:table-column table:style-name="co33" table:default-cell-style-name="ce32"/>
        <table:table-column table:style-name="co32" table:default-cell-style-name="ce32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15" table:default-cell-style-name="Default"/>
        <table:table-column table:style-name="co38" table:default-cell-style-name="Default"/>
        <table:table-row table:style-name="ro6">
          <table:table-cell table:number-columns-repeated="20"/>
        </table:table-row>
        <table:table-row table:style-name="ro6">
          <table:table-cell table:style-name="ce110" office:value-type="string" calcext:value-type="string">
            <text:p>link_name</text:p>
          </table:table-cell>
          <table:table-cell table:style-name="ce110" office:value-type="string" calcext:value-type="string" table:number-columns-spanned="3" table:number-rows-spanned="1">
            <text:p>Inertia by volume</text:p>
          </table:table-cell>
          <table:covered-table-cell table:number-columns-repeated="2" table:style-name="ce110"/>
          <table:table-cell table:style-name="ce110" office:value-type="string" calcext:value-type="string">
            <text:p>Unit volume</text:p>
          </table:table-cell>
          <table:table-cell table:style-name="ce110" office:value-type="string" calcext:value-type="string">
            <text:p>Total Volume</text:p>
          </table:table-cell>
          <table:table-cell table:style-name="ce138" office:value-type="string" calcext:value-type="string">
            <text:p>Unit weight</text:p>
          </table:table-cell>
          <table:table-cell table:style-name="ce144" office:value-type="string" calcext:value-type="string">
            <text:p>Qty</text:p>
          </table:table-cell>
          <table:table-cell table:style-name="ce138" office:value-type="string" calcext:value-type="string">
            <text:p>Total weight</text:p>
          </table:table-cell>
          <table:table-cell table:style-name="ce154" office:value-type="string" calcext:value-type="string" table:number-columns-spanned="3" table:number-rows-spanned="1">
            <text:p>inertia by weight</text:p>
          </table:table-cell>
          <table:covered-table-cell table:number-columns-repeated="2" table:style-name="ce154"/>
          <table:table-cell table:style-name="ce110" office:value-type="string" calcext:value-type="string" table:number-columns-spanned="3" table:number-rows-spanned="1">
            <text:p>center of mass (mm)</text:p>
          </table:table-cell>
          <table:covered-table-cell table:number-columns-repeated="2" table:style-name="ce110"/>
          <table:table-cell table:style-name="ce110" office:value-type="string" calcext:value-type="string" table:number-columns-spanned="3" table:number-rows-spanned="1">
            <text:p>center of mass (m)</text:p>
          </table:table-cell>
          <table:covered-table-cell table:number-columns-repeated="2" table:style-name="ce110"/>
          <table:table-cell table:number-columns-repeated="2"/>
        </table:table-row>
        <table:table-row table:style-name="ro6">
          <table:table-cell table:style-name="ce117" office:value-type="string" calcext:value-type="string" table:number-columns-spanned="1" table:number-rows-spanned="3">
            <text:p>base_link</text:p>
          </table:table-cell>
          <table:table-cell table:style-name="ce122" office:value-type="float" office:value="880367501312" calcext:value-type="float">
            <text:p>880,367,501,312.000000</text:p>
          </table:table-cell>
          <table:table-cell table:style-name="ce122" office:value-type="float" office:value="18697178" calcext:value-type="float">
            <text:p>18,697,178.000000</text:p>
          </table:table-cell>
          <table:table-cell table:style-name="ce122" office:value-type="float" office:value="582424832" calcext:value-type="float">
            <text:p>582,424,832.000000</text:p>
          </table:table-cell>
          <table:table-cell table:style-name="ce129" office:value-type="float" office:value="44834356" calcext:value-type="float" table:number-columns-spanned="1" table:number-rows-spanned="3">
            <text:p>44,834,356.000000</text:p>
          </table:table-cell>
          <table:table-cell table:style-name="ce135" table:formula="of:=[.E3]*[.H3]" office:value-type="float" office:value="44834356" calcext:value-type="float" table:number-columns-spanned="1" table:number-rows-spanned="3">
            <text:p>44,834,356.000000</text:p>
          </table:table-cell>
          <table:table-cell table:style-name="ce139" table:formula="of:=([.F3]/[.$G$30])/[.H3]*[.$G$29]" office:value-type="float" office:value="32.5712325367056" calcext:value-type="float" table:number-columns-spanned="1" table:number-rows-spanned="3">
            <text:p>32.571233</text:p>
          </table:table-cell>
          <table:table-cell table:style-name="ce145" office:value-type="float" office:value="1" calcext:value-type="float" table:number-columns-spanned="1" table:number-rows-spanned="3">
            <text:p>1</text:p>
          </table:table-cell>
          <table:table-cell table:style-name="ce149" table:formula="of:=[.G3]*[.H3]" office:value-type="float" office:value="32.5712325367056" calcext:value-type="float" table:number-columns-spanned="1" table:number-rows-spanned="3">
            <text:p>32.571</text:p>
          </table:table-cell>
          <table:table-cell table:style-name="ce155" table:formula="of:=[.B3]/[.$E$3]*[.$G$3]/1000000" office:value-type="float" office:value="0.639568785218899" calcext:value-type="float">
            <text:p>0.639569</text:p>
          </table:table-cell>
          <table:table-cell table:style-name="ce155" table:formula="of:=[.C3]/[.$E$3]*[.$G$3]/1000000" office:value-type="float" office:value="0.0000135831131915484" calcext:value-type="float">
            <text:p>0.000014</text:p>
          </table:table-cell>
          <table:table-cell table:style-name="ce155" table:formula="of:=[.D3]/[.$E$3]*[.$G$3]/1000000" office:value-type="float" office:value="0.000423119596905188" calcext:value-type="float">
            <text:p>0.000423</text:p>
          </table:table-cell>
          <table:table-cell table:style-name="ce129" office:value-type="float" office:value="0.066367" calcext:value-type="float" table:number-columns-spanned="1" table:number-rows-spanned="3">
            <text:p>0.066367</text:p>
          </table:table-cell>
          <table:table-cell table:style-name="ce129" office:value-type="float" office:value="-0.000143" calcext:value-type="float" table:number-columns-spanned="1" table:number-rows-spanned="3">
            <text:p>-0.000143</text:p>
          </table:table-cell>
          <table:table-cell table:style-name="ce129" office:value-type="float" office:value="96.068344" calcext:value-type="float" table:number-columns-spanned="1" table:number-rows-spanned="3">
            <text:p>96.068344</text:p>
          </table:table-cell>
          <table:table-cell table:style-name="ce160" table:formula="of:=[.M3]/1000" office:value-type="float" office:value="0.000066367" calcext:value-type="float" table:number-columns-spanned="1" table:number-rows-spanned="3">
            <text:p>0.000</text:p>
          </table:table-cell>
          <table:table-cell table:style-name="ce160" table:formula="of:=[.N3]/1000" office:value-type="float" office:value="-0.000000143" calcext:value-type="float" table:number-columns-spanned="1" table:number-rows-spanned="3">
            <text:p>0.000</text:p>
          </table:table-cell>
          <table:table-cell table:style-name="ce164" table:formula="of:=[.O3]/1000" office:value-type="float" office:value="0.096068344" calcext:value-type="float" table:number-columns-spanned="1" table:number-rows-spanned="3">
            <text:p>0.096</text:p>
          </table:table-cell>
          <table:table-cell table:number-columns-repeated="2"/>
        </table:table-row>
        <table:table-row table:style-name="ro6">
          <table:covered-table-cell table:style-name="ce118"/>
          <table:table-cell table:style-name="ce123" table:formula="of:=[.C3]" office:value-type="float" office:value="18697178" calcext:value-type="float">
            <text:p>18,697,178.000000</text:p>
          </table:table-cell>
          <table:table-cell table:style-name="ce127" office:value-type="float" office:value="875177246720" calcext:value-type="float">
            <text:p>875,177,246,720.000000</text:p>
          </table:table-cell>
          <table:table-cell table:style-name="ce127" office:value-type="float" office:value="3550674.75" calcext:value-type="float">
            <text:p>3,550,674.750000</text:p>
          </table:table-cell>
          <table:covered-table-cell table:number-columns-repeated="2" table:style-name="ce130"/>
          <table:covered-table-cell table:style-name="ce140"/>
          <table:covered-table-cell table:style-name="ce146"/>
          <table:covered-table-cell table:style-name="ce150"/>
          <table:table-cell table:style-name="ce156" table:formula="of:=[.B4]/[.$E$3]*[.$G$3]/1000000" office:value-type="float" office:value="0.0000135831131915484" calcext:value-type="float">
            <text:p>0.000014</text:p>
          </table:table-cell>
          <table:table-cell table:style-name="ce156" table:formula="of:=[.C4]/[.$E$3]*[.$G$3]/1000000" office:value-type="float" office:value="0.635798172583341" calcext:value-type="float">
            <text:p>0.635798</text:p>
          </table:table-cell>
          <table:table-cell table:style-name="ce156" table:formula="of:=[.D4]/[.$E$3]*[.$G$3]/1000000" office:value-type="float" office:value="0.00000257949178403408" calcext:value-type="float">
            <text:p>0.000003</text:p>
          </table:table-cell>
          <table:covered-table-cell table:number-columns-repeated="3" table:style-name="ce127"/>
          <table:covered-table-cell table:number-columns-repeated="2" table:style-name="ce161"/>
          <table:covered-table-cell table:style-name="ce165"/>
          <table:table-cell table:number-columns-repeated="2"/>
        </table:table-row>
        <table:table-row table:style-name="ro6">
          <table:covered-table-cell table:style-name="ce119"/>
          <table:table-cell table:style-name="ce124" table:formula="of:=[.D3]" office:value-type="float" office:value="582424832" calcext:value-type="float">
            <text:p>582,424,832.000000</text:p>
          </table:table-cell>
          <table:table-cell table:style-name="ce124" table:formula="of:=[.D4]" office:value-type="float" office:value="3550674.75" calcext:value-type="float">
            <text:p>3,550,674.750000</text:p>
          </table:table-cell>
          <table:table-cell table:style-name="ce128" office:value-type="float" office:value="1098871799808" calcext:value-type="float">
            <text:p>1,098,871,799,808.000000</text:p>
          </table:table-cell>
          <table:covered-table-cell table:number-columns-repeated="2" table:style-name="ce131"/>
          <table:covered-table-cell table:style-name="ce141"/>
          <table:covered-table-cell table:style-name="ce147"/>
          <table:covered-table-cell table:style-name="ce151"/>
          <table:table-cell table:style-name="ce157" table:formula="of:=[.B5]/[.$E$3]*[.$G$3]/1000000" office:value-type="float" office:value="0.000423119596905188" calcext:value-type="float">
            <text:p>0.000423</text:p>
          </table:table-cell>
          <table:table-cell table:style-name="ce157" table:formula="of:=[.C5]/[.$E$3]*[.$G$3]/1000000" office:value-type="float" office:value="0.00000257949178403408" calcext:value-type="float">
            <text:p>0.000003</text:p>
          </table:table-cell>
          <table:table-cell table:style-name="ce157" table:formula="of:=[.D5]/[.$E$3]*[.$G$3]/1000000" office:value-type="float" office:value="0.798307639783532" calcext:value-type="float">
            <text:p>0.798308</text:p>
          </table:table-cell>
          <table:covered-table-cell table:number-columns-repeated="3" table:style-name="ce128"/>
          <table:covered-table-cell table:number-columns-repeated="2" table:style-name="ce162"/>
          <table:covered-table-cell table:style-name="ce166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mount</text:p>
          </table:table-cell>
          <table:table-cell table:style-name="ce125" office:value-type="float" office:value="8215479" calcext:value-type="float">
            <text:p>8,215,479.000000</text:p>
          </table:table-cell>
          <table:table-cell table:style-name="ce125" office:value-type="float" office:value="0.002269" calcext:value-type="float">
            <text:p>0.002269</text:p>
          </table:table-cell>
          <table:table-cell table:style-name="ce125" office:value-type="float" office:value="0.002591" calcext:value-type="float">
            <text:p>0.002591</text:p>
          </table:table-cell>
          <table:table-cell table:style-name="ce125" office:value-type="float" office:value="27019.34375" calcext:value-type="float" table:number-columns-spanned="1" table:number-rows-spanned="3">
            <text:p>27,019.343750</text:p>
          </table:table-cell>
          <table:table-cell table:style-name="ce136" table:formula="of:=[.E6]*[.H6]" office:value-type="float" office:value="108077.375" calcext:value-type="float" table:number-columns-spanned="1" table:number-rows-spanned="3">
            <text:p>108,077.375000</text:p>
          </table:table-cell>
          <table:table-cell table:style-name="ce142" table:formula="of:=([.F6]/[.$G$30])/[.H6]*[.$G$29]" office:value-type="float" office:value="0.0196289945208633" calcext:value-type="float" table:number-columns-spanned="1" table:number-rows-spanned="3">
            <text:p>0.019629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6]*[.H6]" office:value-type="float" office:value="0.0785159780834532" calcext:value-type="float" table:number-columns-spanned="1" table:number-rows-spanned="3">
            <text:p>0.079</text:p>
          </table:table-cell>
          <table:table-cell table:style-name="ce158" table:formula="of:=[.B6]/[.$E$6]*[.$G$6]/1000000" office:value-type="float" office:value="0.00000596837561153821" calcext:value-type="float">
            <text:p>0.000006</text:p>
          </table:table-cell>
          <table:table-cell table:style-name="ce158" table:formula="of:=[.C6]/[.$E$6]*[.$G$6]/1000000" office:value-type="float" office:value="1.64838158098636E-015" calcext:value-type="float">
            <text:p>0.000000</text:p>
          </table:table-cell>
          <table:table-cell table:style-name="ce158" table:formula="of:=[.D6]/[.$E$6]*[.$G$6]/1000000" office:value-type="float" office:value="1.88230792258072E-015" calcext:value-type="float">
            <text:p>0.000000</text:p>
          </table:table-cell>
          <table:table-cell table:style-name="ce125" office:value-type="float" office:value="0" calcext:value-type="float" table:number-columns-spanned="1" table:number-rows-spanned="3">
            <text:p>0.000000</text:p>
          </table:table-cell>
          <table:table-cell table:style-name="ce125" office:value-type="float" office:value="-0" calcext:value-type="float" table:number-columns-spanned="1" table:number-rows-spanned="3">
            <text:p>0.000000</text:p>
          </table:table-cell>
          <table:table-cell table:style-name="ce125" office:value-type="float" office:value="-3.882776" calcext:value-type="float" table:number-columns-spanned="1" table:number-rows-spanned="3">
            <text:p>-3.882776</text:p>
          </table:table-cell>
          <table:table-cell table:style-name="ce163" table:formula="of:=[.M6]/1000" office:value-type="float" office:value="0" calcext:value-type="float" table:number-columns-spanned="1" table:number-rows-spanned="3">
            <text:p>0.000</text:p>
          </table:table-cell>
          <table:table-cell table:style-name="ce163" table:formula="of:=[.N6]/1000" office:value-type="float" office:value="-0" calcext:value-type="float" table:number-columns-spanned="1" table:number-rows-spanned="3">
            <text:p>0.000</text:p>
          </table:table-cell>
          <table:table-cell table:style-name="ce163" table:formula="of:=[.O6]/1000" office:value-type="float" office:value="-0.003882776" calcext:value-type="float" table:number-columns-spanned="1" table:number-rows-spanned="3">
            <text:p>-0.004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6]" office:value-type="float" office:value="0.002269" calcext:value-type="float">
            <text:p>0.002269</text:p>
          </table:table-cell>
          <table:table-cell table:style-name="ce125" office:value-type="float" office:value="6261794" calcext:value-type="float">
            <text:p>6,261,794.000000</text:p>
          </table:table-cell>
          <table:table-cell table:style-name="ce125" office:value-type="float" office:value="-0.00145" calcext:value-type="float">
            <text:p>-0.00145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7]/[.$E$6]*[.$G$6]/1000000" office:value-type="float" office:value="1.64838158098636E-015" calcext:value-type="float">
            <text:p>0.000000</text:p>
          </table:table-cell>
          <table:table-cell table:style-name="ce158" table:formula="of:=[.C7]/[.$E$6]*[.$G$6]/1000000" office:value-type="float" office:value="0.00000454906385788051" calcext:value-type="float">
            <text:p>0.000005</text:p>
          </table:table-cell>
          <table:table-cell table:style-name="ce158" table:formula="of:=[.D7]/[.$E$6]*[.$G$6]/1000000" office:value-type="float" office:value="-1.05339501649635E-015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6]" office:value-type="float" office:value="0.002591" calcext:value-type="float">
            <text:p>0.002591</text:p>
          </table:table-cell>
          <table:table-cell table:style-name="ce126" table:formula="of:=[.D7]" office:value-type="float" office:value="-0.00145" calcext:value-type="float">
            <text:p>-0.001450</text:p>
          </table:table-cell>
          <table:table-cell table:style-name="ce125" office:value-type="float" office:value="14113409" calcext:value-type="float">
            <text:p>14,113,409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8]/[.$E$6]*[.$G$6]/1000000" office:value-type="float" office:value="1.88230792258072E-015" calcext:value-type="float">
            <text:p>0.000000</text:p>
          </table:table-cell>
          <table:table-cell table:style-name="ce158" table:formula="of:=[.C8]/[.$E$6]*[.$G$6]/1000000" office:value-type="float" office:value="-1.05339501649635E-015" calcext:value-type="float">
            <text:p>0.000000</text:p>
          </table:table-cell>
          <table:table-cell table:style-name="ce158" table:formula="of:=[.D8]/[.$E$6]*[.$G$6]/1000000" office:value-type="float" office:value="0.0000102530997974998" calcext:value-type="float">
            <text:p>0.00001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rotate</text:p>
          </table:table-cell>
          <table:table-cell table:style-name="ce125" office:value-type="float" office:value="27217180" calcext:value-type="float">
            <text:p>27,217,180.000000</text:p>
          </table:table-cell>
          <table:table-cell table:style-name="ce125" office:value-type="float" office:value="-3235.909668" calcext:value-type="float">
            <text:p>-3,235.909668</text:p>
          </table:table-cell>
          <table:table-cell table:style-name="ce125" office:value-type="float" office:value="-6005044.5" calcext:value-type="float">
            <text:p>-6,005,044.500000</text:p>
          </table:table-cell>
          <table:table-cell table:style-name="ce125" office:value-type="float" office:value="83403.101562" calcext:value-type="float" table:number-columns-spanned="1" table:number-rows-spanned="3">
            <text:p>83,403.101562</text:p>
          </table:table-cell>
          <table:table-cell table:style-name="ce136" table:formula="of:=[.E9]*[.H9]" office:value-type="float" office:value="333612.406248" calcext:value-type="float" table:number-columns-spanned="1" table:number-rows-spanned="3">
            <text:p>333,612.406248</text:p>
          </table:table-cell>
          <table:table-cell table:style-name="ce142" table:formula="of:=([.F9]/[.$G$30])/[.H9]*[.$G$29]" office:value-type="float" office:value="0.0605906286522411" calcext:value-type="float" table:number-columns-spanned="1" table:number-rows-spanned="3">
            <text:p>0.060591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9]*[.H9]" office:value-type="float" office:value="0.242362514608965" calcext:value-type="float" table:number-columns-spanned="1" table:number-rows-spanned="3">
            <text:p>0.242</text:p>
          </table:table-cell>
          <table:table-cell table:style-name="ce158" table:formula="of:=[.B9]/[.$E$9]*[.$G$9]/1000000" office:value-type="float" office:value="0.0000197727184655752" calcext:value-type="float">
            <text:p>0.000020</text:p>
          </table:table-cell>
          <table:table-cell table:style-name="ce158" table:formula="of:=[.C9]/[.$E$9]*[.$G$9]/1000000" office:value-type="float" office:value="-0.00000000235082146076107" calcext:value-type="float">
            <text:p>0.000000</text:p>
          </table:table-cell>
          <table:table-cell table:style-name="ce158" table:formula="of:=[.D9]/[.$E$9]*[.$G$9]/1000000" office:value-type="float" office:value="-0.00000436254065526815" calcext:value-type="float">
            <text:p>-0.000004</text:p>
          </table:table-cell>
          <table:table-cell table:style-name="ce125" office:value-type="float" office:value="-11.861636" calcext:value-type="float" table:number-columns-spanned="1" table:number-rows-spanned="3">
            <text:p>-11.861636</text:p>
          </table:table-cell>
          <table:table-cell table:style-name="ce125" office:value-type="float" office:value="-0.018645" calcext:value-type="float" table:number-columns-spanned="1" table:number-rows-spanned="3">
            <text:p>-0.018645</text:p>
          </table:table-cell>
          <table:table-cell table:style-name="ce125" office:value-type="float" office:value="-20.761148" calcext:value-type="float" table:number-columns-spanned="1" table:number-rows-spanned="3">
            <text:p>-20.761148</text:p>
          </table:table-cell>
          <table:table-cell table:style-name="ce163" table:formula="of:=[.M9]/1000" office:value-type="float" office:value="-0.011861636" calcext:value-type="float" table:number-columns-spanned="1" table:number-rows-spanned="3">
            <text:p>-0.012</text:p>
          </table:table-cell>
          <table:table-cell table:style-name="ce163" table:formula="of:=[.N9]/1000" office:value-type="float" office:value="-0.000018645" calcext:value-type="float" table:number-columns-spanned="1" table:number-rows-spanned="3">
            <text:p>0.000</text:p>
          </table:table-cell>
          <table:table-cell table:style-name="ce163" table:formula="of:=[.O9]/1000" office:value-type="float" office:value="-0.020761148" calcext:value-type="float" table:number-columns-spanned="1" table:number-rows-spanned="3">
            <text:p>-0.021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9]" office:value-type="float" office:value="-3235.909668" calcext:value-type="float">
            <text:p>-3,235.909668</text:p>
          </table:table-cell>
          <table:table-cell table:style-name="ce125" office:value-type="float" office:value="30742118" calcext:value-type="float">
            <text:p>30,742,118.000000</text:p>
          </table:table-cell>
          <table:table-cell table:style-name="ce125" office:value-type="float" office:value="698.833252" calcext:value-type="float">
            <text:p>698.833252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0]/[.$E$9]*[.$G$9]/1000000" office:value-type="float" office:value="-0.00000000235082146076107" calcext:value-type="float">
            <text:p>0.000000</text:p>
          </table:table-cell>
          <table:table-cell table:style-name="ce158" table:formula="of:=[.C10]/[.$E$9]*[.$G$9]/1000000" office:value-type="float" office:value="0.000022333513032926" calcext:value-type="float">
            <text:p>0.000022</text:p>
          </table:table-cell>
          <table:table-cell table:style-name="ce158" table:formula="of:=[.D10]/[.$E$9]*[.$G$9]/1000000" office:value-type="float" office:value="0.00000000050768790690947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9]" office:value-type="float" office:value="-6005044.5" calcext:value-type="float">
            <text:p>-6,005,044.500000</text:p>
          </table:table-cell>
          <table:table-cell table:style-name="ce126" table:formula="of:=[.D10]" office:value-type="float" office:value="698.833252" calcext:value-type="float">
            <text:p>698.833252</text:p>
          </table:table-cell>
          <table:table-cell table:style-name="ce125" office:value-type="float" office:value="28047974" calcext:value-type="float">
            <text:p>28,047,97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1]/[.$E$9]*[.$G$9]/1000000" office:value-type="float" office:value="-0.00000436254065526815" calcext:value-type="float">
            <text:p>-0.000004</text:p>
          </table:table-cell>
          <table:table-cell table:style-name="ce158" table:formula="of:=[.C11]/[.$E$9]*[.$G$9]/1000000" office:value-type="float" office:value="0.000000000507687906909474" calcext:value-type="float">
            <text:p>0.000000</text:p>
          </table:table-cell>
          <table:table-cell table:style-name="ce158" table:formula="of:=[.D11]/[.$E$9]*[.$G$9]/1000000" office:value-type="float" office:value="0.0000203762731271856" calcext:value-type="float">
            <text:p>0.00002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caster_wheel</text:p>
          </table:table-cell>
          <table:table-cell table:style-name="ce125" office:value-type="float" office:value="18413530" calcext:value-type="float">
            <text:p>18,413,530.000000</text:p>
          </table:table-cell>
          <table:table-cell table:style-name="ce125" office:value-type="float" office:value="-55.792763" calcext:value-type="float">
            <text:p>-55.792763</text:p>
          </table:table-cell>
          <table:table-cell table:style-name="ce125" office:value-type="float" office:value="-1.432652" calcext:value-type="float">
            <text:p>-1.432652</text:p>
          </table:table-cell>
          <table:table-cell table:style-name="ce125" office:value-type="float" office:value="71360.304688" calcext:value-type="float" table:number-columns-spanned="1" table:number-rows-spanned="3">
            <text:p>71,360.304688</text:p>
          </table:table-cell>
          <table:table-cell table:style-name="ce136" table:formula="of:=[.E12]*[.H12]" office:value-type="float" office:value="285441.218752" calcext:value-type="float" table:number-columns-spanned="1" table:number-rows-spanned="3">
            <text:p>285,441.218752</text:p>
          </table:table-cell>
          <table:table-cell table:style-name="ce142" table:formula="of:=([.F12]/[.$G$30])/[.H12]*[.$G$29]" office:value-type="float" office:value="0.0518417857475864" calcext:value-type="float" table:number-columns-spanned="1" table:number-rows-spanned="3">
            <text:p>0.051842</text:p>
          </table:table-cell>
          <table:table-cell table:style-name="ce148" office:value-type="float" office:value="4" calcext:value-type="float" table:number-columns-spanned="1" table:number-rows-spanned="3">
            <text:p>4</text:p>
          </table:table-cell>
          <table:table-cell table:style-name="ce152" table:formula="of:=[.G12]*[.H12]" office:value-type="float" office:value="0.207367142990345" calcext:value-type="float" table:number-columns-spanned="1" table:number-rows-spanned="3">
            <text:p>0.207</text:p>
          </table:table-cell>
          <table:table-cell table:style-name="ce158" table:formula="of:=[.B12]/[.$E$12]*[.$G$12]/1000000" office:value-type="float" office:value="0.0000133770487849007" calcext:value-type="float">
            <text:p>0.000013</text:p>
          </table:table-cell>
          <table:table-cell table:style-name="ce158" table:formula="of:=[.C12]/[.$E$12]*[.$G$12]/1000000" office:value-type="float" office:value="-0.0000000000405322886212151" calcext:value-type="float">
            <text:p>0.000000</text:p>
          </table:table-cell>
          <table:table-cell table:style-name="ce158" table:formula="of:=[.D12]/[.$E$12]*[.$G$12]/1000000" office:value-type="float" office:value="-0.00000000000104079205322312" calcext:value-type="float">
            <text:p>0.000000</text:p>
          </table:table-cell>
          <table:table-cell table:style-name="ce125" office:value-type="float" office:value="-0.000007" calcext:value-type="float" table:number-columns-spanned="1" table:number-rows-spanned="3">
            <text:p>-0.000007</text:p>
          </table:table-cell>
          <table:table-cell table:style-name="ce125" office:value-type="float" office:value="0.000043" calcext:value-type="float" table:number-columns-spanned="1" table:number-rows-spanned="3">
            <text:p>0.000043</text:p>
          </table:table-cell>
          <table:table-cell table:style-name="ce125" office:value-type="float" office:value="-0.000016" calcext:value-type="float" table:number-columns-spanned="1" table:number-rows-spanned="3">
            <text:p>-0.000016</text:p>
          </table:table-cell>
          <table:table-cell table:style-name="ce163" table:formula="of:=[.M12]/1000" office:value-type="float" office:value="-0.000000007" calcext:value-type="float" table:number-columns-spanned="1" table:number-rows-spanned="3">
            <text:p>0.000</text:p>
          </table:table-cell>
          <table:table-cell table:style-name="ce163" table:formula="of:=[.N12]/1000" office:value-type="float" office:value="0.000000043" calcext:value-type="float" table:number-columns-spanned="1" table:number-rows-spanned="3">
            <text:p>0.000</text:p>
          </table:table-cell>
          <table:table-cell table:style-name="ce163" table:formula="of:=[.O12]/1000" office:value-type="float" office:value="-0.000000016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2]" office:value-type="float" office:value="-55.792763" calcext:value-type="float">
            <text:p>-55.792763</text:p>
          </table:table-cell>
          <table:table-cell table:style-name="ce125" office:value-type="float" office:value="28496276" calcext:value-type="float">
            <text:p>28,496,276.000000</text:p>
          </table:table-cell>
          <table:table-cell table:style-name="ce125" office:value-type="float" office:value="-134.19162" calcext:value-type="float">
            <text:p>-134.19162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3]/[.$E$12]*[.$G$12]/1000000" office:value-type="float" office:value="-0.0000000000405322886212151" calcext:value-type="float">
            <text:p>0.000000</text:p>
          </table:table-cell>
          <table:table-cell table:style-name="ce158" table:formula="of:=[.C13]/[.$E$12]*[.$G$12]/1000000" office:value-type="float" office:value="0.0000207019552600721" calcext:value-type="float">
            <text:p>0.000021</text:p>
          </table:table-cell>
          <table:table-cell table:style-name="ce158" table:formula="of:=[.D13]/[.$E$12]*[.$G$12]/1000000" office:value-type="float" office:value="-0.000000000097487437078325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2]" office:value-type="float" office:value="-1.432652" calcext:value-type="float">
            <text:p>-1.432652</text:p>
          </table:table-cell>
          <table:table-cell table:style-name="ce126" table:formula="of:=[.D13]" office:value-type="float" office:value="-134.19162" calcext:value-type="float">
            <text:p>-134.191620</text:p>
          </table:table-cell>
          <table:table-cell table:style-name="ce125" office:value-type="float" office:value="18413528" calcext:value-type="float">
            <text:p>18,413,528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4]/[.$E$12]*[.$G$12]/1000000" office:value-type="float" office:value="-0.00000000000104079205322312" calcext:value-type="float">
            <text:p>0.000000</text:p>
          </table:table-cell>
          <table:table-cell table:style-name="ce158" table:formula="of:=[.C14]/[.$E$12]*[.$G$12]/1000000" office:value-type="float" office:value="-0.0000000000974874370783254" calcext:value-type="float">
            <text:p>0.000000</text:p>
          </table:table-cell>
          <table:table-cell table:style-name="ce158" table:formula="of:=[.D14]/[.$E$12]*[.$G$12]/1000000" office:value-type="float" office:value="0.0000133770473319421" calcext:value-type="float">
            <text:p>0.000013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main_wheel</text:p>
          </table:table-cell>
          <table:table-cell table:style-name="ce125" office:value-type="float" office:value="3622495488" calcext:value-type="float">
            <text:p>3,622,495,488.000000</text:p>
          </table:table-cell>
          <table:table-cell table:style-name="ce125" office:value-type="float" office:value="82484.898438" calcext:value-type="float">
            <text:p>82,484.898438</text:p>
          </table:table-cell>
          <table:table-cell table:style-name="ce125" office:value-type="float" office:value="57333.769531" calcext:value-type="float">
            <text:p>57,333.769531</text:p>
          </table:table-cell>
          <table:table-cell table:style-name="ce133" office:value-type="float" office:value="1160447.25" calcext:value-type="float" table:number-columns-spanned="1" table:number-rows-spanned="3">
            <text:p>1,160,447.250000</text:p>
          </table:table-cell>
          <table:table-cell table:style-name="ce136" table:formula="of:=[.E15]*[.H15]" office:value-type="float" office:value="2320894.5" calcext:value-type="float" table:number-columns-spanned="1" table:number-rows-spanned="3">
            <text:p>2,320,894.500000</text:p>
          </table:table-cell>
          <table:table-cell table:style-name="ce142" table:formula="of:=([.F15]/[.$G$30])/[.H15]*[.$G$29]" office:value-type="float" office:value="0.843040931073719" calcext:value-type="float" table:number-columns-spanned="1" table:number-rows-spanned="3">
            <text:p>0.843041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15]*[.H15]" office:value-type="float" office:value="1.68608186214744" calcext:value-type="float" table:number-columns-spanned="1" table:number-rows-spanned="3">
            <text:p>1.686</text:p>
          </table:table-cell>
          <table:table-cell table:style-name="ce158" table:formula="of:=[.B15]/[.$E$15]*[.$G$15]/1000000" office:value-type="float" office:value="0.00263166806506187" calcext:value-type="float">
            <text:p>0.002632</text:p>
          </table:table-cell>
          <table:table-cell table:style-name="ce158" table:formula="of:=[.C15]/[.$E$15]*[.$G$15]/1000000" office:value-type="float" office:value="0.0000000599235730695149" calcext:value-type="float">
            <text:p>0.000000</text:p>
          </table:table-cell>
          <table:table-cell table:style-name="ce158" table:formula="of:=[.D15]/[.$E$15]*[.$G$15]/1000000" office:value-type="float" office:value="0.0000000416517980006246" calcext:value-type="float">
            <text:p>0.000000</text:p>
          </table:table-cell>
          <table:table-cell table:style-name="ce125" office:value-type="float" office:value="31.16696" calcext:value-type="float" table:number-columns-spanned="1" table:number-rows-spanned="3">
            <text:p>31.166960</text:p>
          </table:table-cell>
          <table:table-cell table:style-name="ce125" office:value-type="float" office:value="0.00482" calcext:value-type="float" table:number-columns-spanned="1" table:number-rows-spanned="3">
            <text:p>0.004820</text:p>
          </table:table-cell>
          <table:table-cell table:style-name="ce125" office:value-type="float" office:value="-0.000658" calcext:value-type="float" table:number-columns-spanned="1" table:number-rows-spanned="3">
            <text:p>-0.000658</text:p>
          </table:table-cell>
          <table:table-cell table:style-name="ce163" table:formula="of:=[.M15]/1000" office:value-type="float" office:value="0.03116696" calcext:value-type="float" table:number-columns-spanned="1" table:number-rows-spanned="3">
            <text:p>0.031</text:p>
          </table:table-cell>
          <table:table-cell table:style-name="ce163" table:formula="of:=[.N15]/1000" office:value-type="float" office:value="0.00000482" calcext:value-type="float" table:number-columns-spanned="1" table:number-rows-spanned="3">
            <text:p>0.000</text:p>
          </table:table-cell>
          <table:table-cell table:style-name="ce163" table:formula="of:=[.O15]/1000" office:value-type="float" office:value="-0.000000658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5]" office:value-type="float" office:value="82484.898438" calcext:value-type="float">
            <text:p>82,484.898438</text:p>
          </table:table-cell>
          <table:table-cell table:style-name="ce125" office:value-type="float" office:value="2114735360" calcext:value-type="float">
            <text:p>2,114,735,360.000000</text:p>
          </table:table-cell>
          <table:table-cell table:style-name="ce125" office:value-type="float" office:value="93152.765625" calcext:value-type="float">
            <text:p>93,152.765625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6]/[.$E$15]*[.$G$15]/1000000" office:value-type="float" office:value="0.0000000599235730695149" calcext:value-type="float">
            <text:p>0.000000</text:p>
          </table:table-cell>
          <table:table-cell table:style-name="ce158" table:formula="of:=[.C16]/[.$E$15]*[.$G$15]/1000000" office:value-type="float" office:value="0.00153631150995353" calcext:value-type="float">
            <text:p>0.001536</text:p>
          </table:table-cell>
          <table:table-cell table:style-name="ce158" table:formula="of:=[.D16]/[.$E$15]*[.$G$15]/1000000" office:value-type="float" office:value="0.000000067673557987743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5]" office:value-type="float" office:value="57333.769531" calcext:value-type="float">
            <text:p>57,333.769531</text:p>
          </table:table-cell>
          <table:table-cell table:style-name="ce126" table:formula="of:=[.D16]" office:value-type="float" office:value="93152.765625" calcext:value-type="float">
            <text:p>93,152.765625</text:p>
          </table:table-cell>
          <table:table-cell table:style-name="ce125" office:value-type="float" office:value="2114415104" calcext:value-type="float">
            <text:p>2,114,415,10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7]/[.$E$15]*[.$G$15]/1000000" office:value-type="float" office:value="0.0000000416517980006246" calcext:value-type="float">
            <text:p>0.000000</text:p>
          </table:table-cell>
          <table:table-cell table:style-name="ce158" table:formula="of:=[.C17]/[.$E$15]*[.$G$15]/1000000" office:value-type="float" office:value="0.000000067673557987743" calcext:value-type="float">
            <text:p>0.000000</text:p>
          </table:table-cell>
          <table:table-cell table:style-name="ce158" table:formula="of:=[.D17]/[.$E$15]*[.$G$15]/1000000" office:value-type="float" office:value="0.00153607885059187" calcext:value-type="float">
            <text:p>0.001536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main_wheel_mount</text:p>
          </table:table-cell>
          <table:table-cell table:style-name="ce125" office:value-type="float" office:value="368153.78125" calcext:value-type="float">
            <text:p>368,153.781250</text:p>
          </table:table-cell>
          <table:table-cell table:style-name="ce125" office:value-type="float" office:value="-28.66765" calcext:value-type="float">
            <text:p>-28.667650</text:p>
          </table:table-cell>
          <table:table-cell table:style-name="ce125" office:value-type="float" office:value="0.256555" calcext:value-type="float">
            <text:p>0.256555</text:p>
          </table:table-cell>
          <table:table-cell table:style-name="ce125" office:value-type="float" office:value="10854.334961" calcext:value-type="float" table:number-columns-spanned="1" table:number-rows-spanned="3">
            <text:p>10,854.334961</text:p>
          </table:table-cell>
          <table:table-cell table:style-name="ce136" table:formula="of:=[.E18]*[.H18]" office:value-type="float" office:value="21708.669922" calcext:value-type="float" table:number-columns-spanned="1" table:number-rows-spanned="3">
            <text:p>21,708.669922</text:p>
          </table:table-cell>
          <table:table-cell table:style-name="ce142" table:formula="of:=([.F18]/[.$G$30])/[.H18]*[.$G$29]" office:value-type="float" office:value="0.00788544990020655" calcext:value-type="float" table:number-columns-spanned="1" table:number-rows-spanned="3">
            <text:p>0.007885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18]*[.H18]" office:value-type="float" office:value="0.0157708998004131" calcext:value-type="float" table:number-columns-spanned="1" table:number-rows-spanned="3">
            <text:p>0.016</text:p>
          </table:table-cell>
          <table:table-cell table:style-name="ce158" table:formula="of:=[.B18]/[.$E$18]*[.$G$18]/1000000" office:value-type="float" office:value="0.00000026745610929175" calcext:value-type="float">
            <text:p>0.000000</text:p>
          </table:table-cell>
          <table:table-cell table:style-name="ce158" table:formula="of:=[.C18]/[.$E$18]*[.$G$18]/1000000" office:value-type="float" office:value="-0.0000000000208264549273528" calcext:value-type="float">
            <text:p>0.000000</text:p>
          </table:table-cell>
          <table:table-cell table:style-name="ce158" table:formula="of:=[.D18]/[.$E$18]*[.$G$18]/1000000" office:value-type="float" office:value="0.00000000000018638190238429" calcext:value-type="float">
            <text:p>0.000000</text:p>
          </table:table-cell>
          <table:table-cell table:style-name="ce125" office:value-type="float" office:value="26.024458" calcext:value-type="float" table:number-columns-spanned="1" table:number-rows-spanned="3">
            <text:p>26.024458</text:p>
          </table:table-cell>
          <table:table-cell table:style-name="ce125" office:value-type="float" office:value="-0.000199" calcext:value-type="float" table:number-columns-spanned="1" table:number-rows-spanned="3">
            <text:p>-0.000199</text:p>
          </table:table-cell>
          <table:table-cell table:style-name="ce125" office:value-type="float" office:value="0.000292" calcext:value-type="float" table:number-columns-spanned="1" table:number-rows-spanned="3">
            <text:p>0.000292</text:p>
          </table:table-cell>
          <table:table-cell table:style-name="ce163" table:formula="of:=[.M18]/1000" office:value-type="float" office:value="0.026024458" calcext:value-type="float" table:number-columns-spanned="1" table:number-rows-spanned="3">
            <text:p>0.026</text:p>
          </table:table-cell>
          <table:table-cell table:style-name="ce163" table:formula="of:=[.N18]/1000" office:value-type="float" office:value="-0.000000199" calcext:value-type="float" table:number-columns-spanned="1" table:number-rows-spanned="3">
            <text:p>0.000</text:p>
          </table:table-cell>
          <table:table-cell table:style-name="ce163" table:formula="of:=[.O18]/1000" office:value-type="float" office:value="0.000000292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18]" office:value-type="float" office:value="-28.66765" calcext:value-type="float">
            <text:p>-28.667650</text:p>
          </table:table-cell>
          <table:table-cell table:style-name="ce125" office:value-type="float" office:value="2530868.75" calcext:value-type="float">
            <text:p>2,530,868.750000</text:p>
          </table:table-cell>
          <table:table-cell table:style-name="ce125" office:value-type="float" office:value="-0.014583" calcext:value-type="float">
            <text:p>-0.014583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19]/[.$E$18]*[.$G$18]/1000000" office:value-type="float" office:value="-0.0000000000208264549273528" calcext:value-type="float">
            <text:p>0.000000</text:p>
          </table:table-cell>
          <table:table-cell table:style-name="ce158" table:formula="of:=[.C19]/[.$E$18]*[.$G$18]/1000000" office:value-type="float" office:value="0.00000183862381286644" calcext:value-type="float">
            <text:p>0.000002</text:p>
          </table:table-cell>
          <table:table-cell table:style-name="ce158" table:formula="of:=[.D19]/[.$E$18]*[.$G$18]/1000000" office:value-type="float" office:value="-0.000000000000010594247948666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18]" office:value-type="float" office:value="0.256555" calcext:value-type="float">
            <text:p>0.256555</text:p>
          </table:table-cell>
          <table:table-cell table:style-name="ce126" table:formula="of:=[.D19]" office:value-type="float" office:value="-0.014583" calcext:value-type="float">
            <text:p>-0.014583</text:p>
          </table:table-cell>
          <table:table-cell table:style-name="ce125" office:value-type="float" office:value="2530886.75" calcext:value-type="float">
            <text:p>2,530,886.75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0]/[.$E$18]*[.$G$18]/1000000" office:value-type="float" office:value="0.00000000000018638190238429" calcext:value-type="float">
            <text:p>0.000000</text:p>
          </table:table-cell>
          <table:table-cell table:style-name="ce158" table:formula="of:=[.C20]/[.$E$18]*[.$G$18]/1000000" office:value-type="float" office:value="-0.0000000000000105942479486664" calcext:value-type="float">
            <text:p>0.000000</text:p>
          </table:table-cell>
          <table:table-cell table:style-name="ce158" table:formula="of:=[.D20]/[.$E$18]*[.$G$18]/1000000" office:value-type="float" office:value="0.00000183863688949424" calcext:value-type="float">
            <text:p>0.000002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sick_tim5_lidar</text:p>
          </table:table-cell>
          <table:table-cell table:style-name="ce125" office:value-type="float" office:value="191794704" calcext:value-type="float">
            <text:p>191,794,704.000000</text:p>
          </table:table-cell>
          <table:table-cell table:style-name="ce125" office:value-type="float" office:value="47069.335938" calcext:value-type="float">
            <text:p>47,069.335938</text:p>
          </table:table-cell>
          <table:table-cell table:style-name="ce125" office:value-type="float" office:value="2966701" calcext:value-type="float">
            <text:p>2,966,701.000000</text:p>
          </table:table-cell>
          <table:table-cell table:style-name="ce125" office:value-type="float" office:value="247893.609375" calcext:value-type="float" table:number-columns-spanned="1" table:number-rows-spanned="3">
            <text:p>247,893.609375</text:p>
          </table:table-cell>
          <table:table-cell table:style-name="ce136" table:formula="of:=[.E21]*[.H21]" office:value-type="float" office:value="247893.609375" calcext:value-type="float" table:number-columns-spanned="1" table:number-rows-spanned="3">
            <text:p>247,893.609375</text:p>
          </table:table-cell>
          <table:table-cell table:style-name="ce142" table:formula="of:=([.F21]/[.$G$30])/[.H21]*[.$G$29]" office:value-type="float" office:value="0.180089581197874" calcext:value-type="float" table:number-columns-spanned="1" table:number-rows-spanned="3">
            <text:p>0.180090</text:p>
          </table:table-cell>
          <table:table-cell table:style-name="ce148" office:value-type="float" office:value="1" calcext:value-type="float" table:number-columns-spanned="1" table:number-rows-spanned="3">
            <text:p>1</text:p>
          </table:table-cell>
          <table:table-cell table:style-name="ce152" table:formula="of:=[.G21]*[.H21]" office:value-type="float" office:value="0.180089581197874" calcext:value-type="float" table:number-columns-spanned="1" table:number-rows-spanned="3">
            <text:p>0.180</text:p>
          </table:table-cell>
          <table:table-cell table:style-name="ce158" table:formula="of:=[.B21]/[.$E$21]*[.$G$21]/1000000" office:value-type="float" office:value="0.000139334886471719" calcext:value-type="float">
            <text:p>0.000139</text:p>
          </table:table-cell>
          <table:table-cell table:style-name="ce158" table:formula="of:=[.C21]/[.$E$21]*[.$G$21]/1000000" office:value-type="float" office:value="0.0000000341948992461253" calcext:value-type="float">
            <text:p>0.000000</text:p>
          </table:table-cell>
          <table:table-cell table:style-name="ce158" table:formula="of:=[.D21]/[.$E$21]*[.$G$21]/1000000" office:value-type="float" office:value="0.00000215524693023085" calcext:value-type="float">
            <text:p>0.000002</text:p>
          </table:table-cell>
          <table:table-cell table:style-name="ce125" office:value-type="float" office:value="-2.344027" calcext:value-type="float" table:number-columns-spanned="1" table:number-rows-spanned="3">
            <text:p>-2.344027</text:p>
          </table:table-cell>
          <table:table-cell table:style-name="ce125" office:value-type="float" office:value="-0.006332" calcext:value-type="float" table:number-columns-spanned="1" table:number-rows-spanned="3">
            <text:p>-0.006332</text:p>
          </table:table-cell>
          <table:table-cell table:style-name="ce125" office:value-type="float" office:value="36.350113" calcext:value-type="float" table:number-columns-spanned="1" table:number-rows-spanned="3">
            <text:p>36.350113</text:p>
          </table:table-cell>
          <table:table-cell table:style-name="ce163" table:formula="of:=[.M21]/1000" office:value-type="float" office:value="-0.002344027" calcext:value-type="float" table:number-columns-spanned="1" table:number-rows-spanned="3">
            <text:p>-0.002</text:p>
          </table:table-cell>
          <table:table-cell table:style-name="ce163" table:formula="of:=[.N21]/1000" office:value-type="float" office:value="-0.000006332" calcext:value-type="float" table:number-columns-spanned="1" table:number-rows-spanned="3">
            <text:p>0.000</text:p>
          </table:table-cell>
          <table:table-cell table:style-name="ce163" table:formula="of:=[.O21]/1000" office:value-type="float" office:value="0.036350113" calcext:value-type="float" table:number-columns-spanned="1" table:number-rows-spanned="3">
            <text:p>0.036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21]" office:value-type="float" office:value="47069.335938" calcext:value-type="float">
            <text:p>47,069.335938</text:p>
          </table:table-cell>
          <table:table-cell table:style-name="ce125" office:value-type="float" office:value="177588720" calcext:value-type="float">
            <text:p>177,588,720.000000</text:p>
          </table:table-cell>
          <table:table-cell table:style-name="ce125" office:value-type="float" office:value="-54213.988281" calcext:value-type="float">
            <text:p>-54,213.988281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2]/[.$E$21]*[.$G$21]/1000000" office:value-type="float" office:value="0.0000000341948992461253" calcext:value-type="float">
            <text:p>0.000000</text:p>
          </table:table-cell>
          <table:table-cell table:style-name="ce158" table:formula="of:=[.C22]/[.$E$21]*[.$G$21]/1000000" office:value-type="float" office:value="0.000129014532851011" calcext:value-type="float">
            <text:p>0.000129</text:p>
          </table:table-cell>
          <table:table-cell table:style-name="ce158" table:formula="of:=[.D22]/[.$E$21]*[.$G$21]/1000000" office:value-type="float" office:value="-0.0000000393853414342047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21]" office:value-type="float" office:value="2966701" calcext:value-type="float">
            <text:p>2,966,701.000000</text:p>
          </table:table-cell>
          <table:table-cell table:style-name="ce126" table:formula="of:=[.D22]" office:value-type="float" office:value="-54213.988281" calcext:value-type="float">
            <text:p>-54,213.988281</text:p>
          </table:table-cell>
          <table:table-cell table:style-name="ce125" office:value-type="float" office:value="129916384" calcext:value-type="float">
            <text:p>129,916,384.000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3]/[.$E$21]*[.$G$21]/1000000" office:value-type="float" office:value="0.00000215524693023085" calcext:value-type="float">
            <text:p>0.000002</text:p>
          </table:table-cell>
          <table:table-cell table:style-name="ce158" table:formula="of:=[.C23]/[.$E$21]*[.$G$21]/1000000" office:value-type="float" office:value="-0.0000000393853414342047" calcext:value-type="float">
            <text:p>0.000000</text:p>
          </table:table-cell>
          <table:table-cell table:style-name="ce158" table:formula="of:=[.D23]/[.$E$21]*[.$G$21]/1000000" office:value-type="float" office:value="0.0000943815665288455" calcext:value-type="float">
            <text:p>0.000094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style-name="ce120" office:value-type="string" calcext:value-type="string" table:number-columns-spanned="1" table:number-rows-spanned="3">
            <text:p>sonar_sensor</text:p>
          </table:table-cell>
          <table:table-cell table:style-name="ce125" office:value-type="float" office:value="1886070" calcext:value-type="float">
            <text:p>1,886,070.000000</text:p>
          </table:table-cell>
          <table:table-cell table:style-name="ce125" office:value-type="float" office:value="163196.65625" calcext:value-type="float">
            <text:p>163,196.656250</text:p>
          </table:table-cell>
          <table:table-cell table:style-name="ce125" office:value-type="float" office:value="-302.145721" calcext:value-type="float">
            <text:p>-302.145721</text:p>
          </table:table-cell>
          <table:table-cell table:style-name="ce125" office:value-type="float" office:value="12787.345703" calcext:value-type="float" table:number-columns-spanned="1" table:number-rows-spanned="3">
            <text:p>12,787.345703</text:p>
          </table:table-cell>
          <table:table-cell table:style-name="ce136" table:formula="of:=[.E24]*[.H24]" office:value-type="float" office:value="25574.691406" calcext:value-type="float" table:number-columns-spanned="1" table:number-rows-spanned="3">
            <text:p>25,574.691406</text:p>
          </table:table-cell>
          <table:table-cell table:style-name="ce142" table:formula="of:=([.F24]/[.$G$30])/[.H24]*[.$G$29]" office:value-type="float" office:value="0.00928974223293531" calcext:value-type="float" table:number-columns-spanned="1" table:number-rows-spanned="3">
            <text:p>0.009290</text:p>
          </table:table-cell>
          <table:table-cell table:style-name="ce148" office:value-type="float" office:value="2" calcext:value-type="float" table:number-columns-spanned="1" table:number-rows-spanned="3">
            <text:p>2</text:p>
          </table:table-cell>
          <table:table-cell table:style-name="ce152" table:formula="of:=[.G24]*[.H24]" office:value-type="float" office:value="0.0185794844658706" calcext:value-type="float" table:number-columns-spanned="1" table:number-rows-spanned="3">
            <text:p>0.019</text:p>
          </table:table-cell>
          <table:table-cell table:style-name="ce158" table:formula="of:=[.B24]/[.$E$24]*[.$G$24]/1000000" office:value-type="float" office:value="0.0000013701908543195" calcext:value-type="float">
            <text:p>0.000001</text:p>
          </table:table-cell>
          <table:table-cell table:style-name="ce158" table:formula="of:=[.C24]/[.$E$24]*[.$G$24]/1000000" office:value-type="float" office:value="0.000000118558996139736" calcext:value-type="float">
            <text:p>0.000000</text:p>
          </table:table-cell>
          <table:table-cell table:style-name="ce158" table:formula="of:=[.D24]/[.$E$24]*[.$G$24]/1000000" office:value-type="float" office:value="-0.00000000021950261845317" calcext:value-type="float">
            <text:p>0.000000</text:p>
          </table:table-cell>
          <table:table-cell table:style-name="ce159" office:value-type="float" office:value="4.252875" calcext:value-type="float" table:number-columns-spanned="1" table:number-rows-spanned="3">
            <text:p>4.252875</text:p>
          </table:table-cell>
          <table:table-cell table:style-name="ce125" office:value-type="float" office:value="1.937677" calcext:value-type="float" table:number-columns-spanned="1" table:number-rows-spanned="3">
            <text:p>1.937677</text:p>
          </table:table-cell>
          <table:table-cell table:style-name="ce125" office:value-type="float" office:value="0.005005" calcext:value-type="float" table:number-columns-spanned="1" table:number-rows-spanned="3">
            <text:p>0.005005</text:p>
          </table:table-cell>
          <table:table-cell table:style-name="ce163" table:formula="of:=[.M24]/1000" office:value-type="float" office:value="0.004252875" calcext:value-type="float" table:number-columns-spanned="1" table:number-rows-spanned="3">
            <text:p>0.004</text:p>
          </table:table-cell>
          <table:table-cell table:style-name="ce163" table:formula="of:=[.N24]/1000" office:value-type="float" office:value="0.001937677" calcext:value-type="float" table:number-columns-spanned="1" table:number-rows-spanned="3">
            <text:p>0.002</text:p>
          </table:table-cell>
          <table:table-cell table:style-name="ce163" table:formula="of:=[.O24]/1000" office:value-type="float" office:value="0.000005005" calcext:value-type="float" table:number-columns-spanned="1" table:number-rows-spanned="3">
            <text:p>0.000</text:p>
          </table:table-cell>
          <table:table-cell table:number-columns-repeated="2"/>
        </table:table-row>
        <table:table-row table:style-name="ro6">
          <table:covered-table-cell table:style-name="ce121"/>
          <table:table-cell table:style-name="ce126" table:formula="of:=[.C24]" office:value-type="float" office:value="163196.65625" calcext:value-type="float">
            <text:p>163,196.656250</text:p>
          </table:table-cell>
          <table:table-cell table:style-name="ce125" office:value-type="float" office:value="765160" calcext:value-type="float">
            <text:p>765,160.000000</text:p>
          </table:table-cell>
          <table:table-cell table:style-name="ce125" office:value-type="float" office:value="99.260048" calcext:value-type="float">
            <text:p>99.260048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5]/[.$E$24]*[.$G$24]/1000000" office:value-type="float" office:value="0.000000118558996139736" calcext:value-type="float">
            <text:p>0.000000</text:p>
          </table:table-cell>
          <table:table-cell table:style-name="ce158" table:formula="of:=[.C25]/[.$E$24]*[.$G$24]/1000000" office:value-type="float" office:value="0.000000555872917808515" calcext:value-type="float">
            <text:p>0.000001</text:p>
          </table:table-cell>
          <table:table-cell table:style-name="ce158" table:formula="of:=[.D25]/[.$E$24]*[.$G$24]/1000000" office:value-type="float" office:value="0.0000000000721103723450954" calcext:value-type="float">
            <text:p>0.000000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covered-table-cell table:style-name="ce121"/>
          <table:table-cell table:style-name="ce126" table:formula="of:=[.D24]" office:value-type="float" office:value="-302.145721" calcext:value-type="float">
            <text:p>-302.145721</text:p>
          </table:table-cell>
          <table:table-cell table:style-name="ce126" table:formula="of:=[.D25]" office:value-type="float" office:value="99.260048" calcext:value-type="float">
            <text:p>99.260048</text:p>
          </table:table-cell>
          <table:table-cell table:style-name="ce125" office:value-type="float" office:value="1776860.875" calcext:value-type="float">
            <text:p>1,776,860.875000</text:p>
          </table:table-cell>
          <table:covered-table-cell table:style-name="ce132"/>
          <table:covered-table-cell table:style-name="ce137"/>
          <table:covered-table-cell table:style-name="ce143"/>
          <table:covered-table-cell table:style-name="ce137"/>
          <table:covered-table-cell table:style-name="ce153"/>
          <table:table-cell table:style-name="ce158" table:formula="of:=[.B26]/[.$E$24]*[.$G$24]/1000000" office:value-type="float" office:value="-0.00000000021950261845317" calcext:value-type="float">
            <text:p>0.000000</text:p>
          </table:table-cell>
          <table:table-cell table:style-name="ce158" table:formula="of:=[.C26]/[.$E$24]*[.$G$24]/1000000" office:value-type="float" office:value="0.0000000000721103723450954" calcext:value-type="float">
            <text:p>0.000000</text:p>
          </table:table-cell>
          <table:table-cell table:style-name="ce158" table:formula="of:=[.D26]/[.$E$24]*[.$G$24]/1000000" office:value-type="float" office:value="0.00000129085268326368" calcext:value-type="float">
            <text:p>0.000001</text:p>
          </table:table-cell>
          <table:covered-table-cell table:number-columns-repeated="3" table:style-name="ce125"/>
          <table:covered-table-cell table:number-columns-repeated="3" table:style-name="ce161"/>
          <table:table-cell table:number-columns-repeated="2"/>
        </table:table-row>
        <table:table-row table:style-name="ro6">
          <table:table-cell table:number-columns-repeated="20"/>
        </table:table-row>
        <table:table-row table:style-name="ro6">
          <table:table-cell table:number-columns-repeated="4"/>
          <table:table-cell table:style-name="ce134"/>
          <table:table-cell table:number-columns-repeated="15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APPROX.)</text:p>
          </table:table-cell>
          <table:covered-table-cell table:style-name="ce56"/>
          <table:table-cell table:style-name="ce56"/>
          <table:table-cell table:style-name="ce27" office:value-type="float" office:value="35" calcext:value-type="float">
            <text:p>35.0000</text:p>
          </table:table-cell>
          <table:table-cell table:style-name="ce52"/>
          <table:table-cell table:style-name="ce2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VOLUME</text:p>
          </table:table-cell>
          <table:covered-table-cell table:style-name="ce56"/>
          <table:table-cell table:style-name="ce56"/>
          <table:table-cell table:style-name="ce47" table:formula="of:=SUM([.F3];[.F6];[.F9];[.F12];[.F15];[.F18];[.F21];[.F24])" office:value-type="float" office:value="48177558.470703" calcext:value-type="float">
            <text:p>48177558.4707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>
          <table:table-cell table:number-columns-repeated="3"/>
          <table:table-cell table:style-name="ce20" office:value-type="string" calcext:value-type="string" table:number-columns-spanned="2" table:number-rows-spanned="1">
            <text:p>TOTAL MASS (BY VOLUME)</text:p>
          </table:table-cell>
          <table:covered-table-cell table:style-name="ce56"/>
          <table:table-cell table:style-name="ce56"/>
          <table:table-cell table:style-name="ce47" table:formula="of:=SUM([.I3];[.I6];[.I9];[.I12];[.I15];[.I18];[.I21];[.I24])" office:value-type="float" office:value="35" calcext:value-type="float">
            <text:p>35.0000</text:p>
          </table:table-cell>
          <table:table-cell table:style-name="ce53"/>
          <table:table-cell table:style-name="ce47"/>
          <table:table-cell table:number-columns-repeated="11"/>
        </table:table-row>
        <table:table-row table:style-name="ro6" table:number-rows-repeated="1048544">
          <table:table-cell table:number-columns-repeated="20"/>
        </table:table-row>
        <table:table-row table:style-name="ro6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1:36:44.359292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6T13:29:02.859006377</meta:creation-date>
    <dc:date>2022-10-21T12:09:50.520994647</dc:date>
    <meta:editing-duration>PT12H37M6S</meta:editing-duration>
    <meta:editing-cycles>75</meta:editing-cycles>
    <meta:generator>LibreOffice/6.4.7.2$Linux_X86_64 LibreOffice_project/40$Build-2</meta:generator>
    <meta:document-statistic meta:table-count="5" meta:cell-count="1673" meta:object-count="0"/>
    <meta:user-defined meta:name="qrichtext">1</meta:user-defined>
  </office:meta>
</office:document-meta>
</file>